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to" svg:font-family="Lto"/>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Lato" fo:font-size="12pt" fo:font-weight="bold" officeooo:rsid="00153990" officeooo:paragraph-rsid="00153990" style:font-size-asian="10.5pt" style:font-weight-asian="bold" style:font-size-complex="12pt" style:font-weight-complex="bold"/>
    </style:style>
    <style:style style:name="P2" style:family="paragraph" style:parent-style-name="Heading_20_3">
      <style:text-properties style:font-name="Lato" fo:font-size="12pt" style:font-size-asian="12pt" style:font-size-complex="12pt"/>
    </style:style>
    <style:style style:name="P3" style:family="paragraph" style:parent-style-name="Heading_20_3">
      <style:text-properties style:font-name="Lato" fo:font-size="12pt" fo:font-weight="bold" officeooo:rsid="00319e98" officeooo:paragraph-rsid="00319e98" style:font-size-asian="12pt" style:font-weight-asian="bold" style:font-size-complex="12pt" style:font-weight-complex="bold"/>
    </style:style>
    <style:style style:name="P4" style:family="paragraph" style:parent-style-name="Heading_20_3">
      <style:text-properties style:font-name="Lato" fo:font-size="14pt" officeooo:rsid="00319e98" officeooo:paragraph-rsid="00319e98" style:font-size-asian="14pt" style:font-size-complex="14pt"/>
    </style:style>
    <style:style style:name="P5" style:family="paragraph" style:parent-style-name="Heading_20_4">
      <style:text-properties style:font-name="Lato"/>
    </style:style>
    <style:style style:name="P6" style:family="paragraph" style:parent-style-name="Heading_20_4">
      <style:text-properties style:font-name="Lato" fo:font-size="12pt" style:font-size-asian="12pt" style:font-size-complex="12pt"/>
    </style:style>
    <style:style style:name="P7" style:family="paragraph" style:parent-style-name="Standard">
      <style:text-properties style:font-name="Lato Black" fo:font-size="24pt" officeooo:rsid="000f0b40" officeooo:paragraph-rsid="000f0b40" style:font-size-asian="24pt" style:font-size-complex="24pt"/>
    </style:style>
    <style:style style:name="P8" style:family="paragraph" style:parent-style-name="Standard">
      <style:text-properties style:font-name="Lato" fo:font-size="18pt" officeooo:rsid="000f0b40" officeooo:paragraph-rsid="000f0b40" style:font-size-asian="18pt" style:font-size-complex="18pt"/>
    </style:style>
    <style:style style:name="P9" style:family="paragraph" style:parent-style-name="Standard">
      <style:text-properties style:font-name="Lato" fo:font-size="14pt" officeooo:rsid="000f0b40" officeooo:paragraph-rsid="000f0b40" style:font-size-asian="12.25pt" style:font-size-complex="14pt"/>
    </style:style>
    <style:style style:name="P10" style:family="paragraph" style:parent-style-name="Standard">
      <style:text-properties style:font-name="Lato" fo:font-size="14pt" fo:font-weight="bold" officeooo:rsid="000f0b40" officeooo:paragraph-rsid="000f0b40" style:font-size-asian="12.25pt" style:font-weight-asian="bold" style:font-size-complex="14pt" style:font-weight-complex="bold"/>
    </style:style>
    <style:style style:name="P11" style:family="paragraph" style:parent-style-name="Standard">
      <style:text-properties style:font-name="Lato" fo:font-size="12pt" officeooo:rsid="000f0b40" officeooo:paragraph-rsid="000f0b40" style:font-size-asian="10.5pt" style:font-size-complex="12pt"/>
    </style:style>
    <style:style style:name="P12" style:family="paragraph" style:parent-style-name="Standard">
      <style:text-properties style:font-name="Lato" fo:font-size="12pt" officeooo:rsid="000f0b40" officeooo:paragraph-rsid="000f0b40" style:font-size-asian="12pt" style:font-size-complex="12pt"/>
    </style:style>
    <style:style style:name="P13" style:family="paragraph" style:parent-style-name="Text_20_body">
      <style:text-properties style:font-name="Lato" fo:font-size="12pt" officeooo:rsid="000f0b40" officeooo:paragraph-rsid="000f0b40" style:font-size-asian="10.5pt" style:font-size-complex="12pt"/>
    </style:style>
    <style:style style:name="P14" style:family="paragraph" style:parent-style-name="Text_20_body">
      <style:text-properties style:font-name="Lato" fo:font-size="12pt" officeooo:rsid="00105026" officeooo:paragraph-rsid="00105026" style:font-size-asian="10.5pt" style:font-size-complex="12pt"/>
    </style:style>
    <style:style style:name="P15" style:family="paragraph" style:parent-style-name="Text_20_body">
      <style:text-properties style:font-name="Lato" fo:font-size="12pt" fo:font-weight="bold" officeooo:rsid="00153990" officeooo:paragraph-rsid="00153990" style:font-size-asian="10.5pt" style:font-weight-asian="bold" style:font-size-complex="12pt" style:font-weight-complex="bold"/>
    </style:style>
    <style:style style:name="P16" style:family="paragraph" style:parent-style-name="Text_20_body">
      <style:text-properties style:font-name="Lato" fo:font-size="12pt" fo:font-weight="bold" officeooo:rsid="0016fbc8" officeooo:paragraph-rsid="0016fbc8" style:font-size-asian="10.5pt" style:font-weight-asian="bold" style:font-size-complex="12pt" style:font-weight-complex="bold"/>
    </style:style>
    <style:style style:name="P17" style:family="paragraph" style:parent-style-name="Text_20_body">
      <style:text-properties style:font-name="Lato" fo:font-size="12pt" fo:font-weight="bold" officeooo:rsid="0017368b" officeooo:paragraph-rsid="0017368b" style:font-size-asian="10.5pt" style:font-weight-asian="bold" style:font-size-complex="12pt" style:font-weight-complex="bold"/>
    </style:style>
    <style:style style:name="P18" style:family="paragraph" style:parent-style-name="Text_20_body">
      <style:text-properties style:font-name="Lato" fo:font-size="12pt" fo:font-weight="bold" officeooo:rsid="00189887" officeooo:paragraph-rsid="00189887" style:font-size-asian="10.5pt" style:font-weight-asian="bold" style:font-size-complex="12pt" style:font-weight-complex="bold"/>
    </style:style>
    <style:style style:name="P19" style:family="paragraph" style:parent-style-name="Text_20_body">
      <style:text-properties style:font-name="Lato" fo:font-size="12pt" fo:font-weight="bold" officeooo:rsid="001c03f2" officeooo:paragraph-rsid="001c03f2" style:font-size-asian="10.5pt" style:font-weight-asian="bold" style:font-size-complex="12pt" style:font-weight-complex="bold"/>
    </style:style>
    <style:style style:name="P20" style:family="paragraph" style:parent-style-name="Text_20_body">
      <style:text-properties style:font-name="Lato" fo:font-size="12pt" fo:font-weight="bold" officeooo:rsid="001c03f2" style:font-size-asian="10.5pt" style:font-weight-asian="bold" style:font-size-complex="12pt" style:font-weight-complex="bold"/>
    </style:style>
    <style:style style:name="P21" style:family="paragraph" style:parent-style-name="Text_20_body">
      <style:text-properties style:font-name="Lato" fo:font-size="12pt" fo:font-weight="bold" officeooo:rsid="001fa378" officeooo:paragraph-rsid="001fa378" style:font-size-asian="10.5pt" style:font-weight-asian="bold" style:font-size-complex="12pt" style:font-weight-complex="bold"/>
    </style:style>
    <style:style style:name="P22" style:family="paragraph" style:parent-style-name="Text_20_body">
      <style:text-properties style:font-name="Lato" fo:font-size="12pt" fo:font-weight="bold" officeooo:rsid="0020f709" officeooo:paragraph-rsid="0020f709" style:font-size-asian="10.5pt" style:font-weight-asian="bold" style:font-size-complex="12pt" style:font-weight-complex="bold"/>
    </style:style>
    <style:style style:name="P23" style:family="paragraph" style:parent-style-name="Text_20_body">
      <style:text-properties style:font-name="Lato" fo:font-size="12pt" fo:font-weight="bold" officeooo:rsid="001bc58b" officeooo:paragraph-rsid="001bc58b" style:font-size-asian="10.5pt" style:font-weight-asian="bold" style:font-size-complex="12pt" style:font-weight-complex="bold"/>
    </style:style>
    <style:style style:name="P24" style:family="paragraph" style:parent-style-name="Text_20_body">
      <style:text-properties style:font-name="Lato" fo:font-size="12pt" fo:font-weight="bold" officeooo:rsid="001bc58b" officeooo:paragraph-rsid="001bc58b" style:font-size-asian="12pt" style:font-weight-asian="bold" style:font-size-complex="12pt" style:font-weight-complex="bold"/>
    </style:style>
    <style:style style:name="P25" style:family="paragraph" style:parent-style-name="Text_20_body">
      <style:text-properties style:font-name="Lato" fo:font-size="12pt" fo:font-weight="bold" style:font-size-asian="12pt" style:font-weight-asian="bold" style:font-size-complex="12pt" style:font-weight-complex="bold"/>
    </style:style>
    <style:style style:name="P26" style:family="paragraph" style:parent-style-name="Text_20_body">
      <style:text-properties style:font-name="Lato" fo:font-size="12pt" fo:font-weight="bold" officeooo:paragraph-rsid="001bc58b" style:font-size-asian="12pt" style:font-weight-asian="bold" style:font-size-complex="12pt" style:font-weight-complex="bold"/>
    </style:style>
    <style:style style:name="P27" style:family="paragraph" style:parent-style-name="Text_20_body">
      <style:text-properties style:font-name="Lato" fo:font-size="12pt" fo:font-weight="bold" officeooo:rsid="00319e98" officeooo:paragraph-rsid="00319e98" style:font-size-asian="12pt" style:font-weight-asian="bold" style:font-size-complex="12pt" style:font-weight-complex="bold"/>
    </style:style>
    <style:style style:name="P28" style:family="paragraph" style:parent-style-name="Text_20_body">
      <style:text-properties style:font-name="Lato" fo:font-size="12pt" fo:font-weight="bold" officeooo:paragraph-rsid="0033b67e" style:font-size-asian="12pt" style:font-weight-asian="bold" style:font-size-complex="12pt" style:font-weight-complex="bold"/>
    </style:style>
    <style:style style:name="P29" style:family="paragraph" style:parent-style-name="Text_20_body">
      <style:text-properties style:font-name="Lato" fo:font-size="12pt" fo:font-weight="bold" officeooo:paragraph-rsid="00346e67" style:font-size-asian="12pt" style:font-weight-asian="bold" style:font-size-complex="12pt" style:font-weight-complex="bold"/>
    </style:style>
    <style:style style:name="P30" style:family="paragraph" style:parent-style-name="Text_20_body">
      <style:text-properties style:font-name="Lato" fo:font-size="12pt" fo:font-weight="normal" officeooo:rsid="0010d78b" officeooo:paragraph-rsid="0010d78b" style:font-size-asian="10.5pt" style:font-weight-asian="normal" style:font-size-complex="12pt" style:font-weight-complex="normal"/>
    </style:style>
    <style:style style:name="P31" style:family="paragraph" style:parent-style-name="Text_20_body">
      <style:text-properties style:font-name="Lato" fo:font-size="12pt" fo:font-weight="normal" officeooo:rsid="00153990" officeooo:paragraph-rsid="00153990" style:font-size-asian="10.5pt" style:font-weight-asian="normal" style:font-size-complex="12pt" style:font-weight-complex="normal"/>
    </style:style>
    <style:style style:name="P32" style:family="paragraph" style:parent-style-name="Text_20_body">
      <style:text-properties style:font-name="Lato" fo:font-size="12pt" fo:font-weight="normal" officeooo:rsid="0017368b" officeooo:paragraph-rsid="0017368b" style:font-size-asian="10.5pt" style:font-weight-asian="normal" style:font-size-complex="12pt" style:font-weight-complex="normal"/>
    </style:style>
    <style:style style:name="P33" style:family="paragraph" style:parent-style-name="Text_20_body">
      <style:text-properties style:font-name="Lato" fo:font-size="12pt" fo:font-weight="normal" officeooo:rsid="00189887" officeooo:paragraph-rsid="00189887" style:font-size-asian="12pt" style:font-weight-asian="normal" style:font-size-complex="12pt" style:font-weight-complex="normal"/>
    </style:style>
    <style:style style:name="P34" style:family="paragraph" style:parent-style-name="Text_20_body">
      <style:text-properties style:font-name="Lato" fo:font-size="12pt" fo:font-weight="normal" officeooo:rsid="001bc58b" officeooo:paragraph-rsid="001bc58b" style:font-size-asian="12pt" style:font-weight-asian="normal" style:font-size-complex="12pt" style:font-weight-complex="normal"/>
    </style:style>
    <style:style style:name="P35" style:family="paragraph" style:parent-style-name="Text_20_body">
      <style:text-properties style:font-name="Lato" fo:font-size="12pt" fo:font-weight="normal" style:font-size-asian="12pt" style:font-weight-asian="normal" style:font-size-complex="12pt" style:font-weight-complex="normal"/>
    </style:style>
    <style:style style:name="P36" style:family="paragraph" style:parent-style-name="Text_20_body">
      <style:text-properties style:font-name="Lato" fo:font-size="12pt" fo:font-weight="normal" officeooo:paragraph-rsid="001bc58b" style:font-size-asian="12pt" style:font-weight-asian="normal" style:font-size-complex="12pt" style:font-weight-complex="normal"/>
    </style:style>
    <style:style style:name="P37" style:family="paragraph" style:parent-style-name="Text_20_body">
      <style:text-properties style:font-name="Lato" fo:font-size="12pt" fo:font-weight="normal" officeooo:rsid="00319e98" officeooo:paragraph-rsid="00319e98" style:font-size-asian="12pt" style:font-weight-asian="normal" style:font-size-complex="12pt" style:font-weight-complex="normal"/>
    </style:style>
    <style:style style:name="P38" style:family="paragraph" style:parent-style-name="Text_20_body">
      <style:text-properties style:font-name="Lato" fo:font-size="12pt" style:font-size-asian="12pt" style:font-size-complex="12pt"/>
    </style:style>
    <style:style style:name="P39" style:family="paragraph" style:parent-style-name="Text_20_body">
      <style:text-properties style:font-name="Lato" fo:font-size="12pt" officeooo:paragraph-rsid="00346e67" style:font-size-asian="12pt" style:font-size-complex="12pt"/>
    </style:style>
    <style:style style:name="P40" style:family="paragraph" style:parent-style-name="Text_20_body">
      <style:text-properties style:font-name="Lato"/>
    </style:style>
    <style:style style:name="P41" style:family="paragraph" style:parent-style-name="Text_20_body">
      <style:text-properties style:font-name="Lato" fo:font-size="14pt" officeooo:rsid="00319e98" officeooo:paragraph-rsid="00319e98" style:font-size-asian="12.25pt" style:font-size-complex="14pt"/>
    </style:style>
    <style:style style:name="P42" style:family="paragraph" style:parent-style-name="Text_20_body">
      <style:text-properties style:font-name="Lato" fo:font-size="14pt" fo:font-weight="bold" officeooo:rsid="0011cc92" officeooo:paragraph-rsid="0011cc92" style:font-size-asian="12.25pt" style:font-weight-asian="bold" style:font-size-complex="14pt" style:font-weight-complex="bold"/>
    </style:style>
    <style:style style:name="P43" style:family="paragraph" style:parent-style-name="Text_20_body">
      <style:text-properties style:font-name="Lato" fo:font-size="14pt" fo:font-weight="bold" officeooo:rsid="00134b28" officeooo:paragraph-rsid="00134b28" style:font-size-asian="12.25pt" style:font-weight-asian="bold" style:font-size-complex="14pt" style:font-weight-complex="bold"/>
    </style:style>
    <style:style style:name="P44" style:family="paragraph" style:parent-style-name="Text_20_body">
      <style:text-properties style:font-name="Lato" fo:font-size="14pt" fo:font-weight="bold" officeooo:rsid="00153990" officeooo:paragraph-rsid="00153990" style:font-size-asian="12.25pt" style:font-weight-asian="bold" style:font-size-complex="14pt" style:font-weight-complex="bold"/>
    </style:style>
    <style:style style:name="P45" style:family="paragraph" style:parent-style-name="Text_20_body">
      <style:text-properties style:font-name="Lato" fo:font-size="14pt" fo:font-weight="bold" officeooo:rsid="0016fbc8" officeooo:paragraph-rsid="0016fbc8" style:font-size-asian="12.25pt" style:font-weight-asian="bold" style:font-size-complex="14pt" style:font-weight-complex="bold"/>
    </style:style>
    <style:style style:name="P46" style:family="paragraph" style:parent-style-name="Text_20_body">
      <style:text-properties style:font-name="Lato" fo:font-size="14pt" fo:font-weight="bold" officeooo:rsid="001bc58b" officeooo:paragraph-rsid="001bc58b" style:font-size-asian="12.25pt" style:font-weight-asian="bold" style:font-size-complex="14pt" style:font-weight-complex="bold"/>
    </style:style>
    <style:style style:name="P47" style:family="paragraph" style:parent-style-name="Text_20_body">
      <style:text-properties style:font-name="Lato" fo:font-size="14pt" fo:font-weight="bold" officeooo:rsid="001c03f2" officeooo:paragraph-rsid="001c03f2" style:font-size-asian="12.25pt" style:font-weight-asian="bold" style:font-size-complex="14pt" style:font-weight-complex="bold"/>
    </style:style>
    <style:style style:name="P48" style:family="paragraph" style:parent-style-name="Text_20_body">
      <style:text-properties style:font-name="Lato" fo:font-size="14pt" fo:font-weight="bold" officeooo:rsid="001dc600" officeooo:paragraph-rsid="001dc600" style:font-size-asian="12.25pt" style:font-weight-asian="bold" style:font-size-complex="14pt" style:font-weight-complex="bold"/>
    </style:style>
    <style:style style:name="P49" style:family="paragraph" style:parent-style-name="Text_20_body">
      <style:text-properties style:font-name="Lato" fo:font-size="14pt" fo:font-weight="bold" officeooo:rsid="001fa378" officeooo:paragraph-rsid="001fa378" style:font-size-asian="12.25pt" style:font-weight-asian="bold" style:font-size-complex="14pt" style:font-weight-complex="bold"/>
    </style:style>
    <style:style style:name="P50" style:family="paragraph" style:parent-style-name="Text_20_body">
      <style:text-properties style:font-name="Lato" fo:font-size="14pt" fo:font-weight="bold" officeooo:rsid="0020f709" officeooo:paragraph-rsid="0020f709" style:font-size-asian="12.25pt" style:font-weight-asian="bold" style:font-size-complex="14pt" style:font-weight-complex="bold"/>
    </style:style>
    <style:style style:name="P51" style:family="paragraph" style:parent-style-name="Text_20_body">
      <style:text-properties style:font-name="Lato" fo:font-size="14pt" fo:font-weight="bold" officeooo:rsid="0025a014" officeooo:paragraph-rsid="0025a014" style:font-size-asian="12.25pt" style:font-weight-asian="bold" style:font-size-complex="14pt" style:font-weight-complex="bold"/>
    </style:style>
    <style:style style:name="P52" style:family="paragraph" style:parent-style-name="Text_20_body">
      <style:text-properties style:font-name="Lato" fo:font-size="14pt" fo:font-weight="bold" officeooo:paragraph-rsid="00134b28" style:font-size-asian="14pt" style:font-weight-asian="bold" style:font-size-complex="14pt" style:font-weight-complex="bold"/>
    </style:style>
    <style:style style:name="P53" style:family="paragraph" style:parent-style-name="Text_20_body">
      <style:text-properties style:font-name="Lato" fo:font-size="14pt" fo:font-weight="bold" officeooo:rsid="00319e98" officeooo:paragraph-rsid="00319e98" style:font-size-asian="14pt" style:font-weight-asian="bold" style:font-size-complex="14pt" style:font-weight-complex="bold"/>
    </style:style>
    <style:style style:name="P54" style:family="paragraph" style:parent-style-name="Text_20_body">
      <style:text-properties style:font-name="Lato" fo:font-size="14pt" officeooo:rsid="00319e98" officeooo:paragraph-rsid="00319e98" style:font-size-asian="14pt" style:font-size-complex="14pt"/>
    </style:style>
    <style:style style:name="P55" style:family="paragraph" style:parent-style-name="Text_20_body">
      <style:text-properties style:font-name="Lato" fo:font-weight="bold" style:font-weight-asian="bold" style:font-weight-complex="bold"/>
    </style:style>
    <style:style style:name="P56" style:family="paragraph" style:parent-style-name="Text_20_body">
      <style:text-properties style:font-name="Lato" fo:font-weight="bold" officeooo:paragraph-rsid="0011cc92" style:font-weight-asian="bold" style:font-weight-complex="bold"/>
    </style:style>
    <style:style style:name="P57" style:family="paragraph" style:parent-style-name="Text_20_body">
      <style:text-properties style:font-name="Lato" fo:font-weight="bold" officeooo:paragraph-rsid="00153990" style:font-weight-asian="bold" style:font-weight-complex="bold"/>
    </style:style>
    <style:style style:name="P58" style:family="paragraph" style:parent-style-name="Text_20_body">
      <style:text-properties style:font-name="Lato" fo:font-weight="bold" officeooo:paragraph-rsid="0016fbc8" style:font-weight-asian="bold" style:font-weight-complex="bold"/>
    </style:style>
    <style:style style:name="P59" style:family="paragraph" style:parent-style-name="Text_20_body">
      <style:text-properties style:font-name="Lato" fo:font-weight="bold" officeooo:paragraph-rsid="0019cd00" style:font-weight-asian="bold" style:font-weight-complex="bold"/>
    </style:style>
    <style:style style:name="P60" style:family="paragraph" style:parent-style-name="Text_20_body">
      <style:text-properties style:font-name="Lato" fo:font-weight="bold" officeooo:paragraph-rsid="002676cc" style:font-weight-asian="bold" style:font-weight-complex="bold"/>
    </style:style>
    <style:style style:name="P61" style:family="paragraph" style:parent-style-name="Text_20_body">
      <style:text-properties style:font-name="Lato" fo:font-weight="bold" officeooo:paragraph-rsid="002bc2c0" style:font-weight-asian="bold" style:font-weight-complex="bold"/>
    </style:style>
    <style:style style:name="P62" style:family="paragraph" style:parent-style-name="Text_20_body">
      <style:text-properties style:font-name="Lato" fo:font-weight="bold" officeooo:paragraph-rsid="002cc318" style:font-weight-asian="bold" style:font-weight-complex="bold"/>
    </style:style>
    <style:style style:name="P63" style:family="paragraph" style:parent-style-name="Text_20_body">
      <style:text-properties style:font-name="Lato" fo:font-weight="bold" officeooo:rsid="002cc318" officeooo:paragraph-rsid="002cc318" style:font-weight-asian="bold" style:font-weight-complex="bold"/>
    </style:style>
    <style:style style:name="P64" style:family="paragraph" style:parent-style-name="Text_20_body">
      <style:text-properties style:font-name="Lato" fo:font-weight="bold" officeooo:paragraph-rsid="002d2b08" style:font-weight-asian="bold" style:font-weight-complex="bold"/>
    </style:style>
    <style:style style:name="P65" style:family="paragraph" style:parent-style-name="Text_20_body">
      <style:text-properties style:font-name="Lato" fo:font-weight="bold" officeooo:paragraph-rsid="0033b67e" style:font-weight-asian="bold" style:font-weight-complex="bold"/>
    </style:style>
    <style:style style:name="P66" style:family="paragraph" style:parent-style-name="Text_20_body">
      <style:text-properties style:font-name="Lato" fo:font-weight="normal" style:font-weight-asian="normal" style:font-weight-complex="normal"/>
    </style:style>
    <style:style style:name="P67" style:family="paragraph" style:parent-style-name="Text_20_body">
      <style:text-properties style:font-name="Lato" fo:font-weight="normal" officeooo:rsid="001293fc" officeooo:paragraph-rsid="0010d78b" style:font-weight-asian="normal" style:font-weight-complex="normal"/>
    </style:style>
    <style:style style:name="P68" style:family="paragraph" style:parent-style-name="Text_20_body">
      <style:text-properties style:font-name="Lato" officeooo:paragraph-rsid="0011cc92"/>
    </style:style>
    <style:style style:name="P69" style:family="paragraph" style:parent-style-name="Text_20_body">
      <style:text-properties style:font-name="Lato" officeooo:paragraph-rsid="00134b28"/>
    </style:style>
    <style:style style:name="P70" style:family="paragraph" style:parent-style-name="Text_20_body">
      <style:text-properties style:font-name="Lato" fo:font-size="18pt" officeooo:rsid="00153990" officeooo:paragraph-rsid="00153990" style:font-size-asian="15.75pt" style:font-size-complex="18pt"/>
    </style:style>
    <style:style style:name="P71" style:family="paragraph" style:parent-style-name="Text_20_body">
      <style:text-properties style:font-name="Lato" fo:font-size="18pt" fo:font-weight="normal" officeooo:rsid="001293fc" officeooo:paragraph-rsid="0010d78b" style:font-size-asian="18pt" style:font-weight-asian="normal" style:font-size-complex="18pt" style:font-weight-complex="normal"/>
    </style:style>
    <style:style style:name="P72" style:family="paragraph" style:parent-style-name="Text_20_body">
      <style:text-properties style:font-name="Lato" fo:font-size="18pt" fo:font-weight="bold" officeooo:rsid="001293fc" officeooo:paragraph-rsid="0010d78b" style:font-size-asian="18pt" style:font-weight-asian="bold" style:font-size-complex="18pt" style:font-weight-complex="bold"/>
    </style:style>
    <style:style style:name="P73" style:family="paragraph" style:parent-style-name="Text_20_body">
      <style:text-properties style:font-name="Lato" officeooo:paragraph-rsid="00153990"/>
    </style:style>
    <style:style style:name="P74" style:family="paragraph" style:parent-style-name="Text_20_body">
      <style:text-properties style:font-name="Lato" officeooo:paragraph-rsid="0016fbc8"/>
    </style:style>
    <style:style style:name="P75" style:family="paragraph" style:parent-style-name="Text_20_body">
      <style:text-properties style:font-name="Lato" officeooo:paragraph-rsid="0017368b"/>
    </style:style>
    <style:style style:name="P76" style:family="paragraph" style:parent-style-name="Text_20_body">
      <style:text-properties style:font-name="Lato" officeooo:paragraph-rsid="0019cd00"/>
    </style:style>
    <style:style style:name="P77" style:family="paragraph" style:parent-style-name="Text_20_body">
      <style:text-properties style:font-name="Lato" officeooo:paragraph-rsid="002676cc"/>
    </style:style>
    <style:style style:name="P78" style:family="paragraph" style:parent-style-name="Text_20_body">
      <style:text-properties style:font-name="Lato" officeooo:paragraph-rsid="0029e278"/>
    </style:style>
    <style:style style:name="P79" style:family="paragraph" style:parent-style-name="Text_20_body">
      <style:text-properties style:font-name="Lato" officeooo:paragraph-rsid="000f0b40"/>
    </style:style>
    <style:style style:name="P80" style:family="paragraph" style:parent-style-name="Text_20_body">
      <style:text-properties style:font-name="Lato" officeooo:paragraph-rsid="002bc2c0"/>
    </style:style>
    <style:style style:name="P81" style:family="paragraph" style:parent-style-name="Text_20_body">
      <style:text-properties style:font-name="Lato" officeooo:paragraph-rsid="002cc318"/>
    </style:style>
    <style:style style:name="P82" style:family="paragraph" style:parent-style-name="Text_20_body">
      <style:text-properties style:font-name="Lato" officeooo:paragraph-rsid="002d2b08"/>
    </style:style>
    <style:style style:name="P83" style:family="paragraph" style:parent-style-name="Text_20_body">
      <style:text-properties style:font-name="Lato" officeooo:paragraph-rsid="00319e98"/>
    </style:style>
    <style:style style:name="P84" style:family="paragraph" style:parent-style-name="Text_20_body">
      <style:text-properties style:font-name="Lato" officeooo:paragraph-rsid="0033b67e"/>
    </style:style>
    <style:style style:name="P85" style:family="paragraph" style:parent-style-name="Text_20_body">
      <style:text-properties officeooo:paragraph-rsid="00105026"/>
    </style:style>
    <style:style style:name="P86" style:family="paragraph" style:parent-style-name="Text_20_body">
      <style:text-properties officeooo:paragraph-rsid="0010d78b"/>
    </style:style>
    <style:style style:name="P87" style:family="paragraph" style:parent-style-name="Text_20_body">
      <style:text-properties officeooo:paragraph-rsid="00153990"/>
    </style:style>
    <style:style style:name="P88" style:family="paragraph" style:parent-style-name="Text_20_body">
      <style:text-properties officeooo:paragraph-rsid="001c03f2"/>
    </style:style>
    <style:style style:name="P89" style:family="paragraph" style:parent-style-name="Text_20_body">
      <style:text-properties officeooo:paragraph-rsid="001dc600"/>
    </style:style>
    <style:style style:name="P90" style:family="paragraph" style:parent-style-name="Text_20_body">
      <style:text-properties officeooo:rsid="001e5e3b" officeooo:paragraph-rsid="001dc600"/>
    </style:style>
    <style:style style:name="P91" style:family="paragraph" style:parent-style-name="Text_20_body">
      <style:text-properties officeooo:paragraph-rsid="001fa378"/>
    </style:style>
    <style:style style:name="P92" style:family="paragraph" style:parent-style-name="Text_20_body">
      <style:text-properties officeooo:paragraph-rsid="0020f709"/>
    </style:style>
    <style:style style:name="P93" style:family="paragraph" style:parent-style-name="Text_20_body">
      <style:text-properties officeooo:paragraph-rsid="0022ce5a"/>
    </style:style>
    <style:style style:name="P94" style:family="paragraph" style:parent-style-name="Text_20_body">
      <style:text-properties officeooo:paragraph-rsid="00246c67"/>
    </style:style>
    <style:style style:name="P95" style:family="paragraph" style:parent-style-name="Text_20_body">
      <style:text-properties officeooo:rsid="00246c67" officeooo:paragraph-rsid="00246c67"/>
    </style:style>
    <style:style style:name="P96" style:family="paragraph" style:parent-style-name="Text_20_body">
      <style:text-properties officeooo:paragraph-rsid="001bc58b"/>
    </style:style>
    <style:style style:name="P97" style:family="paragraph" style:parent-style-name="Text_20_body">
      <style:text-properties officeooo:paragraph-rsid="0027f75b"/>
    </style:style>
    <style:style style:name="P98" style:family="paragraph" style:parent-style-name="Text_20_body">
      <style:text-properties officeooo:paragraph-rsid="0029e278"/>
    </style:style>
    <style:style style:name="P99" style:family="paragraph" style:parent-style-name="Text_20_body" style:list-style-name="L7"/>
    <style:style style:name="P100" style:family="paragraph" style:parent-style-name="Text_20_body" style:list-style-name="L7">
      <style:paragraph-properties fo:margin-top="0in" fo:margin-bottom="0in" style:contextual-spacing="false"/>
    </style:style>
    <style:style style:name="P101" style:family="paragraph" style:parent-style-name="Text_20_body" style:list-style-name="L8"/>
    <style:style style:name="P102" style:family="paragraph" style:parent-style-name="Text_20_body" style:list-style-name="L8">
      <style:paragraph-properties fo:margin-top="0in" fo:margin-bottom="0in" style:contextual-spacing="false"/>
    </style:style>
    <style:style style:name="P103" style:family="paragraph" style:parent-style-name="Text_20_body" style:list-style-name="L9"/>
    <style:style style:name="P104" style:family="paragraph" style:parent-style-name="Text_20_body" style:list-style-name="L9">
      <style:paragraph-properties fo:margin-top="0in" fo:margin-bottom="0in" style:contextual-spacing="false"/>
    </style:style>
    <style:style style:name="P105" style:family="paragraph" style:parent-style-name="Text_20_body" style:list-style-name="L10"/>
    <style:style style:name="P106" style:family="paragraph" style:parent-style-name="Text_20_body" style:list-style-name="L10">
      <style:paragraph-properties fo:margin-top="0in" fo:margin-bottom="0in" style:contextual-spacing="false"/>
    </style:style>
    <style:style style:name="P107" style:family="paragraph" style:parent-style-name="Text_20_body" style:list-style-name="L11"/>
    <style:style style:name="P108" style:family="paragraph" style:parent-style-name="Text_20_body" style:list-style-name="L11">
      <style:paragraph-properties fo:margin-top="0in" fo:margin-bottom="0in" style:contextual-spacing="false"/>
    </style:style>
    <style:style style:name="P109" style:family="paragraph" style:parent-style-name="Text_20_body" style:list-style-name="L12"/>
    <style:style style:name="P110" style:family="paragraph" style:parent-style-name="Text_20_body" style:list-style-name="L12">
      <style:paragraph-properties fo:margin-top="0in" fo:margin-bottom="0in" style:contextual-spacing="false"/>
    </style:style>
    <style:style style:name="P111" style:family="paragraph" style:parent-style-name="Text_20_body" style:list-style-name="L13"/>
    <style:style style:name="P112" style:family="paragraph" style:parent-style-name="Text_20_body" style:list-style-name="L13">
      <style:paragraph-properties fo:margin-top="0in" fo:margin-bottom="0in" style:contextual-spacing="false"/>
    </style:style>
    <style:style style:name="P113" style:family="paragraph" style:parent-style-name="Text_20_body" style:list-style-name="L14"/>
    <style:style style:name="P114" style:family="paragraph" style:parent-style-name="Text_20_body" style:list-style-name="L14">
      <style:paragraph-properties fo:margin-top="0in" fo:margin-bottom="0in" style:contextual-spacing="false"/>
    </style:style>
    <style:style style:name="P115" style:family="paragraph" style:parent-style-name="Text_20_body" style:list-style-name="L15"/>
    <style:style style:name="P116" style:family="paragraph" style:parent-style-name="Text_20_body" style:list-style-name="L15">
      <style:paragraph-properties fo:margin-top="0in" fo:margin-bottom="0in" style:contextual-spacing="false"/>
    </style:style>
    <style:style style:name="P117" style:family="paragraph" style:parent-style-name="Text_20_body" style:list-style-name="L16"/>
    <style:style style:name="P118" style:family="paragraph" style:parent-style-name="Text_20_body" style:list-style-name="L16">
      <style:paragraph-properties fo:margin-top="0in" fo:margin-bottom="0in" style:contextual-spacing="false"/>
    </style:style>
    <style:style style:name="P119" style:family="paragraph" style:parent-style-name="Text_20_body" style:list-style-name="L17"/>
    <style:style style:name="P120" style:family="paragraph" style:parent-style-name="Text_20_body" style:list-style-name="L17">
      <style:paragraph-properties fo:margin-top="0in" fo:margin-bottom="0in" style:contextual-spacing="false"/>
    </style:style>
    <style:style style:name="P121" style:family="paragraph" style:parent-style-name="Text_20_body" style:list-style-name="L18"/>
    <style:style style:name="P122" style:family="paragraph" style:parent-style-name="Text_20_body" style:list-style-name="L18">
      <style:paragraph-properties fo:margin-top="0in" fo:margin-bottom="0in" style:contextual-spacing="false"/>
    </style:style>
    <style:style style:name="P123" style:family="paragraph" style:parent-style-name="Text_20_body" style:list-style-name="L19"/>
    <style:style style:name="P124" style:family="paragraph" style:parent-style-name="Text_20_body" style:list-style-name="L19">
      <style:paragraph-properties fo:margin-top="0in" fo:margin-bottom="0in" style:contextual-spacing="false"/>
    </style:style>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text-properties officeooo:rsid="00346e67" officeooo:paragraph-rsid="00346e67"/>
    </style:style>
    <style:style style:name="P128" style:family="paragraph" style:parent-style-name="Text_20_body" style:list-style-name="L22"/>
    <style:style style:name="P129" style:family="paragraph" style:parent-style-name="Text_20_body" style:list-style-name="L22">
      <style:paragraph-properties fo:margin-top="0in" fo:margin-bottom="0in" style:contextual-spacing="false"/>
    </style:style>
    <style:style style:name="P130" style:family="paragraph" style:parent-style-name="Text_20_body" style:list-style-name="L23"/>
    <style:style style:name="P131" style:family="paragraph" style:parent-style-name="Text_20_body" style:list-style-name="L23">
      <style:paragraph-properties fo:margin-top="0in" fo:margin-bottom="0in" style:contextual-spacing="false"/>
    </style:style>
    <style:style style:name="P132" style:family="paragraph" style:parent-style-name="Text_20_body" style:list-style-name="L24"/>
    <style:style style:name="P133" style:family="paragraph" style:parent-style-name="Text_20_body" style:list-style-name="L24">
      <style:paragraph-properties fo:margin-top="0in" fo:margin-bottom="0in" style:contextual-spacing="false"/>
    </style:style>
    <style:style style:name="P134" style:family="paragraph" style:parent-style-name="Text_20_body" style:list-style-name="L25"/>
    <style:style style:name="P135" style:family="paragraph" style:parent-style-name="Text_20_body" style:list-style-name="L25">
      <style:paragraph-properties fo:margin-top="0in" fo:margin-bottom="0in" style:contextual-spacing="false"/>
    </style:style>
    <style:style style:name="P136" style:family="paragraph" style:parent-style-name="Text_20_body" style:list-style-name="L26"/>
    <style:style style:name="P137" style:family="paragraph" style:parent-style-name="Text_20_body" style:list-style-name="L26">
      <style:paragraph-properties fo:margin-top="0in" fo:margin-bottom="0in" style:contextual-spacing="false"/>
    </style:style>
    <style:style style:name="P138" style:family="paragraph" style:parent-style-name="Text_20_body" style:list-style-name="L27"/>
    <style:style style:name="P139" style:family="paragraph" style:parent-style-name="Text_20_body" style:list-style-name="L27">
      <style:paragraph-properties fo:margin-top="0in" fo:margin-bottom="0in" style:contextual-spacing="false"/>
    </style:style>
    <style:style style:name="T1" style:family="text">
      <style:text-properties style:font-name="Lato"/>
    </style:style>
    <style:style style:name="T2" style:family="text">
      <style:text-properties style:font-name="Lato" fo:font-weight="normal" style:font-weight-asian="normal" style:font-weight-complex="normal"/>
    </style:style>
    <style:style style:name="T3" style:family="text">
      <style:text-properties style:font-name="Lato" fo:font-size="14pt" officeooo:rsid="0027f75b" style:font-size-asian="14pt" style:font-size-complex="14pt"/>
    </style:style>
    <style:style style:name="T4" style:family="text">
      <style:text-properties style:font-name="Lato" officeooo:rsid="0010d78b"/>
    </style:style>
    <style:style style:name="T5" style:family="text">
      <style:text-properties style:font-name="Lato" officeooo:rsid="001e5e3b"/>
    </style:style>
    <style:style style:name="T6" style:family="text">
      <style:text-properties style:font-name="Lato" officeooo:rsid="002676cc"/>
    </style:style>
    <style:style style:name="T7" style:family="text">
      <style:text-properties style:font-name="Lato" officeooo:rsid="0027f75b"/>
    </style:style>
    <style:style style:name="T8" style:family="text">
      <style:text-properties style:font-name="Lato" fo:font-size="12pt" officeooo:rsid="0027f75b" style:font-size-asian="10.5pt" style:font-size-complex="12pt"/>
    </style:style>
    <style:style style:name="T9" style:family="text">
      <style:text-properties style:font-name="Lato"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officeooo:rsid="00105026"/>
    </style:style>
    <style:style style:name="T12" style:family="text">
      <style:text-properties fo:font-weight="bold" style:font-weight-asian="bold" style:font-weight-complex="bold"/>
    </style:style>
    <style:style style:name="T13" style:family="text">
      <style:text-properties fo:font-weight="bold" officeooo:rsid="0019cd00" style:font-weight-asian="bold" style:font-weight-complex="bold"/>
    </style:style>
    <style:style style:name="T14" style:family="text">
      <style:text-properties fo:font-size="12pt" style:font-size-asian="12pt" style:font-size-complex="12pt"/>
    </style:style>
    <style:style style:name="T15" style:family="text">
      <style:text-properties officeooo:rsid="0016fbc8"/>
    </style:style>
    <style:style style:name="T16" style:family="text">
      <style:text-properties officeooo:rsid="0019cd00"/>
    </style:style>
    <style:style style:name="T17" style:family="text">
      <style:text-properties officeooo:rsid="0022ce5a"/>
    </style:style>
    <style:style style:name="T18" style:family="text">
      <style:text-properties officeooo:rsid="0029e278"/>
    </style:style>
    <style:style style:name="T19" style:family="text">
      <style:text-properties officeooo:rsid="002bc2c0"/>
    </style:style>
    <style:style style:name="T20" style:family="text">
      <style:text-properties officeooo:rsid="002e7530"/>
    </style:style>
    <style:style style:name="T21" style:family="text">
      <style:text-properties officeooo:rsid="0033b67e"/>
    </style:style>
    <style:style style:name="T22" style:family="text">
      <style:text-properties officeooo:rsid="00346e6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 Social Social Media</text:p>
      <text:p text:style-name="P12">Timo Hoylan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Analysis</text:p>
      <text:p text:style-name="P8"/>
      <text:p text:style-name="P10">Project Problem Definition</text:p>
      <text:p text:style-name="P9"/>
      <text:p text:style-name="P11">Client: <text:span text:style-name="T11">Everyone</text:span></text:p>
      <text:p text:style-name="P11"/>
      <text:p text:style-name="P11">Contact: Any domain</text:p>
      <text:p text:style-name="P11"/>
      <text:p text:style-name="P11"/>
      <text:p text:style-name="P11"/>
      <text:p text:style-name="P10">Background to the Problem</text:p>
      <text:p text:style-name="P9"/>
      <text:p text:style-name="P9"/>
      <text:p text:style-name="P80">Social media sure has changed over the years. I'm feeling nostalgic thinking back to the MySpace days when we could fully customize our profiles and express ourselves. And <text:span text:style-name="T19">php </text:span>Facebook fostered such an incredible sense of global connection.</text:p>
      <text:p text:style-name="P79"/>
      <text:p text:style-name="P40">But somewhere along the way, the social media landscape shifted to prioritize profits and algorithms over user experience. Engagement and sensationalized content took precedence over personal preferences. Before we knew it, echo chambers formed, negativity spread, and social pressure mounted.</text:p>
      <text:p text:style-name="P40"/>
      <text:p text:style-name="P40">What happened to the spirit of community and genuine human connection that drew us to social media in the first place? Where did our ability to shape our own online experiences go?</text:p>
      <text:p text:style-name="P40"/>
      <text:p text:style-name="P40">By taking a closer look at the evolution of social media, we see how increased corporate influence subtly eroded user agency over time. The pendulum swung away from empowering users to curate and control their spaces, towards manipulative platforms vying for our attention.</text:p>
      <text:p text:style-name="P40"/>
      <text:p text:style-name="P40">It leaves me thinking - what if we could design a social media platform to bring back user empowerment? One that helps people connect based on shared passions, not algorithms. An authentic community focused on positivity, self-expression, and wellbeing.</text:p>
      <text:p text:style-name="P40"/>
      <text:p text:style-name="P40">Maybe it's time we reclaimed our right to shape our online spaces and experiences. Our connections are too valuable to leave to chance...or profits.</text:p>
      <text:p text:style-name="P11"/>
      <text:p text:style-name="P11"/>
      <text:p text:style-name="P11"><text:soft-page-break/></text:p>
      <text:p text:style-name="P11"/>
      <text:p text:style-name="P11"/>
      <text:p text:style-name="P11"/>
      <text:p text:style-name="P11"/>
      <text:p text:style-name="P11"/>
      <text:p text:style-name="P11"/>
      <text:p text:style-name="P10">User Interviews</text:p>
      <text:p text:style-name="P10"/>
      <text:p text:style-name="P13">Social media platforms, with their vast reach and diverse users, demand an in-depth understanding of user experiences. To truly design platforms that resonate and engage, stepping beyond data and delving into user emotions and aspirations is crucial. Here, we explore valuable insights gleaned from interviews with current social media users, conducted through an anonymous online chat platform.</text:p>
      <text:p text:style-name="P13"/>
      <text:p text:style-name="P14"><text:span text:style-name="Strong_20_Emphasis">User One:</text:span></text:p>
      <text:p text:style-name="P85"><text:span text:style-name="Strong_20_Emphasis"><text:span text:style-name="T1">Q: How do you keep in contact with people?</text:span></text:span><text:span text:style-name="T1"> </text:span></text:p>
      <text:p text:style-name="P85"><text:span text:style-name="T1">A: I mostly spend my time on YouTube, engaging with video content.</text:span></text:p>
      <text:p text:style-name="P85"><text:span text:style-name="T1"/></text:p>
      <text:p text:style-name="P86"><text:span text:style-name="Strong_20_Emphasis"><text:span text:style-name="T1">Q: What kind of content do you prefer on YouTube?</text:span></text:span></text:p>
      <text:p text:style-name="P86"><text:span text:style-name="T1">A: I like to watch long-form content, particularly game-related videos.</text:span></text:p>
      <text:p text:style-name="P85"><text:span text:style-name="T1"/></text:p>
      <text:p text:style-name="P86"><text:span text:style-name="Strong_20_Emphasis"><text:span text:style-name="T1">Q: What would you change about social media?</text:span></text:span></text:p>
      <text:p text:style-name="P86"><text:span text:style-name="T1">A: I'd prefer greater control over what appears on my feed, opting for more gaming-related or fun facts content rather than controversial topics.</text:span></text:p>
      <text:p text:style-name="Text_20_body"><text:span text:style-name="T1"/></text:p>
      <text:p text:style-name="P86"><text:span text:style-name="Strong_20_Emphasis"><text:span text:style-name="T1">Q: Why don't you use social media as much?</text:span></text:span></text:p>
      <text:p text:style-name="P86"><text:span text:style-name="T1">A: I prefer spending time on gaming content rather than engaging with the often controversial or irrelevant topics that dominate social media feeds.</text:span></text:p>
      <text:p text:style-name="Text_20_body"><text:span text:style-name="T1"/></text:p>
      <text:p text:style-name="P86"><text:span text:style-name="Strong_20_Emphasis"><text:span text:style-name="T1">Q: Do you have any suggestions on how you would like social media to be?</text:span></text:span></text:p>
      <text:p text:style-name="P86"><text:span text:style-name="T1">A: I'd like social media platforms to offer more reaction options beyond just a heart, allowing users to express dislike without getting into arguments in the comments section.</text:span></text:p>
      <text:p text:style-name="Text_20_body"><text:span text:style-name="T1"/></text:p>
      <text:p text:style-name="Text_20_body"><text:span text:style-name="Strong_20_Emphasis"><text:span text:style-name="T1">User Two:</text:span></text:span></text:p>
      <text:p text:style-name="P86"><text:span text:style-name="Strong_20_Emphasis"><text:span text:style-name="T1">Q: What would you change about social media?</text:span></text:span></text:p>
      <text:p text:style-name="P86"><text:soft-page-break/><text:span text:style-name="T1">A: I dislike the lack of control over ads, especially the intrusive nature of reels, and the promotion of content I'm not interested in, like alcohol and memes.</text:span></text:p>
      <text:p text:style-name="P86"><text:span text:style-name="T1"/></text:p>
      <text:p text:style-name="P86"><text:span text:style-name="Strong_20_Emphasis"><text:span text:style-name="T1">Q: What kind of content do you prefer on social media?</text:span></text:span></text:p>
      <text:p text:style-name="P86"><text:span text:style-name="T1">A: I prefer anonymous, growth, and self-improvement content, along with engineering videos.</text:span></text:p>
      <text:p text:style-name="P86"><text:span text:style-name="T1"/></text:p>
      <text:p text:style-name="P86"><text:span text:style-name="Strong_20_Emphasis"><text:span text:style-name="T1">Q: Have you tried moving to new platforms? Which ones do you use?</text:span></text:span></text:p>
      <text:p text:style-name="P86"><text:span text:style-name="T1">A: I still use Instagram, WhatsApp, and Facebook, despite their shortcomings.</text:span></text:p>
      <text:p text:style-name="P86"><text:span text:style-name="T1"/></text:p>
      <text:p text:style-name="Text_20_body"><text:span text:style-name="Strong_20_Emphasis"><text:span text:style-name="T1">User Three:</text:span></text:span></text:p>
      <text:p text:style-name="P86"><text:span text:style-name="Strong_20_Emphasis"><text:span text:style-name="T1">Q: What would you change about social media?</text:span></text:span></text:p>
      <text:p text:style-name="P86"><text:span text:style-name="T1">A: I'd prefer social media to be less content-pushed and more like Instagram back in the day, with a feed mainly consisting of posts from people you follow.</text:span></text:p>
      <text:p text:style-name="Text_20_body"><text:span text:style-name="T1"/></text:p>
      <text:p text:style-name="P86"><text:span text:style-name="Strong_20_Emphasis"><text:span text:style-name="T1">Q: Have you tried looking for new platforms? Which ones do you use now?</text:span></text:span></text:p>
      <text:p text:style-name="P86"><text:span text:style-name="T1">A: I've stopped using social media platforms and prefer doing other activities instead.</text:span></text:p>
      <text:p text:style-name="Text_20_body"><text:span text:style-name="T1"/></text:p>
      <text:p text:style-name="Text_20_body"><text:span text:style-name="Strong_20_Emphasis"><text:span text:style-name="T1">User Four:</text:span></text:span></text:p>
      <text:p text:style-name="P86"><text:span text:style-name="Strong_20_Emphasis"><text:span text:style-name="T1">Q: What don't you like about social media?</text:span></text:span></text:p>
      <text:p text:style-name="P86"><text:span text:style-name="T1">A: I appreciate the constant flow of information but dislike the lack of accountability people have on social media platforms due to free speech.</text:span></text:p>
      <text:p text:style-name="Text_20_body"><text:span text:style-name="T1"/></text:p>
      <text:p text:style-name="P86"><text:span text:style-name="Strong_20_Emphasis"><text:span text:style-name="T1">Q: What do you like about social media?</text:span></text:span></text:p>
      <text:p text:style-name="P86"><text:span text:style-name="T1">A: I enjoy the constant stream of information available on platforms like Snapchat, Instagram, TikTok, and Twitter, particularly sports content.</text:span></text:p>
      <text:p text:style-name="Text_20_body"><text:span text:style-name="T4"/></text:p>
      <text:p text:style-name="Text_20_body"><text:span text:style-name="Strong_20_Emphasis"><text:span text:style-name="T1">User Five:</text:span></text:span></text:p>
      <text:p text:style-name="P86"><text:span text:style-name="Strong_20_Emphasis"><text:span text:style-name="T1">Q: How do you use social media?</text:span></text:span></text:p>
      <text:p text:style-name="P86"><text:span text:style-name="T1">A: I primarily use social media for chatting.</text:span></text:p>
      <text:p text:style-name="P86"><text:span text:style-name="T1"/></text:p>
      <text:p text:style-name="P86"><text:span text:style-name="Strong_20_Emphasis"><text:span text:style-name="T1">Q: What don't you like about social media?</text:span></text:span></text:p>
      <text:p text:style-name="P86"><text:soft-page-break/><text:span text:style-name="T1">A: I'm not a fan of the chat feature.</text:span></text:p>
      <text:p text:style-name="Text_20_body"><text:span text:style-name="T1"/></text:p>
      <text:p text:style-name="P86"><text:span text:style-name="Strong_20_Emphasis"><text:span text:style-name="T1">Q: What do you use for chatting?</text:span></text:span><text:span text:style-name="T1"> </text:span></text:p>
      <text:p text:style-name="P86"><text:span text:style-name="T1">A: I use platforms like WhatsApp.</text:span></text:p>
      <text:p text:style-name="P86"><text:span text:style-name="T1"/></text:p>
      <text:p text:style-name="P86"><text:span text:style-name="T1"/></text:p>
      <text:p text:style-name="P66"><text:span text:style-name="Strong_20_Emphasis"><text:span text:style-name="T10">While user interviews offer invaluable insights, researchers must remain vigilant against inherent biases that may skew findings.</text:span></text:span></text:p>
      <text:p text:style-name="P66"><text:span text:style-name="Strong_20_Emphasis"><text:span text:style-name="T10"/></text:span></text:p>
      <text:p text:style-name="P61">Limited User Pool</text:p>
      <text:p text:style-name="P80">The anonymity afforded by online chat platforms may disproportionately attract users who already harbor negative perceptions of mainstream social media. This can lead to sampling bias, where the interview participants do not fully represent the diversity of perspectives across the broader user population. Researchers must acknowledge the potential for the sample pool to exclude certain demographics and moderate opinions. Care should be taken to ensure balanced representation where possible.</text:p>
      <text:p text:style-name="P40"/>
      <text:p text:style-name="P40"><text:span text:style-name="T12">Demographic Diversity Gap</text:span><text:line-break/>In addition to sampling bias, user interviews on chat platforms face challenges related to demographic diversity. The self-selecting nature means interviews may fail to attract diverse users across factors like age, ethnicity, gender, and education levels. Without balanced representation, findings risk reflecting only a subset of user perspectives. Researchers should proactively employ targeted recruitment strategies with the explicit goal of mitigating this demographic diversity gap.</text:p>
      <text:p text:style-name="P40"/>
      <text:p text:style-name="P61">Self-Selection Bias</text:p>
      <text:p text:style-name="P80">Users who voluntarily participate in interviews, forums, or focus groups inherently possess certain underlying motivations and personality traits that set them apart from non-participants. This self-selection introduces bias, as the data gathered disproportionately represents users already inclined toward sharing opinions and engaging with market research. Researchers must remain cognizant of how self-selection shapes observed trends and themes. Where possible, random sampling and other bias mitigation methods should be applied.</text:p>
      <text:p text:style-name="P80"/>
      <text:p text:style-name="P80"/>
      <text:p text:style-name="P40"><text:soft-page-break/>In summary, while interviews grant unfiltered access to personal user insights, researchers must account for biases stemming from sampling methods, anonymity, and self-selection. With thoughtful data analysis and recruitment strategies, these limitations can be navigated to uncover broader representative themes and trends. Handled responsibly, user interviews remain an invaluable conduit for propagating empathy, understanding end-user experiences, and informing user-centric design decisions.</text:p>
      <text:p text:style-name="P66"><text:span text:style-name="Strong_20_Emphasis"><text:span text:style-name="T10"/></text:span></text:p>
      <text:p text:style-name="P40"><text:span text:style-name="Strong_20_Emphasis"><text:span text:style-name="T1"/></text:span></text:p>
      <text:p text:style-name="P40"/>
      <text:p text:style-name="P40"/>
      <text:p text:style-name="P40"/>
      <text:p text:style-name="P71">Observation of the Current System</text:p>
      <text:p text:style-name="P72"/>
      <text:p text:style-name="P72"/>
      <text:p text:style-name="P40">Contemporary social media platforms have expanded into fully-immersive digital ecosystems, weaving together communication tools with advanced algorithms that interpolate sophisticated networks of human social dynamics. The onboarding process for users revolves around crafting a meticulous digital identity built not only from a chosen display name, profile photograph and self-descriptive bio, but further solidified through accumulated social capital metrics. These visible tallies and scores - such as follower counts, likes, shares, and reach - reflect and reinforce a user's perceived credibility and status among their online community.</text:p>
      <text:p text:style-name="P40"/>
      <text:p text:style-name="P62">Posts</text:p>
      <text:p text:style-name="P81">At the heart of social ecosystems lay user-generated posts leveraged as the primary vehicle for the exchange of ideas, stories, and creativity among networks of connections. Encompassing text, video, images, interactive media and more, the versatility of posts allows for profound reflections, stimulating commentary, compelling narratives and candid snapshots of everyday occurrences alike to be broadcast to potential audiences, engaging discourse surrounding relevant topics and shaping cultural patterns in the digital sphere.</text:p>
      <text:p text:style-name="P81"/>
      <text:p text:style-name="P40"><text:span text:style-name="T12">Feeds</text:span><text:line-break/>To navigate this media rich terrain, social platforms employ algorithmic feed curation, compositing an adaptive sequence of recent and recommended content personalized to each user. Drawing upon past behaviors, declarations and current contextual clues, feeds continuously update and evolve to reflect users' dynamic interests, funneling posts deemed <text:soft-page-break/>relevant into a digestible stream. Blending chronology, popularity signals and individual agency, feeds facilitate discovery of new connections and foster serendipitous engagement pathways.</text:p>
      <text:p text:style-name="P40"/>
      <text:p text:style-name="P62">Chats / Messaging</text:p>
      <text:p text:style-name="P81">Alongside static posts, social platforms integrate real-time channels allowing conversations to unfold fluidly via direct messaging threads, ephemeral group chats, or crowdsourced public comment streams below content. With the ability to transcend geographical and temporal limitations, these communication features enable users to not only cultivate deeper interpersonal relationships and communal bonds, but also to simply exchange information, coordinate shared tasks, offer guidance and foster the open exchange of ideas.</text:p>
      <text:p text:style-name="P81"/>
      <text:p text:style-name="P62">Reactions</text:p>
      <text:p text:style-name="P81">At the interactive core, social platforms thrive on continually optimizing engagement powered by immediate user reactions, which inject posts with visible social signals including comments, critique, validation or simple acknowledgment interactions. Tapping into primal needs for acceptance and belonging, platforms leverage positive feedback cues as rewards for participation while allowing space for constructive dissent, debate or disagreement. This interplay results in an emergent, symbiotic relationship between users and the platform ecosystem.</text:p>
      <text:p text:style-name="P67"/>
      <text:p text:style-name="P66"/>
      <text:p text:style-name="P66">Social media has become so much more than just a digital space - it’s an extension of our social lives. These platforms shape real-world culture while also mirroring how we interact as humans. When we log on, we enter vibrant communities with complex social norms, just like any neighborhood or city. Our online and offline identities blend together as we build relationships through shared interests and conversations.</text:p>
      <text:p text:style-name="P66"/>
      <text:p text:style-name="P40">People turn to social media to be informed and entertained, but also to feel connected. We crave those likes and comments as social validation. And beyond that, we long for genuine bonds - friends we can turn to for advice or meet up with in real life. Social platforms tap into those core human needs.</text:p>
      <text:p text:style-name="P40"/>
      <text:p text:style-name="P40">That’s why billions of us keep coming back. We’re drawn into the cycle of posting and interacting. With every new connection, communities grow. Culture shifts occur in real-time. The very way we communicate as a society evolves. And the technology continues reflecting and reinventing our social existence at every turn.</text:p>
      <text:p text:style-name="P66"/>
      <text:p text:style-name="P30"><text:soft-page-break/></text:p>
      <text:p text:style-name="P30"/>
      <text:p text:style-name="P30"/>
      <text:p text:style-name="P30"/>
      <text:p text:style-name="P30"/>
      <text:p text:style-name="P30"/>
      <text:p text:style-name="P30"/>
      <text:p text:style-name="P42">Prospective Users and Acceptable Limitations</text:p>
      <text:p text:style-name="P68"/>
      <text:p text:style-name="P63">Prospective Users</text:p>
      <text:p text:style-name="P63"/>
      <text:p text:style-name="P40">As we envision a more user-focused social media platform, it’s key we understand the needs of potential users drawn to this concept. Many feel disillusioned by current mainstream sites and crave an alternative centered on their wellbeing and interests.</text:p>
      <text:p text:style-name="P40"/>
      <text:p text:style-name="P40">We can break these prospective users into a few core groups:</text:p>
      <text:p text:style-name="P40"/>
      <text:p text:style-name="P40"><text:span text:style-name="T12">The Disillusioned</text:span><text:line-break/>This group feels overwhelmed keeping up with huge platforms built for endless scrolling. They dislike irrelevant ads and content driven by engagement metrics rather than personal taste. Simply put, they want a more curated, positive, and authentic social experience.</text:p>
      <text:p text:style-name="P40"/>
      <text:p text:style-name="P62">The Seekers of Empowerment</text:p>
      <text:p text:style-name="P81">These individuals want greater control in shaping their digital spaces to align with their preferences and values. They desire agency in determining their own feeds, filtering echo chambers, and defining their interactions.</text:p>
      <text:p text:style-name="P81"/>
      <text:p text:style-name="P40"><text:span text:style-name="T12">Those Seeking Connection</text:span><text:line-break/>Less concerned with likes or viral content, these users value genuine bonds and meaningful communities. They want to find and engage with like-minded people through authentic communication.</text:p>
      <text:p text:style-name="P40"/>
      <text:p text:style-name="P62">The Content Connoisseurs</text:p>
      <text:p text:style-name="P81"><text:soft-page-break/>With defined interests like gaming or niche hobbies, these users seek platforms that deliver personalized, relevant content. They want to dig deep into their passions, discovering resonant topics and having thoughtful discussions.</text:p>
      <text:p text:style-name="P81"/>
      <text:p text:style-name="P81"/>
      <text:p text:style-name="P40">While their desires differ, these groups share common values of personalization, authenticity, and user control. Understanding these core needs allows us to craft an experience catered to their well-being and interests rather than algorithms alone.</text:p>
      <text:p text:style-name="P40"/>
      <text:p text:style-name="P40"/>
      <text:p text:style-name="P40"/>
      <text:p text:style-name="P40"/>
      <text:p text:style-name="P56">Navigating Platform Limitations</text:p>
      <text:p text:style-name="P56"/>
      <text:p text:style-name="P56"/>
      <text:p text:style-name="P81">Developing an alternative social media platform is certainly an ambitious goal. As we strive to empower users, well also have to be realistic about what's achievable as a startup realistically handle. </text:p>
      <text:p text:style-name="P81"/>
      <text:p text:style-name="P81">Here are some key challenges we’ll have to thoughtfully navigate:</text:p>
      <text:p text:style-name="P81"/>
      <text:p text:style-name="P40"><text:span text:style-name="T12">Development Time</text:span><text:line-break/>Building a user-centric platform from the ground up takes a massive investment of time and expertise. As an indie developer, I can't match the same pace and scale as large tech players. Being transparent about longer development time ensures we create a polished and fully-tested product users love.</text:p>
      <text:p text:style-name="P40"/>
      <text:p text:style-name="P40"><text:span text:style-name="T12">Algorithm Complexity</text:span><text:line-break/>While promising a minimized algorithm isn't fully realistic - some personalization features do require algorithms. The key is being upfront when they’re used and allowing user customization and oversight through transparent practices. It’s a complex balancing act, but user agency has to come first.</text:p>
      <text:p text:style-name="P40"/>
      <text:p text:style-name="P81"><text:span text:style-name="T12">Adoption and Retention</text:span></text:p>
      <text:p text:style-name="P81"><text:soft-page-break/>Gaining a foothold in the saturated social media market poses very real challenges. We’ll need to convince prospective users that we offer a truly differentiated and beneficial experience tailored to their needs and lacking in current platforms. Quickly demonstrating our value is key to adoption.</text:p>
      <text:p text:style-name="P81"/>
      <text:p text:style-name="P40"><text:span text:style-name="T12">Content Moderation</text:span><text:line-break/>Fostering a safe, inclusive online community requires setting clear guidelines and ensuring they’re respected. However, effective moderation involves extensive monitoring and labor. As a small team, finding a sustainable approach is crucial but may mean establishing some limitations on content regulation initially.</text:p>
      <text:p text:style-name="P40"/>
      <text:p text:style-name="P40"><text:span text:style-name="T12">Monetization Ethics</text:span><text:line-break/>While seeking profitability, we must ensure monetization aligns with user values. Options like subscriptions, transparent advertising, and premium features allow us to sustainably fund growth while preserving the platforms core focus on user empowerment and wellbeing.</text:p>
      <text:p text:style-name="P40"/>
      <text:p text:style-name="P40"/>
      <text:p text:style-name="P40">In navigating these limitations, it's essential to maintain a steadfast commitment to the core principles of user empowerment, well-being, and authenticity. By addressing the diverse needs and concerns of prospective users while acknowledging and mitigating acceptable limitations, the platform can chart a path towards a more positive, inclusive, and user-centric social media experience.</text:p>
      <text:p text:style-name="P68"/>
      <text:p text:style-name="P40"/>
      <text:p text:style-name="P40"/>
      <text:p text:style-name="P40"/>
      <text:p text:style-name="P40"/>
      <text:p text:style-name="P40"/>
      <text:p text:style-name="P40"/>
      <text:p text:style-name="P40"/>
      <text:p text:style-name="P43">Objectives of the System</text:p>
      <text:p text:style-name="P69"/>
      <text:p text:style-name="P69"/>
      <text:p text:style-name="P40">Our Vision: A User-Focused Platform</text:p>
      <text:p text:style-name="P40"><text:soft-page-break/></text:p>
      <text:p text:style-name="P40"/>
      <text:p text:style-name="P64">Objectives of an Envisioned User-Focused Platform</text:p>
      <text:p text:style-name="P64"/>
      <text:p text:style-name="P64"/>
      <text:p text:style-name="P64">Elevating Personalization and Customization</text:p>
      <text:p text:style-name="P82">At the core of our mission lies empowering users to tailor all aspects of their digital experience through robust customization tools and personalization algorithms. Features would enable curating feeds, crafting personalized aesthetics, setting granular preferences, and defining exposure levels to shape interactions aligning with individual values.</text:p>
      <text:p text:style-name="P40"/>
      <text:p text:style-name="P64">Promoting Sustainability</text:p>
      <text:p text:style-name="P82">A sustainable business model allows us to keep doing this long-term without compromising user trust. Achieving equilibrium between content moderation and transparent revenue streams helps us self-fund growth while preserving integrity.</text:p>
      <text:p text:style-name="P82"/>
      <text:p text:style-name="P64">Fostering User Security and Safety</text:p>
      <text:p text:style-name="P82">Implementing rigorous protocols safeguards users, including identity protection, data encryption, anonymity options, secured access systems with multifactor authentication, proactive moderation supplemented by user-feedback loops, and rapid response against harmful actors. We endeavor to provide a trusted environment for authentic self-expression.</text:p>
      <text:p text:style-name="P82"/>
      <text:p text:style-name="P64">Safeguarding Wellness</text:p>
      <text:p text:style-name="P82">By granting users more control over their environments, we hope to nurture their mental health and emotional wellbeing. Our features empower people to minimize risks and foster positive, supportive connections on their own terms.</text:p>
      <text:p text:style-name="P82"/>
      <text:p text:style-name="P64">Advancing Digital Literacy</text:p>
      <text:p text:style-name="P82">Beyond tools, we want to equip users with knowledge to navigate the digital world responsibly. Through educational initiatives, we aim to champion digital citizenship and encourage informed, empowered participation.</text:p>
      <text:p text:style-name="P82"/>
      <text:p text:style-name="P64">Promoting Digital Wellness and Ethical Business Practices</text:p>
      <text:p text:style-name="P82"><text:soft-page-break/>By interweaving wellness-focused nudges and toggles to control usage, along with pledging ethical data handling and transparent business practices viewing user needs on par with sustainability, we hope to inspire the next era of humane technology that uplifts society.</text:p>
      <text:p text:style-name="P82"/>
      <text:p text:style-name="P64">Enabling Global Accessibility and Inclusivity</text:p>
      <text:p text:style-name="P82">The platform must transcend barriers seen in traditional social media through extensive localization support, inclusive interface design embracing diversity, accessibility standards integration, avenues for underrepresented voices, and cultural sensitivity and localization training for all teams. Our doors remain open to all.</text:p>
      <text:p text:style-name="P82"/>
      <text:p text:style-name="P64">Adhering to Established Design Principle</text:p>
      <text:p text:style-name="P82">Our platform leverages intuitive navigation, transparent communication, and cohesive aesthetics to guarantee accessible, frictionless experiences. Familiar patterns help users instantly feel at home and assert their preferences.</text:p>
      <text:p text:style-name="P82"/>
      <text:p text:style-name="P64">Embracing Minimalism</text:p>
      <text:p text:style-name="P82">Simplicity breeds engagement. Stripping away distractions directs all focus onto users, interactions, and community building. Our text-based approach simplifies without sacrificing personal expression and meaningful connections.</text:p>
      <text:p text:style-name="P82"/>
      <text:p text:style-name="P64">Fostering Meaningful Communities and Relationships</text:p>
      <text:p text:style-name="P82">Harnessing shared passions, empowering creators, and facilitating meaningful interactions, events and collaborations offers an antidote to superficial connections plaguing legacy platforms. Here, affinity becomes the precursor to profound relationships rather than algorithms alone.</text:p>
      <text:p text:style-name="P82"/>
      <text:p text:style-name="P64">Cultivating Community</text:p>
      <text:p text:style-name="P82">True connections demand spaces for people to gather, collaborate, and engage deeply around shared interests. Our features facilitate relationship building, sparking a vibrant, user-driven culture beyond content consumption alone.</text:p>
      <text:p text:style-name="P82"/>
      <text:p text:style-name="P64">Sparking Nuanced Conversations and Knowledge Exchange </text:p>
      <text:p text:style-name="P82">Moderated spaces welcoming respectful dialogue coupled with topic-driven communities facilitate nuanced perspectives beyond echo chambers. Supported by reputable knowledge partners across disciplines, the platform provides anchors for enlightening conversations.</text:p>
      <text:p text:style-name="P82"/>
      <text:p text:style-name="P64"><text:soft-page-break/>Ensuring Accountability</text:p>
      <text:p text:style-name="P82">Earning user trust requires accountability and transparency, especially regarding moderation policies, algorithms, and data practices. We equip individuals with a window into each process, plus recourse mechanisms to voice concerns.</text:p>
      <text:p text:style-name="P82"/>
      <text:p text:style-name="P64">Securing User Privacy and Data Sovereignty</text:p>
      <text:p text:style-name="P82">Robust encryption and anonymity protocols shield user data from unauthorized access or misuse. We adhere to global data protection laws, affirming privacy rights while fostering a secure, trustworthy ecosystem.</text:p>
      <text:p text:style-name="P82"/>
      <text:p text:style-name="P64">Pioneering Ethical Advertising and Commerce Experiences</text:p>
      <text:p text:style-name="P82">Rather than users becoming the product, the platform pledges to explore sustainable models that enhance rather than detract from user goals, through member-supported structures, ethical e-commerce aligned with user values, and ensuring ads inform rather than manipulate user agency.</text:p>
      <text:p text:style-name="P82"/>
      <text:p text:style-name="P64">Driving Social Impact and Charitable Partnerships</text:p>
      <text:p text:style-name="P82">Providing a launchpad for grassroots community organizers and nonprofits aims to mobilize direct local action online. Tight partnerships with charitable causes afford creative avenues to channel collective energy toward enacting real-world change.</text:p>
      <text:p text:style-name="P82"/>
      <text:p text:style-name="P64">Building Toward Interoperability and Open Standards</text:p>
      <text:p text:style-name="P82">To counterclosed ecosystems, the platform integrates emerging open protocols empowering portable digital identities, data, and connections across today’s fragmented networks. Our infrastructure remains committed to enabling the decentralized social universe of tomorrow.</text:p>
      <text:p text:style-name="P82"/>
      <text:p text:style-name="P82"/>
      <text:p text:style-name="P40">In summary, our goals revolve around user needs first and foremost - crafting a personalized, safe, and empowering social platform for the future. We can't wait to build this reality together!</text:p>
      <text:p text:style-name="P40"/>
      <text:p text:style-name="P69"/>
      <text:p text:style-name="P69"/>
      <text:p text:style-name="P69"/>
      <text:p text:style-name="P69"><text:soft-page-break/></text:p>
      <text:p text:style-name="P52">Potential Solutions and Justification of Chosen Solution</text:p>
      <text:p text:style-name="P52"/>
      <text:p text:style-name="P52"/>
      <text:p text:style-name="P64">Native Mobile Applications</text:p>
      <text:p text:style-name="P82"><text:line-break/>Native mobile apps provide the gold standard for polished, intuitive user experiences due to their tight integration with host platforms like iOS and Android. By directly accessing specialized device capabilities including cameras, microphones, GPS, system notifications, augmented reality features and localized storage, they deliver robust functionality molded to leverage the strengths of each operating system. However, separate native codebases in languages like Swift and Java are resource intensive to build and maintain simultaneously across both platforms. Diverging user interface and experience expectations also emerge between ecosystems, challenging development cohesion. Most critically, mandating downloads and installation of native apps erects friction, especially for hesitant users just discovering our platform for the first time.</text:p>
      <text:p text:style-name="P82"/>
      <text:p text:style-name="P82"/>
      <text:p text:style-name="P64">Cross-Platform Hybrid Frameworks </text:p>
      <text:p text:style-name="P82"/>
      <text:p text:style-name="P82">Intriguing middle ground solutions exist by leveraging cross-platform hybrid app development frameworks like React Native, Flutter and Xamarin. These frameworks allow developers to write application logic using web languages like JavaScript, Dart or C# and deploy it natively across both iOS and Android. At runtime, the shared codebase interfaces with native rendering bridges, translating application instructions into platform-optimized outputs. When well-implemented, hybrid apps thereby promise the velocity and skill re-use of web development combined with the performance, fluidity and device access expected from native. However, some performance gaps remain compared to fully native execution. Architectural complexities also emerge in needing to continually evolve the cross-platform layer to track native SDK updates. Additionally, reliance on these third-party frameworks brings technical dependencies and long-term compatibility risks requiring ongoing maintenance. Careful evaluation of community longevity and corporate stewardship is warranted before fully committing.</text:p>
      <text:p text:style-name="P82"/>
      <text:p text:style-name="P64">Progressive Web Applications (PWAs) </text:p>
      <text:p text:style-name="P82"/>
      <text:p text:style-name="P82"><text:soft-page-break/>For our specific needs and objectives, Progressive Web Applications (PWAs) offer the most balanced blend of frictionless accessibility, universal deployability across devices, and sustainable rapid development leveraging web technologies. PWAs are websites augmented with application-like capabilities including offline mode, background processing and re-engagement notifications. By implementing a service worker JavaScript layer, web developers can tap into native device features on supported browsers for camera, geolocation and other hardware integrations. Combined with a Web App Manifest JSON file providing metadata like icons and orientational display preferences, PWAs deliver an immersive, app-like user experience while retaining the low-friction instant access of traditional websites. Users simply visit a URL and can immediately begin interacting with advanced application features without navigating an app store or completing installations. PWAs dynamically scale layout and functionality to adapt to any screen size from mobile phones to full desktop browsers, ensuring interface consistency across devices. Updates ship instantly without app store review processes, enabling rapid iteration. Leveraging proven web languages like HTML, CSS and JavaScript translates to a vast talent pool to facilitate affordable ongoing development. While the PWA approach brings key advantages, reliance on uneven browser support for emerging web standards poses compatibility risks requiring graceful fallback options in the short term. Careful testing across target devices is thereby essential to avoid fragmentation.</text:p>
      <text:p text:style-name="P82"/>
      <text:p text:style-name="P82"/>
      <text:p text:style-name="P40">In conclusion, while native applications deliver gold standard device-optimized experiences and hybrid cross-platform solutions offer tempting development efficiency, Progressive Web Applications balance important accessibility, universality and rapid iteration goals for our needs today. By leveraging the strengths of web while providing immersive application-style features, PWAs empower our ambitious vision while mitigating barriers facing users and developers alike. We’re confident in this modern technology pathway moving forward.</text:p>
      <text:p text:style-name="P40"/>
      <text:p text:style-name="P40"/>
      <text:p text:style-name="P40"/>
      <text:p text:style-name="P40"/>
      <text:p text:style-name="P40"/>
      <text:p text:style-name="P40"/>
      <text:p text:style-name="P40"/>
      <text:p text:style-name="P40"/>
      <text:p text:style-name="P70">Design</text:p>
      <text:p text:style-name="P70"/>
      <text:p text:style-name="P44"><text:soft-page-break/>Architecture</text:p>
      <text:p text:style-name="P31"/>
      <text:p text:style-name="P40">In crafting the architecture for our Progressive Web Application (PWA), we embarked on a thorough exploration of technologies and frameworks to ensure optimal scalability, performance, and developer efficiency. The chosen architecture revolves around a front-end built with React, complemented by a robust monolithic API, with the potential for additional microservice APIs, all backed by a PostgreSQL database for its relational data model.</text:p>
      <text:p text:style-name="P40"/>
      <text:p text:style-name="P73"><text:span text:style-name="T12">Front-End Powered by React</text:span><text:line-break/>React emerges as an ideal front-end engine for crafting complex, interactive user interfaces given its emphasis on composable components, blazing fast rendering through a virtual DOM, and rich ecosystem of third-party libraries. React's declarative, function-based approach lends itself to rapid building and iterating of modular UI building blocks. One-way data flow and immutable state architecture simplify debugging and testing workflows. Backed by industry giants like Facebook and trusted by leading tech firms, React offers a stable, high-momentum foundation advancing our ambitions.</text:p>
      <text:p text:style-name="P73"/>
      <text:p text:style-name="P57"><text:span text:style-name="T20">Monolith</text:span>Backend API Driven by Express, GraphQL and Apollo Server</text:p>
      <text:p text:style-name="P73">For the backend, we opted for a monolithic API architecture powered by GraphQL atop ExpressJS. ExpressJS serves as the foundation for rapidly creating HTTP servers capable of efficiently handling numerous connections. GraphQL, a runtime and API language built on REST principles, provides a centralized endpoint with robust type-checking and a concise syntax, streamlining API development. Its class-influenced writing style, encapsulated within JavaScript dictionaries, promotes clarity and maintainability, surpassing the verbosity of traditional REST and SOAP architectures. Additionally, GraphQL's flexibility enables us to accommodate evolving requirements and seamlessly integrate new features into the platform.</text:p>
      <text:p text:style-name="P73"/>
      <text:p text:style-name="P73"><text:span text:style-name="T12">Real-Time Data Flow Via WebSockets</text:span><text:line-break/>To facilitate the instant interactions that define social platforms, Apollo integrates WebSocket handshake capabilities for low-latency duplex communication. Encrypted WebSocket channels enable direct push messaging to client devices logged into our application. This architecture removes noisy polling requirements, optimizes data exchange and supports real-time feed updates, online indicators and chat functionalities out-of-the-box.</text:p>
      <text:p text:style-name="P73"/>
      <text:p text:style-name="P57">Performance-Critical Microservices in Rust</text:p>
      <text:p text:style-name="P87"><text:soft-page-break/><text:span text:style-name="T1"><text:s/></text:span><text:span text:style-name="T2">While our core system runs as a GraphQL monolith, we recognize certain subsystems like multimedia processing warrant isolation given their performance sensitivity. For these cases, Rust offers an attractive combination of raw speed meeting C++ with memory safety guarantees through compile-time checking. Its lightweight threads and fearless concurrency model ensure our video pipelines and transcoding layers achieve maximize resource efficiency even under load.</text:span></text:p>
      <text:p text:style-name="P73"/>
      <text:p text:style-name="P57">Data Management with PostgreSQL and Prisma</text:p>
      <text:p text:style-name="P73">PostgreSQL emerged as the database management system of choice for its seamless integration with GraphQL through the Prisma ORM. Prisma simplifies database interactions with its intuitive syntax, robust type definitions, and automatic schema migrations, enhancing developer productivity and code maintainability. Additionally, PostgreSQL's support for advanced features such as arrays and JSONB data types offers flexibility in data modeling, empowering us to represent complex relationships and structures with ease. By leveraging Prisma alongside PostgreSQL, we ensure efficient data management and seamless integration with our GraphQL API, enabling rapid development and iteration of new features.</text:p>
      <text:p text:style-name="P73"/>
      <text:p text:style-name="P73"/>
      <text:p text:style-name="P40">In summary, the chosen architecture represents a careful balance between cutting-edge technologies, industry best practices, and pragmatic considerations. By leveraging the strengths of React, GraphQL, ExpressJS, WebSocket, Rust, PostgreSQL, and Prisma, we've laid the foundation for a scalable, performant, and developer-friendly social media platform. This architecture empowers us to deliver a seamless and engaging user experience while remaining flexible and adaptable to evolving requirements and user feedback.</text:p>
      <text:p text:style-name="P31"/>
      <text:p text:style-name="P31"/>
      <text:p text:style-name="P31"/>
      <text:p text:style-name="P31"/>
      <text:p text:style-name="P44">Client</text:p>
      <text:p text:style-name="P44"/>
      <text:p text:style-name="P15">Router</text:p>
      <text:p text:style-name="P40">In the development journey of our React application, the creation of a robust router system was pivotal for managing user workflows and page navigation seamlessly. Starting from the default directory of App.js, I meticulously crafted the router to orchestrate the rendering of various pages based on user interactions and authentication status.</text:p>
      <text:p text:style-name="P40"/>
      <text:p text:style-name="P40"><text:soft-page-break/>As a single-page application (SPA), our React app operates by dynamically rendering UI elements within the DOM, eliminating the need for page refreshes during navigation. Leveraging state management and prop passing, I methodically planned out the user workflows and anticipated the pages they might encounter during their journey within the application.</text:p>
      <text:p text:style-name="P40"/>
      <text:p text:style-name="P40">To streamline page navigation and abstract away the complexities of prop drilling, I integrated the React-Router package. This powerful library facilitates declarative routing in React applications, enabling intuitive page navigation while adhering to best programming practices.</text:p>
      <text:p text:style-name="P40"/>
      <text:p text:style-name="P40">Central to the router's design is its role as a gatekeeper for protected routes, contingent upon the method of user authentication employed – in this case, local cookie-based authentication. By validating the existence of locally-saved cookies containing user identifiers and API keys, the router dynamically adjusts the availability of protected routes. If the necessary cookies are absent, access to protected routes is denied, preventing futile server calls and enhancing security. Instead, users are seamlessly redirected to a designated 404 error page, ensuring a smooth and consistent browsing experience.</text:p>
      <text:p text:style-name="P40"/>
      <text:p text:style-name="P40">Looking ahead, there are opportunities to further enhance the router's functionality and security measures. Implementing IP tracking mechanisms could serve as an additional layer of defense against spam and unauthorized access attempts, complementing the existing authentication safeguards. However, it's important to acknowledge the limitations of IP tracking, particularly in scenarios where users utilize proxy servers to obfuscate their true location.</text:p>
      <text:p text:style-name="P40"/>
      <text:p text:style-name="P40">In essence, the router serves as the backbone of our React application, orchestrating seamless page navigation, enforcing authentication protocols, and safeguarding the integrity of our platform's user experience. Through meticulous planning and integration of industry-standard tools like React-Router, we ensure a cohesive and intuitive browsing experience for our users while upholding the highest standards of security and usability.</text:p>
      <text:p text:style-name="P15"/>
      <text:h text:style-name="P1" text:outline-level="2">Route<text:span text:style-name="T16">s</text:span></text:h>
      <text:p text:style-name="P15"/>
      <text:p text:style-name="P59">/portal</text:p>
      <text:p text:style-name="P76">Handles user sign-in/sign-up functionalit<text:span text:style-name="T16">y</text:span>.</text:p>
      <text:p text:style-name="P76"/>
      <text:p text:style-name="P59"><text:soft-page-break/>/onboarding </text:p>
      <text:p text:style-name="P76">Guides new users through onboarding steps to set up their accounts. </text:p>
      <text:p text:style-name="P76"/>
      <text:p text:style-name="P59">/</text:p>
      <text:p text:style-name="P76">Displays the home page with relevant content and user interactions.</text:p>
      <text:p text:style-name="P76"/>
      <text:p text:style-name="P59">/messaging</text:p>
      <text:p text:style-name="P76">Renders a list of messages for the authenticated user.</text:p>
      <text:p text:style-name="P76"/>
      <text:p text:style-name="P76"><text:span text:style-name="T12">/messaging/id/:id</text:span></text:p>
      <text:p text:style-name="P76">Displays messages exchanged with a specific user identified by ":id". </text:p>
      <text:p text:style-name="P76"/>
      <text:p text:style-name="P76"><text:span text:style-name="T12">/pos</text:span><text:span text:style-name="T13">t</text:span></text:p>
      <text:p text:style-name="P76">Allows users to create and publish posts. </text:p>
      <text:p text:style-name="P76"/>
      <text:p text:style-name="P76"><text:span text:style-name="T12">/post/id/:id </text:span></text:p>
      <text:p text:style-name="P76">Displays a specific post with its details and interactions, identified by ":id". </text:p>
      <text:p text:style-name="P76"/>
      <text:p text:style-name="P76"><text:span text:style-name="T12">/profile/:id</text:span> </text:p>
      <text:p text:style-name="P76">Shows the profile of a user identified by ":id", including their information and activities.</text:p>
      <text:p text:style-name="P76"/>
      <text:p text:style-name="P59"><text:s/>/search</text:p>
      <text:p text:style-name="P76">Enables users to search for posts, users, or other content within the application. </text:p>
      <text:p text:style-name="P76"/>
      <text:p text:style-name="P76"><text:span text:style-name="T12">/search/:id</text:span> </text:p>
      <text:p text:style-name="P76">Displays search results based on user queries, identified by ":id". </text:p>
      <text:p text:style-name="P76"/>
      <text:p text:style-name="P76"><text:span text:style-name="T12">/settings</text:span></text:p>
      <text:p text:style-name="P76">Settings Allows users to configure application settings and preferences.</text:p>
      <text:p text:style-name="P76"/>
      <text:p text:style-name="P76"/>
      <text:p text:style-name="P76"><text:soft-page-break/><text:span text:style-name="Strong_20_Emphasis">The Nav Component</text:span></text:p>
      <text:p text:style-name="P76"><text:span text:style-name="Strong_20_Emphasis"/></text:p>
      <text:p text:style-name="P40">The Nav component stands as the cornerstone of user interaction within the platform, offering intuitive navigation and seamless access to essential features. As users traverse through the platform's dynamic ecosystem, the Nav component serves as their guiding beacon, facilitating effortless exploration and engagement.</text:p>
      <text:p text:style-name="P40"/>
      <text:p text:style-name="P93"><text:span text:style-name="Strong_20_Emphasis"><text:span text:style-name="T1">Central Role in Navigation</text:span></text:span></text:p>
      <text:p text:style-name="P93"><text:span text:style-name="T1">At its core, the Nav component acts as the primary mechanism for users to navigate between different sections and functionalities of the platform. Positioned prominently within the user interface, it provides quick access to essential destinations such as the user's profile, post creation, search functionality, messaging, and settings.</text:span></text:p>
      <text:p text:style-name="P93"><text:span text:style-name="T1"/></text:p>
      <text:p text:style-name="P93"><text:span text:style-name="Strong_20_Emphasis"><text:span text:style-name="T1">Dynamic User Profile Display</text:span></text:span></text:p>
      <text:p text:style-name="P93"><text:span text:style-name="T1">One of the key features of the Nav component is its ability to dynamically display user profile information. By fetching relevant user data from the backend through GraphQL queries, such as the user's name and username, the Nav component offers a personalized touch, enhancing the user experience and fostering a sense of connection.</text:span></text:p>
      <text:p text:style-name="P93"><text:span text:style-name="T1"/></text:p>
      <text:p text:style-name="P93"><text:span text:style-name="Strong_20_Emphasis"><text:span text:style-name="T1">Efficient Data Fetching</text:span></text:span></text:p>
      <text:p text:style-name="P93"><text:span text:style-name="T1">To ensure optimal performance and responsiveness, the Nav component employs efficient data fetching strategies. Leveraging GraphQL queries with appropriate caching policies, the component fetches user information swiftly while minimizing redundant network requests. By optimizing data retrieval, the Nav component delivers a smooth and seamless navigation experience for users.</text:span></text:p>
      <text:p text:style-name="P93"><text:span text:style-name="T1"/></text:p>
      <text:p text:style-name="P93"><text:span text:style-name="Strong_20_Emphasis"><text:span text:style-name="T1">Enhanced User Experience with Icons</text:span></text:span></text:p>
      <text:p text:style-name="P93"><text:span text:style-name="T1">In scenarios where quick access to specific features is paramount, the Nav component offers enhanced functionality through icons. By incorporating visually intuitive icons for actions such as creating posts, searching for users, accessing messaging, and managing settings, the component streamlines user interaction, empowering users to accomplish tasks with ease.</text:span></text:p>
      <text:p text:style-name="P93"><text:span text:style-name="T1"/></text:p>
      <text:p text:style-name="P93"><text:span text:style-name="Strong_20_Emphasis"><text:span text:style-name="T1">Responsive Design and Layout</text:span></text:span></text:p>
      <text:p text:style-name="P93"><text:span text:style-name="T1">Designed with responsiveness in mind, the Nav component adapts seamlessly to different screen sizes and devices. Its flexible layout, characterized by well-defined sections and </text:span><text:soft-page-break/><text:span text:style-name="T1">optimal spacing, ensures readability and usability across various platforms, including desktops, tablets, and mobile devices.</text:span></text:p>
      <text:p text:style-name="P93"><text:span text:style-name="T1"/></text:p>
      <text:p text:style-name="P93"><text:span text:style-name="Strong_20_Emphasis"><text:span text:style-name="T1">Future Directions and Iterative Improvements</text:span></text:span></text:p>
      <text:p text:style-name="P93"><text:span text:style-name="T1">As the platform evolves, the Nav component will continue to evolve in tandem, incorporating new features and refinements to enhance the user experience further. Future iterations may introduce additional navigation options, customization capabilities, and integrations with emerging platform functionalities. By embracing iterative development and user feedback, the Nav component will evolve into a versatile and indispensable tool for navigating the platform's rich ecosystem.</text:span></text:p>
      <text:p text:style-name="P93"><text:span text:style-name="T1"/></text:p>
      <text:p text:style-name="P93"><text:span text:style-name="T1">In summary, the Nav component plays a pivotal role in shaping the user experience within the platform, offering intuitive navigation, personalized user profile display, and seamless access to essential features. With its dynamic functionality, efficient data fetching mechanisms, and responsive design, the Nav component empowers users to navigate the platform with confidence, fostering engagement, connection, and exploration in a vibrant digital landscape.</text:span></text:p>
      <text:p text:style-name="P76"/>
      <text:p text:style-name="P15"/>
      <text:p text:style-name="P44"/>
      <text:p text:style-name="P44"/>
      <text:p text:style-name="P44"/>
      <text:p text:style-name="P44"/>
      <text:p text:style-name="P44"/>
      <text:p text:style-name="P44"/>
      <text:p text:style-name="P45">Authentication, Authorization and User Creation</text:p>
      <text:p text:style-name="P45"/>
      <text:p text:style-name="P16">Sign Up</text:p>
      <text:p text:style-name="P16"/>
      <text:p text:style-name="P40">The sign-up process in our portal is meticulously designed to provide users with a seamless and intuitive experience, prioritizing both user convenience and data security. Leveraging modern web technologies and best practices, our sign-up flow encompasses multiple steps, each carefully crafted to collect essential user information while minimizing friction.</text:p>
      <text:p text:style-name="P40"/>
      <text:p text:style-name="P58"><text:soft-page-break/>Initiation and Input Collection</text:p>
      <text:p text:style-name="P74">Upon accessing the portal, users are presented with the option to sign up, prompting them to embark on their registration journey. The sign-up process commences with the onboarding page, where users are greeted with a series of input fields, prompting them to provide their first name, last name, preferred username, and password. Each input field is meticulously crafted to ensure a smooth user experience, with real-time validation and feedback mechanisms in place to guide users through the process. As users progress through each input field, their responses are dynamically captured and validated, ensuring data integrity and completeness.</text:p>
      <text:p text:style-name="P74"/>
      <text:p text:style-name="P58"><text:span text:style-name="T15">I</text:span>nput Validation and Sanitization</text:p>
      <text:p text:style-name="P74">As users interact with the input fields, robust validation mechanisms come into play, safeguarding against erroneous inputs and potential security vulnerabilities. Inputs undergo thorough validation checks, including length constraints, character encoding, and password complexity requirements. Any discrepancies or invalid inputs trigger immediate feedback alerts, empowering users to rectify their inputs and proceed with confidence. Additionally, inputs undergo rigorous sanitization processes, mitigating risks associated with cross-site scripting (XSS) attacks and SQL injection vulnerabilities. Through the diligent application of industry-standard sanitization techniques, our platform maintains the integrity and security of user data, upholding the highest standards of data privacy and protection.</text:p>
      <text:p text:style-name="P74"/>
      <text:p text:style-name="P58">Profile Picture Upload (Optional)</text:p>
      <text:p text:style-name="P74">As a final step in the sign-up process, users have the option to upload a profile picture, further personalizing their user experience. Leveraging modern file input mechanisms, users can seamlessly upload profile images directly from their local devices. Robust MIME type validation ensures that only supported image formats are accepted, minimizing potential security risks associated with malicious file uploads. Upon successful upload, the selected profile picture is securely transmitted to our servers, enriching the user's profile and enhancing their overall engagement with the platform.</text:p>
      <text:p text:style-name="P74"/>
      <text:p text:style-name="P58">Submission and User Creation</text:p>
      <text:p text:style-name="P74">Upon completion of all required inputs, users are prompted to confirm their registration by submitting their information. A comprehensive validation process ensures that all required fields are adequately filled, preventing incomplete submissions and data loss. Once validated, user inputs are securely transmitted to our backend servers, where they undergo final processing and user creation. Leveraging state-of-the-art encryption and hashing techniques, user passwords are securely hashed before being stored in our databases, safeguarding sensitive user credentials from unauthorized access or breaches. Upon successful user creation, users are seamlessly redirected to the platform's home page, <text:soft-page-break/>where they can begin exploring the full range of features and functionalities available to them.</text:p>
      <text:p text:style-name="P74"/>
      <text:p text:style-name="P40">In conclusion, our sign-up process embodies our commitment to delivering a user-centric, secure, and frictionless registration experience. By leveraging cutting-edge technologies and robust validation mechanisms, we ensure that users can onboard seamlessly while maintaining the highest standards of data security and privacy.</text:p>
      <text:p text:style-name="P40"/>
      <text:p text:style-name="P40"/>
      <text:p text:style-name="P75"/>
      <text:p text:style-name="P17">Sign In</text:p>
      <text:p text:style-name="P17"/>
      <text:p text:style-name="P32">Crafting a robust Sign In Process is paramount, ensuring both security and usability are seamlessly integrated into the user experience. Our approach to the Sign In Process revolves around leveraging Google OAuth for authentication, providing users with a familiar and trusted method to access our platform.</text:p>
      <text:p text:style-name="P32"/>
      <text:p text:style-name="P32">To maintain data integrity and domain reservation during development, we've opted to temporarily restrict sign-up and sign-in functionalities. This strategic decision aligns with best practices, allowing us to focus on building core features while safeguarding against potential data loss or domain conflicts.</text:p>
      <text:p text:style-name="P32"/>
      <text:p text:style-name="P32">Adhering to Jacob's Law, our design ensures that the sign-in flow follows familiar patterns found across the web, facilitating user navigation within our Progressive Web Application (PWA). By integrating Google OAuth, users can effortlessly sign in using their existing Google accounts, minimizing friction and enhancing user engagement.</text:p>
      <text:p text:style-name="P32"/>
      <text:p text:style-name="P32">An architectural consideration we've addressed is the initial transfer of user ID and secret key through URL parameters during sign-in. While this simplifies implementation by avoiding the need for client-server sessions, it introduces security risks due to the logging nature of our internet and it’s maintainers behind the scenes. In hindsight, adopting a session-based architecture could offer better security and scalability for future iterations.</text:p>
      <text:p text:style-name="P32"/>
      <text:p text:style-name="P32">In addition to Google OAuth, our design incorporates local credential functionality, enabling users to sign in with a username and password combination. To bolster security, we implement length checks and escape special characters to mitigate potential code <text:soft-page-break/>execution vulnerabilities. However, we recognize the importance of centralizing validation logic to adhere to the DRY (Don't Repeat Yourself) principle.</text:p>
      <text:p text:style-name="P32"/>
      <text:p text:style-name="P32">Regarding password authentication, we employ bcrypt hashing to securely store and transmit passwords, safeguarding sensitive user data from unauthorized access. While preflight password checks could optimize server load, they may inadvertently aid attackers in brute-force attacks. Therefore, our design prioritizes robust security measures over potential performance gains.</text:p>
      <text:p text:style-name="P32"/>
      <text:p text:style-name="P32">Upon successful authentication, sensitive user data, including the user's ID and secret key, are securely transmitted to the client with the aide of https protocols granting even greater security due to the encryption during transmission The user is then seamlessly redirected to the home page, granting access to the application's features while maintaining a secure sign-in process.</text:p>
      <text:p text:style-name="P32"/>
      <text:p text:style-name="P32">In summary, our Sign In Process design harmonizes security, usability, and development considerations to deliver a seamless and secure user experience. Moving forward, we will continue refining our authentication mechanisms to meet evolving security standards and user expectations.</text:p>
      <text:p text:style-name="P15"/>
      <text:p text:style-name="P15"/>
      <text:p text:style-name="P15"/>
      <text:p text:style-name="P15"/>
      <text:p text:style-name="P18">Authorization</text:p>
      <text:p text:style-name="P18"/>
      <text:p text:style-name="P33">In order to ensure consistent authentication and maintain login persistence across requests, websockets are utilized. Whenever there is a change in the socket or the cookies, a new payload is emitted to the server, updating the socket ID associated with the end user, akin to a session but without the need for external packages which may not suit us if we scale.</text:p>
      <text:p text:style-name="P33"/>
      <text:h text:style-name="P2" text:outline-level="3">Quick Reload and Persistence</text:h>
      <text:p text:style-name="P38">Utilizing websockets allows for quick reloads and ensures persistence of the login state. Even if a user maliciously attempts to maintain persistence by altering cookie expiration dates in developer tools, the websocket-based authentication mechanism remains intact.</text:p>
      <text:p text:style-name="P38"/>
      <text:h text:style-name="P2" text:outline-level="3"><text:soft-page-break/>Seamless Transition on Password Change</text:h>
      <text:p text:style-name="P38">In the event that a user changes their password while logged in, the websocket-based authentication facilitates seamless transition without requiring the user to log in again. The updated credentials are automatically propagated via the websocket connection.</text:p>
      <text:p text:style-name="P38"/>
      <text:h text:style-name="P2" text:outline-level="3">Centralized Authentication Management</text:h>
      <text:p text:style-name="P38">Authentication management via websockets is centralized and operates within the client context, making it available throughout the application. This centralized approach simplifies authentication handling and ensures uniformity across various application subroutines.</text:p>
      <text:p text:style-name="P38"/>
      <text:h text:style-name="P2" text:outline-level="3">WebSocket Initialization</text:h>
      <text:p text:style-name="P38">WebSocket initialization is handled within the client-side code using libraries such as Socket.IO. Upon establishing a websocket connection, the client emits an "initialConnection" event to the server, providing the user's ID and secret key for authentication purposes.</text:p>
      <text:p text:style-name="P38"/>
      <text:h text:style-name="P2" text:outline-level="3">Server-Side Authentication</text:h>
      <text:p text:style-name="P38">On the server side, Socket.IO listens for "initialConnection" events and verifies the user's credentials using the provided ID and secret key. If the credentials are valid, the server associates the user's socket ID with their account, enabling subsequent communication via the websocket connection.</text:p>
      <text:p text:style-name="P38"/>
      <text:h text:style-name="P2" text:outline-level="3">Integration with GraphQL API</text:h>
      <text:p text:style-name="P38">The websocket-based authentication seamlessly integrates with the GraphQL API, ensuring that authenticated users can securely access the application's functionalities. The GraphQL context includes the websocket instance, enabling real-time communication between the client and server.</text:p>
      <text:p text:style-name="P38"/>
      <text:h text:style-name="P2" text:outline-level="3">Scalability and Reliability</text:h>
      <text:p text:style-name="P38">By leveraging websockets for authentication and session management, the application architecture remains scalable and resilient. Websockets support efficient bi-directional communication, making them well-suited for real-time applications requiring persistent connections.</text:p>
      <text:p text:style-name="P38"/>
      <text:h text:style-name="P2" text:outline-level="3"><text:soft-page-break/>Continuous Authentication Monitoring</text:h>
      <text:p text:style-name="P38">The websocket connection enables continuous authentication monitoring, allowing the server to detect unauthorized access or session tampering in real-time. Any suspicious activity can be promptly identified and addressed to maintain the security of user accounts.</text:p>
      <text:p text:style-name="P38"/>
      <text:h text:style-name="P2" text:outline-level="3">Enhanced User Experience</text:h>
      <text:p text:style-name="P38">Overall, the utilization of websockets for authentication enhances the user experience by providing seamless login persistence, real-time updates, and robust security measures. This approach ensures that users can securely interact with the application while enjoying uninterrupted access to its features.</text:p>
      <text:p text:style-name="P38"/>
      <text:p text:style-name="P38"/>
      <text:p text:style-name="P38"/>
      <text:p text:style-name="P38"/>
      <text:p text:style-name="P38"/>
      <text:p text:style-name="P38"/>
      <text:p text:style-name="P38"/>
      <text:p text:style-name="P38"/>
      <text:p text:style-name="P46">Home Page with Feed</text:p>
      <text:p text:style-name="P46"/>
      <text:p text:style-name="P24">Introduction to the Feed Functionality</text:p>
      <text:p text:style-name="P34">The home/feed functionality serves as the cornerstone of our application, offering users a curated selection of posts tailored to their interests and social interactions. This section explores the intricate workings of the feed system, emphasizing its role in driving user engagement and setting the stage for future monetization strategies.</text:p>
      <text:p text:style-name="P34"/>
      <text:p text:style-name="P26">Components of the Home Page</text:p>
      <text:p text:style-name="P36">At the core of the home page are two essential components: the navigation bar (nav) and the posts section. While the navigation bar provides access to various features and sections within the application, the posts section dynamically delivers content customized to each user's preferences. Additionally, the DiscoverUsers component, though currently experiencing caching issues, holds promise for enhancing user discovery and connection-building within the platform.</text:p>
      <text:p text:style-name="P36"/>
      <text:p text:style-name="P26"><text:soft-page-break/>Dynamic Feed Customization</text:p>
      <text:p text:style-name="P36"><text:s/>An integral aspect of the user experience is the ability to customize the feed to individual preferences. Users can select from a range of feed settings, including Recommended, Following, Chronological Order, or Friends, allowing them to curate their browsing experience based on their social connections and interests. This dynamic customization ensures that each user receives content aligned with their preferences and social network interactions.</text:p>
      <text:p text:style-name="P36"/>
      <text:p text:style-name="P26">Persistent Feed Settings</text:p>
      <text:p text:style-name="P36">To maintain consistency across user sessions, the application stores feed settings in cookies, preserving users' preferences between visits. Upon accessing the home page, the application retrieves these stored settings, seamlessly fetching the corresponding feed content based on the user's preferences. In the absence of stored settings, the feed defaults to the recommended option, providing users with a personalized browsing experience from the start.</text:p>
      <text:p text:style-name="P36"/>
      <text:p text:style-name="P26">Recommended Feed Algorithm</text:p>
      <text:p text:style-name="P36">The recommended feed algorithm serves as the backbone of the feed system, utilizing sophisticated calculations to determine post relevance and prominence. By aggregating posts from the user's following and friends, the algorithm calculates a combined average ratio for each post category, ensuring equitable representation across different post classes. The introduction of a multiplier further enhances the algorithm's capabilities, adjusting the prominence of each post class to maintain fairness and relevance.</text:p>
      <text:p text:style-name="P36"/>
      <text:p text:style-name="P26">Optimization Strategies</text:p>
      <text:p text:style-name="P36">Efficient sorting algorithms, such as Merge Sort are employed to organize posts chronologically and optimize feed performance, particularly when dealing with large datasets. The algorithm iteratively traverses and adjusts post ratios, prioritizing newer content while preserving the feed's chronological order. Additionally, optimization efforts focus on streamlining critical operations and minimizing redundant code to enhance overall efficiency and scalability.</text:p>
      <text:p text:style-name="P36"/>
      <text:p text:style-name="P26">Future Monetization Potential</text:p>
      <text:p text:style-name="P36">The incorporation of a multiplier in the recommended feed algorithm lays the groundwork for future monetization strategies, particularly through the promotion of sponsored posts. By leveraging the multiplier to adjust post prominence based on promotional investments, the platform can offer businesses enhanced visibility and reach to targeted audiences. This <text:soft-page-break/>opens up avenues for generating revenue through sponsored content partnerships, thereby enhancing the platform's financial viability and sustainability.</text:p>
      <text:p text:style-name="P36"/>
      <text:p text:style-name="P26">Conclusion</text:p>
      <text:p text:style-name="P36">In conclusion, the home/feed functionality is central to our application's user experience, delivering personalized and engaging content tailored to individual preferences and social interactions. Through sophisticated algorithms, persistent feed settings, and optimization strategies, the application provides a seamless browsing experience while paving the way for future monetization and profitability. By continuously refining and evolving the feed system, we can ensure the platform's relevance, engagement, and long-term success in meeting user needs and driving business growth.</text:p>
      <text:p text:style-name="P36"/>
      <text:p text:style-name="P36"/>
      <text:p text:style-name="P36"/>
      <text:p text:style-name="P36"/>
      <text:p text:style-name="P36"/>
      <text:p text:style-name="P36"/>
      <text:p text:style-name="P36"/>
      <text:p text:style-name="P36"/>
      <text:p text:style-name="P47">Post Workflow</text:p>
      <text:p text:style-name="P19"><text:span text:style-name="Strong_20_Emphasis"/></text:p>
      <text:p text:style-name="P19"><text:span text:style-name="Strong_20_Emphasis"/></text:p>
      <text:p text:style-name="P40">Posting content on the network is a fundamental aspect of user engagement and interaction within the platform. This process is streamlined to ensure ease of use and seamless integration of multimedia content.</text:p>
      <text:p text:style-name="P40"/>
      <text:p text:style-name="P88"><text:span text:style-name="Strong_20_Emphasis"><text:span text:style-name="T1">User Interface Integration</text:span></text:span></text:p>
      <text:p text:style-name="P88"><text:span text:style-name="T1">Users initiate the posting process by clicking the "add" button conveniently located in the navigation bar. This action triggers the display of a user interface featuring essential components such as an image icon, a text input field, and a send icon. The inclusion of these elements enables users to compose visually captivating posts accompanied by descriptive text.</text:span></text:p>
      <text:p text:style-name="P88"><text:span text:style-name="T1"/></text:p>
      <text:p text:style-name="P88"><text:span text:style-name="Strong_20_Emphasis"><text:span text:style-name="T1">Image Selection and Processing</text:span></text:span></text:p>
      <text:p text:style-name="P88"><text:soft-page-break/><text:span text:style-name="T1">Clicking the image icon activates the browser's FileReader API, empowering users to select images from their local storage or device. Once an image is selected, it undergoes conversion into an array of unsigned bits, optimizing data transmission and processing efficiency. The converted image data is then transmitted to the backend image server for storage and processing.</text:span></text:p>
      <text:p text:style-name="P88"><text:span text:style-name="T1"/></text:p>
      <text:p text:style-name="P88"><text:span text:style-name="Strong_20_Emphasis"><text:span text:style-name="T1">Backend Image Server</text:span></text:span></text:p>
      <text:p text:style-name="P88"><text:span text:style-name="T1">The backend image server, meticulously engineered in Rust for optimal performance, receives and processes the transmitted image data. Leveraging Rust's robustness and efficiency, the server assembles the image and makes it available for viewing within the platform. This architecture ensures reliable and high-performance image storage and retrieval, enhancing the overall user experience.</text:span></text:p>
      <text:p text:style-name="P88"><text:span text:style-name="T1"/></text:p>
      <text:p text:style-name="P88"><text:span text:style-name="Strong_20_Emphasis"><text:span text:style-name="T1">Text Content Input</text:span></text:span></text:p>
      <text:p text:style-name="P88"><text:span text:style-name="T1">In parallel with image processing, users can input accompanying text content via the text input field. This text serves to provide context, additional information, or commentary related to the posted image. The text input feature is seamlessly integrated into the posting workflow, enabling users to create comprehensive and engaging posts.</text:span></text:p>
      <text:p text:style-name="P88"><text:span text:style-name="T1"/></text:p>
      <text:p text:style-name="P88"><text:span text:style-name="Strong_20_Emphasis"><text:span text:style-name="T1">Posting and Navigation</text:span></text:span></text:p>
      <text:p text:style-name="P88"><text:span text:style-name="T1">Upon completion of content input and image selection, users can initiate the posting process by clicking the send icon. This action triggers the creation of the post within the platform's database, associating it with the user's account and making it accessible to other users. Upon successful posting, users are navigated to the newly created post's URL, facilitating immediate interaction and engagement with the posted content.</text:span></text:p>
      <text:p text:style-name="P88"><text:span text:style-name="T1"/></text:p>
      <text:p text:style-name="P88"><text:span text:style-name="Strong_20_Emphasis"><text:span text:style-name="T1">Future Enhancements</text:span></text:span></text:p>
      <text:p text:style-name="P88"><text:span text:style-name="T1">While the current implementation focuses on image uploads, future iterations of the platform may explore additional multimedia content options such as video uploads. Additionally, enhancements to input validation and error handling mechanisms will be prioritized to ensure the integrity and security of uploaded content.</text:span></text:p>
      <text:p text:style-name="P88"><text:span text:style-name="T1"/></text:p>
      <text:p text:style-name="Text_20_body"><text:span text:style-name="T1"/></text:p>
      <text:p text:style-name="Text_20_body"><text:span text:style-name="T1">The post workflow exemplifies the platform's commitment to delivering a user-centric and feature-rich experience. By integrating seamless image processing, text input, and backend infrastructure, the platform empowers users to create and share engaging content effortlessly. As the platform evolves, continued refinement and innovation will drive the </text:span><text:soft-page-break/><text:span text:style-name="T1">enhancement of posting functionalities, fostering a vibrant and dynamic community of users.</text:span></text:p>
      <text:p text:style-name="Text_20_body"><text:span text:style-name="T1"/></text:p>
      <text:p text:style-name="Text_20_body"><text:span text:style-name="T1"/></text:p>
      <text:p text:style-name="Text_20_body"><text:span text:style-name="Strong_20_Emphasis"><text:span text:style-name="T1">Post Component</text:span></text:span></text:p>
      <text:p text:style-name="Text_20_body"><text:span text:style-name="Strong_20_Emphasis"><text:span text:style-name="T1"/></text:span></text:p>
      <text:p text:style-name="P40">The Post component is a vital element of the platform's user experience, providing a seamless interface for users to engage with and interact with posts shared by others. Let's delve into the functionality and workflow encapsulated within this component.</text:p>
      <text:p text:style-name="P40"/>
      <text:p text:style-name="P89"><text:span text:style-name="Strong_20_Emphasis"><text:span text:style-name="T1">Intersection Observer</text:span></text:span></text:p>
      <text:p text:style-name="P89"><text:span text:style-name="T1">The Post component leverages the useInView hook from the react-intersection-observer library to detect whether the post is within the user's viewport. This optimization technique ensures that post view events are triggered only when the post becomes visible, enhancing performance and reducing unnecessary API calls.</text:span></text:p>
      <text:p text:style-name="P89"><text:span text:style-name="T1"/></text:p>
      <text:p text:style-name="P89"><text:span text:style-name="Strong_20_Emphasis"><text:span text:style-name="T1">Viewing Posts</text:span></text:span></text:p>
      <text:p text:style-name="P89"><text:span text:style-name="T1">Upon detecting visibility, the component triggers a postViewed mutation to record the user's interaction with the post. This mutation captures essential data such as the post ID, user ID, and secret key for authentication. By persisting this information in the backend, the platform can track post views and analyze user engagement metrics effectively. However, it's crucial to note that the input parameters from the client-side have not been sanitized yet, representing a potential security vulnerability that requires attention in future iterations.</text:span></text:p>
      <text:p text:style-name="P89"><text:span text:style-name="T1"/></text:p>
      <text:p text:style-name="P89"><text:span text:style-name="Strong_20_Emphasis"><text:span text:style-name="T1">Liking Posts</text:span></text:span></text:p>
      <text:p text:style-name="P89"><text:span text:style-name="T1">In addition to viewing posts, users can express their appreciation for a post by liking it. The Post component facilitates this interaction through the onDoubleClick event, which triggers the like function. Upon activation, the component invokes the postLiked mutation to register the user's like action. Similar to post viewing, this mutation captures relevant user and post data for tracking and analysis purposes. Notably, a visual indicator in the form of a heart icon appears momentarily to provide feedback to the user during the liking process.</text:span></text:p>
      <text:p text:style-name="P89"><text:span text:style-name="T1"/></text:p>
      <text:p text:style-name="P89"><text:span text:style-name="Strong_20_Emphasis"><text:span text:style-name="T1">Real-time Feedback</text:span></text:span></text:p>
      <text:p text:style-name="P89"><text:span text:style-name="T1">Throughout the interaction process, users receive real-time feedback on their actions, enhancing the overall user experience and fostering engagement. Whether it's the visual </text:span><text:soft-page-break/><text:span text:style-name="T1">cue of the heart icon during liking or the seamless post loading triggered by the Intersection Observer, users remain informed and engaged at every step.</text:span></text:p>
      <text:p text:style-name="P89"><text:span text:style-name="T1"/></text:p>
      <text:p text:style-name="P89"><text:span text:style-name="Strong_20_Emphasis"><text:span text:style-name="T1">Future Considerations</text:span></text:span></text:p>
      <text:p text:style-name="P89"><text:span text:style-name="T1">As the platform evolves, there are several areas for potential enhancement within the Post component. One avenue for improvement is the implementation of input sanitization to mitigate security risks associated with client-side data manipulation. Additionally, optimizing the component's rendering performance and refining the user feedback mechanisms can further elevate the user experience </text:span><text:span text:style-name="T5">aswell as potentially revealing performance metrics to the poster</text:span><text:span text:style-name="T1">.</text:span></text:p>
      <text:p text:style-name="P90"><text:span text:style-name="T1"/></text:p>
      <text:p text:style-name="P90"><text:span text:style-name="T1"/></text:p>
      <text:p text:style-name="Text_20_body"><text:span text:style-name="Strong_20_Emphasis"><text:span text:style-name="T2">In summary,</text:span></text:span><text:span text:style-name="T1"> the Post component encapsulates essential functionality for user engagement and interaction within the platform. From recording post views to facilitating post likes, this component plays a pivotal role in fostering a vibrant and dynamic community of users. With ongoing refinement and innovation, the Post component will continue to enrich the platform's user experience and drive sustained engagement.</text:span></text:p>
      <text:p text:style-name="Text_20_body"><text:span text:style-name="T1"/></text:p>
      <text:p text:style-name="Text_20_body"><text:span text:style-name="T1"/></text:p>
      <text:p text:style-name="Text_20_body"><text:span text:style-name="Strong_20_Emphasis"><text:span text:style-name="T1">Singular Post Page</text:span></text:span></text:p>
      <text:p text:style-name="Text_20_body"><text:span text:style-name="Strong_20_Emphasis"><text:span text:style-name="T1"/></text:span></text:p>
      <text:p text:style-name="P40">The PostView component serves as a dedicated space for displaying individual posts within the platform's ecosystem. It excels not only in efficiently fetching and presenting post content but also in facilitating seamless sharing and distraction-free viewing experiences.</text:p>
      <text:p text:style-name="P40"/>
      <text:p text:style-name="P40"/>
      <text:p text:style-name="P94"><text:span text:style-name="Strong_20_Emphasis"><text:span text:style-name="T1">Dynamic Post Retrieval</text:span></text:span></text:p>
      <text:p text:style-name="P94"><text:span text:style-name="T1">Utilizing GraphQL queries through Apollo Client's useQuery hook, PostView dynamically fetches post details based on the provided post ID. This ensures rapid retrieval of post data while maintaining a responsive user interface.</text:span></text:p>
      <text:p text:style-name="P94"><text:span text:style-name="T1"/></text:p>
      <text:p text:style-name="P94"><text:span text:style-name="Strong_20_Emphasis"><text:span text:style-name="T1">Parameterized Routing for Versatility</text:span></text:span></text:p>
      <text:p text:style-name="P94"><text:span text:style-name="T1">PostView leverages parameterized routing functionality provided by React Router DOM's useParams hook. This enables the component to extract the post ID from the URL, allowing users to effortlessly view different posts within the same page layout.</text:span></text:p>
      <text:p text:style-name="P94"><text:span text:style-name="T1"/></text:p>
      <text:p text:style-name="P94"><text:soft-page-break/><text:span text:style-name="Strong_20_Emphasis"><text:span text:style-name="T1">Efficient State Management for Post ID</text:span></text:span></text:p>
      <text:p text:style-name="P94"><text:span text:style-name="T1">The internal state of PostView is managed using the useState hook, enabling it to track the current post ID effectively. This ensures seamless responsiveness to changes in URL parameters, facilitating post data refetching and rendering updates as necessary.</text:span></text:p>
      <text:p text:style-name="P94"><text:span text:style-name="T1"/></text:p>
      <text:p text:style-name="P94"><text:span text:style-name="Strong_20_Emphasis"><text:span text:style-name="T1">Conditional Rendering for User-Focused Experience</text:span></text:span></text:p>
      <text:p text:style-name="P94"><text:span text:style-name="T1">Upon successful retrieval of post details, PostView implements conditional rendering to display the Post component. By passing the fetched post data as props, it provides users with a streamlined and immersive viewing experience, enhancing engagement and satisfaction.</text:span></text:p>
      <text:p text:style-name="P94"><text:span text:style-name="T1"/></text:p>
      <text:p text:style-name="P94"><text:span text:style-name="Strong_20_Emphasis"><text:span text:style-name="T1">User-Friendly Sharing and Accessibility</text:span></text:span></text:p>
      <text:p text:style-name="P94"><text:span text:style-name="T1">One of the standout features of PostView is its accessibility to users who haven't signed up for the platform. Unlike many social media platforms, users aren't required to have an account or be logged in to view posts. This makes it incredibly easy to share posts with friends and followers, regardless of their platform membership status.</text:span></text:p>
      <text:p text:style-name="P94"><text:span text:style-name="T1"/></text:p>
      <text:p text:style-name="P94"><text:span text:style-name="Strong_20_Emphasis"><text:span text:style-name="T1">Distraction-Free Viewing for Aesthetic Appreciation</text:span></text:span></text:p>
      <text:p text:style-name="P94"><text:span text:style-name="T1">PostView is intentionally designed to offer a distraction-free environment for viewing posts. This minimalist approach ensures that users can focus solely on the content without any clutter or distractions. It's particularly well-suited for aesthetic screenshots or sharing visually appealing posts on other platforms.</text:span></text:p>
      <text:p text:style-name="P95"><text:span text:style-name="T1"/></text:p>
      <text:p text:style-name="P94"><text:span text:style-name="Strong_20_Emphasis"><text:span text:style-name="T1">Enhanced User Experience and Engagement</text:span></text:span></text:p>
      <text:p text:style-name="P94"><text:span text:style-name="T1">By providing seamless sharing capabilities and a distraction-free viewing environment, PostView enhances the overall user experience and promotes greater engagement with platform content. Its user-focused design encourages exploration and interaction, fostering a vibrant and inclusive online community.</text:span></text:p>
      <text:p text:style-name="P94"><text:span text:style-name="T1"/></text:p>
      <text:p text:style-name="P94"><text:span text:style-name="T1"/></text:p>
      <text:p text:style-name="Text_20_body"><text:span text:style-name="T1">In summary, the PostView component offers a compelling solution for viewing individual posts within the platform. With its dynamic data retrieval, parameterized routing, user-friendly sharing options, and distraction-free viewing experience, PostView exemplifies user-centric design principles and promotes seamless interaction with platform content.</text:span></text:p>
      <text:p text:style-name="Text_20_body"><text:span text:style-name="T1"/></text:p>
      <text:p text:style-name="P20"/>
      <text:p text:style-name="P20"><text:soft-page-break/></text:p>
      <text:p text:style-name="P20"/>
      <text:p text:style-name="P20"/>
      <text:p text:style-name="P20"/>
      <text:p text:style-name="P20"/>
      <text:p text:style-name="P20"/>
      <text:p text:style-name="P20"/>
      <text:p text:style-name="P48">Profile Page</text:p>
      <text:p text:style-name="P48"><text:span text:style-name="Strong_20_Emphasis"/></text:p>
      <text:p text:style-name="P40">The profile page serves as a dynamic hub where users can explore and interact with each other's content. It features a comprehensive display of user information and a curated list of their posts.</text:p>
      <text:p text:style-name="P40"/>
      <text:p text:style-name="P89"><text:span text:style-name="Strong_20_Emphasis"><text:span text:style-name="T1">Profile Display</text:span></text:span></text:p>
      <text:p text:style-name="P89"><text:span text:style-name="T1">At the heart of the profile page lies the ProfileInfo component, meticulously crafted to showcase vital user details. From the user's name and username to their follower count and following count, every aspect is elegantly presented. This information is fetched from the API based on URL parameters, ensuring a tailored experience for each user. However, it's crucial to note that the input from URL parameters has not been sanitized yet, leaving the system vulnerable to malicious code injection. Addressing this issue is paramount to safeguarding the platform's integrity and user security.</text:span></text:p>
      <text:p text:style-name="P89"><text:span text:style-name="T1"/></text:p>
      <text:p text:style-name="P40">In case of missing data or errors, users are gracefully redirected to the 404 page, safeguarding against potential vulnerabilities and providing a seamless browsing experience.</text:p>
      <text:p text:style-name="P40"/>
      <text:p text:style-name="P89"><text:span text:style-name="Strong_20_Emphasis"><text:span text:style-name="T1">Post Display</text:span></text:span></text:p>
      <text:p text:style-name="P89"><text:span text:style-name="T1">Beneath the user information, users can explore a curated list of the profile owner's posts. These posts are dynamically rendered based on the data fetched from the API. Whether it's images, text, or multimedia content, users can engage with a diverse range of posts directly from the profile page.</text:span></text:p>
      <text:p text:style-name="P89"><text:span text:style-name="T1"/></text:p>
      <text:p text:style-name="P89"><text:span text:style-name="Strong_20_Emphasis"><text:span text:style-name="T1">Follow/Unfollow Workflow</text:span></text:span></text:p>
      <text:p text:style-name="P89"><text:span text:style-name="T1">The profile page also facilitates seamless interaction through the follow/unfollow feature. When a user presses the follow button, an API call is initiated to manage the follow status. First, the API verifies user authentication to ensure the integrity of the action. Then, it </text:span><text:soft-page-break/><text:span text:style-name="T1">queries the database to determine the current follow status between the logged-in user and the profile owner. If a follow relationship exists, indicating that the user is already following the profile owner, the API removes the follow entity from the database, effectively unfollowing the user. Conversely, if no follow relationship exists, a new follow entity is created, establishing a connection between the two users. This intuitive workflow ensures smooth interaction and fosters a vibrant community atmosphere.</text:span></text:p>
      <text:p text:style-name="P89"><text:span text:style-name="T1"/></text:p>
      <text:p text:style-name="P89"><text:span text:style-name="Strong_20_Emphasis"><text:span text:style-name="T1">Real-time Friendship Request</text:span></text:span></text:p>
      <text:p text:style-name="P89"><text:span text:style-name="T1">It's worth noting that following a user not only creates a potential follow relationship but also initiates a friendship request in real-time. While the friendship aspect will be explored in more detail in the friendship workflow, the platform's architecture sends a request to the other user instantaneously, signaling the intent to establish a connection. This real-time interaction enhances user engagement and fosters meaningful connections within the community.</text:span></text:p>
      <text:p text:style-name="P89"><text:span text:style-name="T1"/></text:p>
      <text:p text:style-name="P89"><text:span text:style-name="Strong_20_Emphasis"><text:span text:style-name="T1">Community Integration</text:span></text:span></text:p>
      <text:p text:style-name="P89"><text:span text:style-name="T1">Looking ahead, a potential future option for this functionality is the expansion beyond individual profiles to encompass communities. By leveraging the existing profile page framework, the platform could offer similar features tailored to community profiles. This evolution would empower users to engage with and contribute to communities of shared interests, broadening the platform's scope and fostering a sense of belonging among users.</text:span></text:p>
      <text:p text:style-name="P89"><text:span text:style-name="T1"/></text:p>
      <text:p text:style-name="P89"><text:span text:style-name="Strong_20_Emphasis"><text:span text:style-name="T1">Friendship Circumvention</text:span></text:span></text:p>
      <text:p text:style-name="P89"><text:span text:style-name="T1">A nifty bug in the system is that if a user follows themselves, they inadvertently become their own friend, circumventing the friend workflow. This unexpected behavior, while amusing, highlights the importance of thorough testing and validation in software development to uncover and address such edge cases.</text:span></text:p>
      <text:p text:style-name="P89"><text:span text:style-name="T1"/></text:p>
      <text:p text:style-name="P40">In summary, the profile page offers users a rich and immersive experience, combining intuitive design with seamless interaction features. Whether it's exploring user profiles, engaging with posts, or fostering connections through follow relationships, the profile page serves as a central hub for community interaction and engagement.</text:p>
      <text:p text:style-name="P40"/>
      <text:p text:style-name="P40"/>
      <text:p text:style-name="P40"/>
      <text:p text:style-name="P40"/>
      <text:p text:style-name="P40"/>
      <text:p text:style-name="P40"><text:soft-page-break/></text:p>
      <text:p text:style-name="P40"/>
      <text:p text:style-name="P40"/>
      <text:p text:style-name="P49">Friend Workflow</text:p>
      <text:p text:style-name="P21"><text:span text:style-name="Strong_20_Emphasis"/></text:p>
      <text:p text:style-name="P40">The process of fostering friendships within the platform encapsulates a seamless blend of user interaction and sophisticated backend operations. Through intuitive interfaces and robust backend functionalities, users can navigate the intricacies of friendship requests and interactions with ease, enhancing their social experience while minimizing friction.</text:p>
      <text:p text:style-name="P40"/>
      <text:p text:style-name="P91"><text:span text:style-name="Strong_20_Emphasis"><text:span text:style-name="T1">Initiating Friendship Requests</text:span></text:span></text:p>
      <text:p text:style-name="P91"><text:span text:style-name="T1">When a user decides to extend a friendship request to another user by following them, the platform triggers a series of backend processes to facilitate the potential bond between the two individuals. Leveraging GraphQL mutations and real-time communication via WebSockets, the platform ensures swift and reliable handling of friendship requests, paving the way for meaningful connections to blossom.</text:span></text:p>
      <text:p text:style-name="P91"><text:span text:style-name="T1"/></text:p>
      <text:p text:style-name="P91"><text:span text:style-name="Strong_20_Emphasis"><text:span text:style-name="T1">ProfileInsight Component Integration</text:span></text:span></text:p>
      <text:p text:style-name="P91"><text:span text:style-name="T1">The ProfileInsight component serves as a central hub for managing friendship requests, providing users with a streamlined interface to accept or reject pending requests. However, in the current version of the system, the exclusive presence of friendship requests solely on the settings page might confuse users, potentially obscuring this essential feature from easy discovery. By leveraging props and reusable components, the platform delivers a consistent user experience across various interaction scenarios, from accepting friend requests to initiating new connections.</text:span></text:p>
      <text:p text:style-name="P91"><text:span text:style-name="T1"/></text:p>
      <text:p text:style-name="P91"><text:span text:style-name="Strong_20_Emphasis"><text:span text:style-name="T1">Simplified Friendship Confirmation</text:span></text:span></text:p>
      <text:p text:style-name="P91"><text:span text:style-name="T1">In the current beta version of the platform, users can initiate friendship requests by double-clicking the ProfileInsight component, triggering backend mutations to establish the friendship entity between the users. Future iterations will introduce enhanced user interfaces, allowing users to seamlessly slide requests left or right with visual feedback, thereby streamlining the confirmation process.</text:span></text:p>
      <text:p text:style-name="P91"><text:span text:style-name="T1"/></text:p>
      <text:p text:style-name="P91"><text:span text:style-name="Strong_20_Emphasis"><text:span text:style-name="T1">Handling Denied Requests</text:span></text:span></text:p>
      <text:p text:style-name="P91"><text:span text:style-name="T1">In scenarios where a user opts to deny a friendship request, the platform gracefully handles the rejection by removing the request from the recipient's pending list permanently. </text:span><text:soft-page-break/><text:span text:style-name="T1">However, should the initiator choose to refollow the user in the future, a new friendship request is generated, providing an opportunity to reestablish the connection on mutual terms.</text:span></text:p>
      <text:p text:style-name="P91"><text:span text:style-name="T1"/></text:p>
      <text:p text:style-name="P91"><text:span text:style-name="Strong_20_Emphasis"><text:span text:style-name="T1">Future Enhancements</text:span></text:span></text:p>
      <text:p text:style-name="P91"><text:span text:style-name="T1">As the platform evolves, it envisions optimizing the visibility and accessibility of pending friendship requests to enhance user engagement further. Potential future enhancements may involve relocating pending requests within the user interface based on user feedback, striking a balance between visibility and user experience. This strategic refinement aims to reduce user friction while simultaneously optimizing platform traffic and performance.</text:span></text:p>
      <text:p text:style-name="P91"><text:span text:style-name="T1"/></text:p>
      <text:p text:style-name="P91"><text:span text:style-name="Strong_20_Emphasis"><text:span text:style-name="T1">Technical Implementation</text:span></text:span></text:p>
      <text:p text:style-name="P91"><text:span text:style-name="T1">Behind the scenes, the platform orchestrates a symphony of GraphQL mutations and database operations to manage friendship requests seamlessly. Leveraging the power of Prisma ORM and GraphQL subscriptions, the platform ensures real-time synchronization of friendship-related data, enabling users to interact with confidence and clarity.</text:span></text:p>
      <text:p text:style-name="P91"><text:span text:style-name="T1"/></text:p>
      <text:p text:style-name="P91"><text:span text:style-name="Strong_20_Emphasis"><text:span text:style-name="T1">Empowering Users with Choice</text:span></text:span></text:p>
      <text:p text:style-name="P91"><text:span text:style-name="T1">Central to the platform's ethos is the empowerment of users to curate their social experience according to their preferences. By providing intuitive interfaces and flexible interaction mechanisms, the platform enables users to navigate friendship dynamics with agency and autonomy, fostering a vibrant and inclusive online community.</text:span></text:p>
      <text:p text:style-name="P91"><text:span text:style-name="T1"/></text:p>
      <text:p text:style-name="P91"><text:span text:style-name="T1"/></text:p>
      <text:p text:style-name="P40">In essence, the Friends Workflow embodies the platform's commitment to facilitating genuine connections through intuitive interfaces and robust backend functionalities.</text:p>
      <text:p text:style-name="P21"/>
      <text:p text:style-name="P21"/>
      <text:p text:style-name="P21"/>
      <text:p text:style-name="P21"/>
      <text:p text:style-name="P21"/>
      <text:p text:style-name="P21"/>
      <text:p text:style-name="P21"/>
      <text:p text:style-name="P21"/>
      <text:p text:style-name="P50">Search Page and Functionality</text:p>
      <text:p text:style-name="P22"><text:soft-page-break/><text:span text:style-name="Strong_20_Emphasis"/></text:p>
      <text:p text:style-name="P40">The search page serves as a gateway for users to discover and connect with others within the platform's vibrant community. Through a dynamic and responsive interface, users can explore a diverse array of profiles and initiate connections effortlessly <text:span text:style-name="T17">such as instant messaging, and profile discovery, dependent on the component’s state. </text:span>The search functionality harnesses the power of GraphQL queries to deliver real-time results, enabling users to find relevant profiles with precision and ease.</text:p>
      <text:p text:style-name="P40"/>
      <text:p text:style-name="P92"><text:span text:style-name="Strong_20_Emphasis"><text:span text:style-name="T1">Intuitive Search Input</text:span></text:span></text:p>
      <text:p text:style-name="P92"><text:span text:style-name="T1">At the heart of the search page lies a user-friendly input field, where users can enter search queries and explore potential connections. With each character input, the platform dynamically queries the backend to retrieve matching profiles, ensuring a fluid and responsive search experience. By embracing a real-time search approach, the platform empowers users to discover new connections in a matter of moments.</text:span></text:p>
      <text:p text:style-name="P92"><text:span text:style-name="T1"/></text:p>
      <text:p text:style-name="P92"><text:span text:style-name="Strong_20_Emphasis"><text:span text:style-name="T1">Comprehensive Search Results</text:span></text:span></text:p>
      <text:p text:style-name="P92"><text:span text:style-name="T1">By default, the search page returns a comprehensive list of all users within the platform. Leveraging SQL queries with flexible search criteria, the platform fetches profiles that match the entered username or name substring. This inclusive approach ensures that users have access to a diverse pool of profiles, facilitating serendipitous connections and fostering a sense of community.</text:span></text:p>
      <text:p text:style-name="P92"><text:span text:style-name="T1"/></text:p>
      <text:p text:style-name="P92"><text:span text:style-name="Strong_20_Emphasis"><text:span text:style-name="T1">Temporary Result Caching</text:span></text:span></text:p>
      <text:p text:style-name="P92"><text:span text:style-name="T1">In future iterations, the platform may implement temporary result caching to mitigate redundant backend requests when users modify their search queries. By caching search results temporarily, the platform can maintain a cache of recent search queries and their corresponding results. When a user deletes a letter from their search query, instead of immediately triggering a new backend request, the platform can first check if the previous query and its results are cached.</text:span></text:p>
      <text:p text:style-name="P92"><text:span text:style-name="Strong_20_Emphasis"><text:span text:style-name="T1"/></text:span></text:p>
      <text:p text:style-name="P92"><text:span text:style-name="Strong_20_Emphasis"><text:span text:style-name="T1">Strategic Order of Results</text:span></text:span></text:p>
      <text:p text:style-name="P92"><text:span text:style-name="T1">In future iterations of the platform, the order of search results may evolve to reflect the user's average ratio, akin to a search engine's ranking algorithm. By prioritizing profiles based on their engagement metrics, such as likes, views, and interactions, the platform aims to surface high-quality connections and enhance the user's search experience. This strategic refinement serves as a beacon of guidance for users, highlighting profiles that resonate with their interests and preferences.</text:span></text:p>
      <text:p text:style-name="P92"><text:span text:style-name="T1"/></text:p>
      <text:p text:style-name="P92"><text:soft-page-break/><text:span text:style-name="Strong_20_Emphasis"><text:span text:style-name="T1">ProfileInsight Component Integration</text:span></text:span></text:p>
      <text:p text:style-name="P92"><text:span text:style-name="T1">The search results are elegantly displayed using the ProfileInsight component, providing users with a visually appealing and informative glimpse into each profile. Through seamless integration with GraphQL queries and reusable components, the platform delivers a consistent user experience across various interaction scenarios, from browsing search results to exploring individual profiles.</text:span></text:p>
      <text:p text:style-name="P92"><text:span text:style-name="T1"/></text:p>
      <text:p text:style-name="P92"><text:span text:style-name="Strong_20_Emphasis"><text:span text:style-name="T1">Empowering User Exploration</text:span></text:span></text:p>
      <text:p text:style-name="P92"><text:span text:style-name="T1">Central to the search page's design philosophy is the empowerment of users to explore and discover connections on their own terms. By providing a versatile search interface and comprehensive search results, the platform encourages users to embark on a journey of discovery, fostering meaningful connections and enriching their social experience.</text:span></text:p>
      <text:p text:style-name="P92"><text:span text:style-name="T1"/></text:p>
      <text:p text:style-name="P92"><text:span text:style-name="Strong_20_Emphasis"><text:span text:style-name="T1">Technical Implementation</text:span></text:span></text:p>
      <text:p text:style-name="P92"><text:span text:style-name="T1">Behind the scenes, the search page leverages GraphQL queries to fetch user profiles in real-time, ensuring swift and reliable retrieval of search results. The integration of GraphQL mutations enables seamless interaction with profile insights, allowing users to navigate from search results to individual profiles with ease.</text:span></text:p>
      <text:p text:style-name="P92"><text:span text:style-name="T1"/></text:p>
      <text:p text:style-name="P92"><text:span text:style-name="Strong_20_Emphasis"><text:span text:style-name="T1">Future Directions</text:span></text:span></text:p>
      <text:p text:style-name="P92"><text:span text:style-name="T1">As the platform evolves, it envisions further enhancements to the search page, including advanced filtering options, personalized recommendations, and enhanced search result visualization. By continuously iterating and refining the search experience, the platform strives to empower users to forge genuine connections and cultivate a vibrant online community.</text:span></text:p>
      <text:p text:style-name="P92"><text:span text:style-name="T1"/></text:p>
      <text:p text:style-name="P92"><text:span text:style-name="T1"/></text:p>
      <text:p text:style-name="P40">In summary, the search page represents a gateway to exploration and connection within the platform's dynamic ecosystem. Through intuitive design, strategic refinement, and robust technical foundations, the platform reimagines the search experience, empowering users to discover, connect, and thrive in a digital landscape brimming with possibilities.</text:p>
      <text:p text:style-name="P22"/>
      <text:p text:style-name="P22"/>
      <text:p text:style-name="P22"/>
      <text:p text:style-name="P22"/>
      <text:p text:style-name="P22"/>
      <text:p text:style-name="P22"><text:soft-page-break/></text:p>
      <text:p text:style-name="P22"/>
      <text:p text:style-name="P22"/>
      <text:p text:style-name="P51">Messaging</text:p>
      <text:p text:style-name="P48"/>
      <text:p text:style-name="P48"/>
      <text:p text:style-name="P96"><text:span text:style-name="Strong_20_Emphasis"><text:span text:style-name="T1">Message Overview Page</text:span></text:span></text:p>
      <text:p text:style-name="P96"><text:span text:style-name="Strong_20_Emphasis"><text:span text:style-name="T1"/></text:span></text:p>
      <text:p text:style-name="P40">The MessageList component is a vital element of the platform's messaging system, dedicated to streamlining the messaging experience for users. By efficiently organizing and displaying chat conversations, it ensures that users can engage in seamless communication with ease.</text:p>
      <text:p text:style-name="P40"/>
      <text:p text:style-name="P60">Efficient Chat Management</text:p>
      <text:p text:style-name="P77">At its core, the MessageList component efficiently manages and displays a list of chat conversations for the logged-in user. Leveraging GraphQL queries, it retrieves relevant chat data, including participants, last messages, and timestamps. This data is then organized and presented in a user-friendly format, allowing users to navigate their conversations effortlessly.</text:p>
      <text:p text:style-name="P77"/>
      <text:p text:style-name="P60">Real-time Data Updates</text:p>
      <text:p text:style-name="P77">One of the standout features of the MessageList component is its real-time functionality powered by WebSocket integration. Through WebSocket connections, the component listens for incoming updates and new messages, ensuring that the message list reflects the latest conversations in real time. This dynamic updating mechanism enhances user engagement and provides a seamless messaging experience.</text:p>
      <text:p text:style-name="P77"/>
      <text:p text:style-name="P60">Incremental Message Insight Rendering</text:p>
      <text:p text:style-name="P77">As new messages arrive in real time, the MessageList component dynamically updates the message insights displayed to the user. Instead of refreshing the entire message list, it intelligently renders new message insights one at a time, maintaining the user's context within the conversation. This incremental rendering approach minimizes disruptions and ensures a smooth user experience, even during periods of high messaging activity.</text:p>
      <text:p text:style-name="P77"/>
      <text:p text:style-name="P60">User-Friendly Interaction</text:p>
      <text:p text:style-name="P77"><text:soft-page-break/>MessageList prioritizes user convenience and accessibility by offering intuitive interaction features. Users can easily navigate through their conversations, initiate new chats, and access detailed insights for each chat room. The component's user-friendly interface encourages active participation and fosters meaningful connections between users.</text:p>
      <text:p text:style-name="P77"/>
      <text:p text:style-name="P60">WebSocket Integration</text:p>
      <text:p text:style-name="P77">WebSocket integration plays a crucial role in the real-time functionality of the MessageList component. By establishing persistent connections with the server, WebSocket enables bi-directional communication, allowing the server to push updates to the client instantly. This WebSocket-based approach ensures that users receive timely notifications and updates, enhancing the responsiveness and interactivity of the messaging system.</text:p>
      <text:p text:style-name="P77"/>
      <text:p text:style-name="P77"/>
      <text:p text:style-name="P60">MessageInsight Component</text:p>
      <text:p text:style-name="P77">The MessageInsight component complements the functionality of MessageList by providing detailed insights into individual chat conversations. It dynamically renders key information such as the chat recipient's name, the last message content, and the timestamp of the latest interaction. This component offers users a snapshot of their ongoing conversations, facilitating quick navigation and engagement.</text:p>
      <text:p text:style-name="P77"/>
      <text:p text:style-name="P60">Interaction with MessageList</text:p>
      <text:p text:style-name="P77">Within the MessageList component, MessageInsight serves as a child component, with each MessageInsight instance representing a specific chat conversation. As the MessageList retrieves chat data from GraphQL queries or real-time updates via WebSocket integration, it passes this data down to individual MessageInsight components as props. MessageInsight then uses this data to render the corresponding chat insights within the message list.</text:p>
      <text:p text:style-name="P77"/>
      <text:p text:style-name="P60">Dynamic Rendering</text:p>
      <text:p text:style-name="P77">MessageInsight adopts a dynamic rendering approach, allowing it to update in real time as new messages arrive. When WebSocket events signal the arrival of new messages, MessageList updates the relevant MessageInsight components incrementally, ensuring that users see the latest interactions without reloading the entire message list. This seamless integration enhances the user experience by providing timely updates and maintaining conversation context.</text:p>
      <text:p text:style-name="P77"/>
      <text:p text:style-name="P77"/>
      <text:p text:style-name="P40"><text:soft-page-break/>Overall, the MessageList component, along with its companion MessageInsight component, enriches the messaging experience by offering users efficient chat management, real-time updates, and intuitive interaction features. Through WebSocket integration and dynamic rendering capabilities, these components contribute to the platform's goal of fostering seamless communication and meaningful connections among users.</text:p>
      <text:p text:style-name="P40"/>
      <text:p text:style-name="P40"/>
      <text:p text:style-name="P40"/>
      <text:p text:style-name="P40"/>
      <text:p text:style-name="P97"><text:span text:style-name="Strong_20_Emphasis"><text:span text:style-name="T3">Create a Chat Workflow</text:span></text:span></text:p>
      <text:p text:style-name="P97"><text:span text:style-name="Strong_20_Emphasis"><text:span text:style-name="T8"/></text:span></text:p>
      <text:p text:style-name="Text_20_body"><text:span text:style-name="T1">The process of sparking a conversation begins effortlessly, as users interact with the platform's </text:span><text:span text:style-name="T7">new message icon</text:span><text:span text:style-name="T1">, triggering the </text:span><text:span text:style-name="Source_20_Text"><text:span text:style-name="T1">newChat()</text:span></text:span><text:span text:style-name="T1"> function. This function acts as the catalyst when users click on the "new message" icon within the MessageList component. Seamlessly, it guides users to the Search page while carrying along vital state information to signify the intent to discover potential messaging contacts.</text:span></text:p>
      <text:p text:style-name="Text_20_body"><text:span text:style-name="T1"/></text:p>
      <text:p text:style-name="Text_20_body"><text:span text:style-name="T1"/></text:p>
      <text:p text:style-name="Text_20_body"><text:span text:style-name="Strong_20_Emphasis"><text:span text:style-name="T1">Search for Messaging Contacts</text:span></text:span></text:p>
      <text:p text:style-name="P40">Upon arrival at the Search page, users encounter an intuitive input field where they can effortlessly input the username of the desired individual to engage in conversation. Powered by GraphQL queries, the Search component dynamically fetches search insights based on the entered username. This real-time search functionality ensures users receive updated and relevant search results, simplifying the process of discovering and selecting messaging contacts.</text:p>
      <text:p text:style-name="P40"/>
      <text:p text:style-name="Text_20_body"><text:span text:style-name="Strong_20_Emphasis"><text:span text:style-name="T1">Profile Selection and Chat Initiation</text:span></text:span></text:p>
      <text:p text:style-name="Text_20_body"><text:span text:style-name="T1">With a profile selected from the search results, the ProfileInsight component takes charge of executing the </text:span><text:span text:style-name="Source_20_Text"><text:span text:style-name="T1">getLocation</text:span></text:span><text:span text:style-name="T1"> mutation. This mutation seamlessly triggers the backend creation of a new chatroom between the logged-in user and the chosen profile, establishing a dedicated space for communication.</text:span></text:p>
      <text:p text:style-name="Text_20_body"><text:span text:style-name="T1"/></text:p>
      <text:p text:style-name="Text_20_body"><text:span text:style-name="Strong_20_Emphasis"><text:span text:style-name="T1">Creating a Chatroom with Instant Updates</text:span></text:span></text:p>
      <text:p text:style-name="Text_20_body"><text:span text:style-name="T1">Under the hood, the </text:span><text:span text:style-name="Source_20_Text"><text:span text:style-name="T1">getLocation</text:span></text:span><text:span text:style-name="T1"> mutation interacts with the platform's backend services to facilitate the chatroom's creation. Upon successful creation, it returns crucial chatroom metadata, including the chatroom ID and details of the involved users. Instant updates are </text:span><text:soft-page-break/><text:span text:style-name="T1">then dispatched to both users, ensuring they are promptly notified of the newly created chatroom. This seamless integration ensures that the MessageList component dynamically reflects the addition of the new chatroom, providing users with instant access to their conversations.</text:span></text:p>
      <text:p text:style-name="Text_20_body"><text:span text:style-name="T1"/></text:p>
      <text:p text:style-name="Text_20_body"><text:span text:style-name="Strong_20_Emphasis"><text:span text:style-name="T1">Seamless Messaging Experience</text:span></text:span></text:p>
      <text:p text:style-name="P40">With the chatroom established, users seamlessly transition to the messaging interface, where they can initiate conversations and exchange messages with the selected profile. This streamlined workflow, combined with instant updates, eliminates barriers to communication and fosters a seamless messaging experience within the platform. From initiating a chat to engaging in meaningful interactions, every step is optimized to ensure user convenience and engagement.</text:p>
      <text:p text:style-name="P40"/>
      <text:p text:style-name="P40"/>
      <text:p text:style-name="P40"/>
      <text:p text:style-name="P40"/>
      <text:p text:style-name="P78"><text:span text:style-name="Strong_20_Emphasis"><text:span text:style-name="T18">Message Page</text:span></text:span></text:p>
      <text:p text:style-name="P40">The MessageToPerson component stands as a pivotal infrastructure piece within the messaging ecosystem, empowering users with seamless communication capabilities. Built atop React and GraphQL technologies, this component orchestrates a dynamic messaging interface, enabling users to engage in real-time conversations effortlessly.</text:p>
      <text:p text:style-name="P40"/>
      <text:p text:style-name="P98"><text:span text:style-name="Strong_20_Emphasis"><text:span text:style-name="T1">Real-time Communication Backbone</text:span></text:span></text:p>
      <text:p text:style-name="P98"><text:span text:style-name="T1">At its core, MessageToPerson leverages WebSocket integration to establish persistent connections with the server, enabling bi-directional communication. This real-time communication backbone ensures instant message delivery and updates, fostering responsive and engaging conversations between users.</text:span></text:p>
      <text:p text:style-name="Text_20_body"><text:span text:style-name="T1"/></text:p>
      <text:p text:style-name="P98"><text:span text:style-name="Strong_20_Emphasis"><text:span text:style-name="T1">Efficient Message Management</text:span></text:span></text:p>
      <text:p text:style-name="P98"><text:span text:style-name="T1">MessageToPerson efficiently manages message exchanges between users, optimizing message retrieval and rendering processes. Leveraging GraphQL queries, it retrieves pertinent chatroom data, including messages and recipient details. This data is seamlessly integrated into the messaging interface, ensuring users have access to up-to-date conversations.</text:span></text:p>
      <text:p text:style-name="P98"><text:span text:style-name="T1"/></text:p>
      <text:p text:style-name="P98"><text:span text:style-name="Strong_20_Emphasis"><text:span text:style-name="T1">Dynamic Message Interaction</text:span></text:span></text:p>
      <text:p text:style-name="P98"><text:soft-page-break/><text:span text:style-name="T1">The component offers a dynamic message interaction experience, allowing users to send, edit, and receive messages in real time. Through intuitive user interfaces and event-driven interactions, users can effortlessly compose and send messages, fostering fluid and engaging communication experiences.</text:span></text:p>
      <text:p text:style-name="P98"><text:span text:style-name="T1"/></text:p>
      <text:p text:style-name="P98"><text:span text:style-name="Strong_20_Emphasis"><text:span text:style-name="T1">Read and Unread Functionality</text:span></text:span></text:p>
      <text:p text:style-name="P98"><text:span text:style-name="T1">MessageToPerson incorporates robust read and unread functionality, enhancing user engagement and message tracking capabilities. When a user reads a message, the system automatically updates the message status to "read," providing senders with real-time feedback on message visibility. Conversely, users can mark messages as "unread," signaling their intention to revisit or respond later, thereby facilitating efficient message prioritization and management.</text:span></text:p>
      <text:p text:style-name="P98"><text:span text:style-name="T1"/></text:p>
      <text:p text:style-name="P98"><text:span text:style-name="Strong_20_Emphasis"><text:span text:style-name="T1">Edit and Modify Messages</text:span></text:span></text:p>
      <text:p text:style-name="P98"><text:span text:style-name="T1">Additionally, MessageToPerson empowers users with the ability to edit and modify messages after they've been sent. Through seamless integration with GraphQL mutations, users can edit message content, correct errors, or update information in real time. This edit functionality ensures message accuracy and clarity, fostering effective communication between users within the messaging platform.</text:span></text:p>
      <text:p text:style-name="P98"><text:span text:style-name="T1"/></text:p>
      <text:p text:style-name="P98"><text:span text:style-name="Strong_20_Emphasis"><text:span text:style-name="T1">Responsive User Interface</text:span></text:span></text:p>
      <text:p text:style-name="P98"><text:span text:style-name="T1">MessageToPerson boasts a responsive user interface, adapting seamlessly to varying device sizes and screen resolutions. Its flexible layout and design ensure optimal usability across desktop and mobile platforms, catering to the diverse needs of users across different environments.</text:span></text:p>
      <text:p text:style-name="P98"><text:span text:style-name="T1"/></text:p>
      <text:p text:style-name="P98"><text:span text:style-name="Strong_20_Emphasis"><text:span text:style-name="T1">Streamlined Workflow Integration</text:span></text:span></text:p>
      <text:p text:style-name="P98"><text:span text:style-name="T1">Integrated within the broader messaging workflow, MessageToPerson seamlessly integrates with other components and services to provide a cohesive user experience. Whether initiating new chats, editing messages, or receiving real-time updates, MessageToPerson plays a vital role in facilitating smooth communication workflows.</text:span></text:p>
      <text:p text:style-name="P98"><text:span text:style-name="T1"/></text:p>
      <text:p text:style-name="P98"><text:span text:style-name="Strong_20_Emphasis"><text:span text:style-name="T1">Scalable and Extensible Architecture</text:span></text:span></text:p>
      <text:p text:style-name="P98"><text:span text:style-name="T1">Built with scalability and extensibility in mind, MessageToPerson features a modular architecture that can accommodate future enhancements and scale to support growing user demands. Its flexible design enables seamless integration of new features and functionalities, ensuring continued innovation and improvement over time.</text:span></text:p>
      <text:p text:style-name="P98"><text:soft-page-break/><text:span text:style-name="T1"/></text:p>
      <text:p text:style-name="P98"><text:span text:style-name="Strong_20_Emphasis"><text:span text:style-name="T1">Empowering Meaningful Connections</text:span></text:span></text:p>
      <text:p text:style-name="P98"><text:span text:style-name="T1">Ultimately, MessageToPerson aims to empower users with the tools and capabilities to foster meaningful connections and interactions. By providing a robust messaging infrastructure, it facilitates seamless communication experiences, bringing users closer together and enriching their social interactions within the platform.</text:span></text:p>
      <text:p text:style-name="P40"/>
      <text:p text:style-name="P40"/>
      <text:p text:style-name="P40"/>
      <text:p text:style-name="P40"/>
      <text:p text:style-name="P40"/>
      <text:p text:style-name="P40"/>
      <text:p text:style-name="P40"/>
      <text:p text:style-name="P40"/>
      <text:p text:style-name="P40"/>
      <text:p text:style-name="P41">Settings Page</text:p>
      <text:p text:style-name="P83"/>
      <text:p text:style-name="P83"/>
      <text:p text:style-name="P40">The settings page serves as a central hub for users to customize their digital experience, manage personal information, and ensure the security of their accounts. It encompasses a range of functionalities aimed at enhancing user control and protection.</text:p>
      <text:p text:style-name="P40"/>
      <text:p text:style-name="P83"/>
      <text:h text:style-name="P5" text:outline-level="4">Customization and Personalization</text:h>
      <text:p text:style-name="P40">Users have the freedom to tailor their experience according to their preferences. They can adjust feed settings, accept or decline friendships, and modify personal details such as username, name, and password. Customization tools empower users to curate their digital environment to align with their individual values and interests.</text:p>
      <text:p text:style-name="P40"/>
      <text:h text:style-name="P5" text:outline-level="4">Managing User Data</text:h>
      <text:p text:style-name="P40">Changing user data involves a multi-step process to ensure security and integrity. Users are redirected to an input screen where they can update their information. The data is then sanitized and passed to the backend via a mutation query. Passwords are hashed for <text:soft-page-break/>security, and a unique API key (secretkey) is generated and stored in cookies for persistent login.</text:p>
      <text:p text:style-name="P40"/>
      <text:h text:style-name="P5" text:outline-level="4">Ensuring Persistent Login After Password Change</text:h>
      <text:p text:style-name="P40">To maintain persistent login sessions, user credentials (ID and secretkey) are stored in local cookies with an expiry date of 7 days. However, changing the password requires updating the secretkey to prevent unauthorized access. This ensures that only the legitimate user can access their account across sessions.</text:p>
      <text:p text:style-name="P40"/>
      <text:h text:style-name="P5" text:outline-level="4">Addressing Security Concerns</text:h>
      <text:p text:style-name="P40">While cookies facilitate persistent login, they pose a security risk if manipulated. To mitigate this risk, the secretkey is automatically updated when the password is changed. Additionally, encryption protocols and data protection laws safeguard user privacy and data sovereignty.</text:p>
      <text:p text:style-name="P40"/>
      <text:h text:style-name="P5" text:outline-level="4">Implementation Challenges and Solutions</text:h>
      <text:p text:style-name="P40">Ensuring seamless functionality posed challenges such as maintaining session integrity after password changes. Implementing a session-like mechanism using socket communication helped address this issue, providing real-time updates to user authentication status.</text:p>
      <text:p text:style-name="P40"/>
      <text:h text:style-name="P5" text:outline-level="4"/>
      <text:p text:style-name="P40">The settings page plays a vital role in empowering users to customize their experience and safeguard their accounts. By offering robust customization options, ensuring persistent login security, and addressing implementation challenges, the platform prioritizes user control and data protection in line with modern security standards.</text:p>
      <text:p text:style-name="P41"/>
      <text:p text:style-name="P41"/>
      <text:p text:style-name="P41"/>
      <text:p text:style-name="P41"/>
      <text:p text:style-name="P41"/>
      <text:p text:style-name="P41"/>
      <text:p text:style-name="P41"/>
      <text:p text:style-name="P41"/>
      <text:h text:style-name="P4" text:outline-level="3"><text:soft-page-break/>NotFound Component: Handling Page Not Found</text:h>
      <text:p text:style-name="P54"/>
      <text:h text:style-name="P6" text:outline-level="4">Introduction</text:h>
      <text:p text:style-name="P38">The NotFound component serves as a crucial element within the platform's frontend architecture, tasked with gracefully handling instances where users navigate to non-existent or inaccessible pages. This component plays a pivotal role in enhancing user experience by providing clear and concise feedback in the event of a 404 error, thereby mitigating user frustration and facilitating seamless navigation throughout the platform.</text:p>
      <text:p text:style-name="P38"/>
      <text:h text:style-name="P6" text:outline-level="4">Purpose and Significance</text:h>
      <text:p text:style-name="P38">The primary objective of the NotFound component is to effectively communicate the occurrence of a "Page Not Found" error to users, thereby guiding them back to the desired navigation path or prompting them to explore alternative content. By promptly addressing navigation errors and providing informative feedback, the NotFound component enhances user engagement and satisfaction, ultimately contributing to a more positive and seamless browsing experience.</text:p>
      <text:p text:style-name="P38"/>
      <text:h text:style-name="P6" text:outline-level="4">Performance Considerations</text:h>
      <text:p text:style-name="P38">In its current implementation, the NotFound component prioritizes performance efficiency by adhering to a minimalist approach. Rather than relying on complex rendering logic or resource-intensive operations, the component opts for a straightforward HTML text-based response. This deliberate design choice minimizes the computational overhead associated with rendering the NotFound page, ensuring swift and responsive handling of 404 errors without compromising overall platform performance.</text:p>
      <text:p text:style-name="P38"/>
      <text:h text:style-name="P6" text:outline-level="4">Implementation Details</text:h>
      <text:p text:style-name="P38">The NotFound component is exported as a functional React component, leveraging JSX syntax to define the page layout and content. Within the component's return statement, a simple HTML text element encapsulates the message "404 Page Not Found," effectively conveying the nature of the error to users. By encapsulating the error message within a &lt;main&gt; element, the component adheres to semantic HTML conventions, promoting accessibility and search engine optimization.</text:p>
      <text:p text:style-name="P38"/>
      <text:h text:style-name="P6" text:outline-level="4">Future Considerations</text:h>
      <text:p text:style-name="P38">While the current implementation of the NotFound component prioritizes performance and simplicity, future iterations may explore enhancements aimed at further improving user <text:soft-page-break/>engagement and navigation experience. Potential enhancements could include the integration of dynamic error handling logic, personalized error messages based on user context, and interactive navigation prompts to guide users towards relevant content or actions.</text:p>
      <text:p text:style-name="P38"/>
      <text:p text:style-name="P38"/>
      <text:p text:style-name="P38">In conclusion, the NotFound component fulfills a crucial role within the platform's frontend architecture, providing users with clear and informative feedback in the event of navigation errors. By prioritizing performance efficiency and simplicity, the component ensures swift handling of 404 errors while laying the groundwork for potential future enhancements aimed at further enhancing user engagement and navigation experience.</text:p>
      <text:p text:style-name="P41"/>
      <text:p text:style-name="P97"><text:span text:style-name="Strong_20_Emphasis"><text:span text:style-name="T8"/></text:span></text:p>
      <text:p text:style-name="P40"/>
      <text:p text:style-name="Text_20_body"><text:span text:style-name="T1"/></text:p>
      <text:p text:style-name="P77"><text:span text:style-name="Strong_20_Emphasis"><text:span text:style-name="T6"/></text:span></text:p>
      <text:p text:style-name="Text_20_body"><text:span text:style-name="T1"/></text:p>
      <text:p text:style-name="Text_20_body"><text:span text:style-name="T1"/></text:p>
      <text:p text:style-name="P23"/>
      <text:p text:style-name="P53">Database Design</text:p>
      <text:p text:style-name="P53"/>
      <text:p text:style-name="P53"/>
      <text:p text:style-name="P37">Relational databases, epitomized by PostgreSQL, offer unparalleled querying capabilities that distinguish them as the preferred choice for a wide range of applications. The relational model's emphasis on structured data and normalized relationships enables efficient querying through SQL, a powerful and standardized language for data manipulation.</text:p>
      <text:p text:style-name="P37"/>
      <text:p text:style-name="P35">One of the key advantages of relational databases is their support for complex join operations, enabling developers to combine data from multiple tables in a single query effortlessly. Whether it's retrieving related records, aggregating data, or performing calculations across different entities, relational databases excel at handling intricate data relationships with ease.</text:p>
      <text:p text:style-name="P35"/>
      <text:p text:style-name="P35">Furthermore, relational databases offer robust indexing mechanisms that optimize query performance by facilitating rapid data retrieval. By creating indexes on frequently queried <text:soft-page-break/>columns, developers can significantly reduce query execution times and enhance application responsiveness, ensuring a seamless user experience.</text:p>
      <text:p text:style-name="P35"/>
      <text:p text:style-name="P35">In conclusion, the combination of PostgreSQL's robust relational database engine, Prisma's modern ORM capabilities, and the querying prowess of relational databases underscores their superiority in handling diverse data scenarios and complex application requirements. Whether it's building scalable web applications, analytics platforms, or enterprise systems, the power and versatility of relational databases continue to drive innovation and excellence in the realm of data management.</text:p>
      <text:p text:style-name="P37"/>
      <text:p text:style-name="P53"/>
      <text:h text:style-name="P3" text:outline-level="3">User Data Model</text:h>
      <text:p text:style-name="P27"/>
      <text:p text:style-name="P38">In the application's architecture, the User data model stands as a pivotal component, embodying the essence of individual users and encapsulating essential attributes and relationships crucial for user management and interaction.</text:p>
      <text:p text:style-name="P38"/>
      <text:h text:style-name="P6" text:outline-level="4">Overview</text:h>
      <text:p text:style-name="P38">The User data model is a cornerstone entity that represents each user within the system. It contains various fields and associations designed to facilitate user authentication, content creation, social networking, and messaging functionalities.</text:p>
      <text:h text:style-name="P6" text:outline-level="4">Attributes</text:h>
      <text:p text:style-name="P38">The User data model includes the following key attributes:</text:p>
      <text:list text:style-name="L7">
        <text:list-item>
          <text:p text:style-name="P100"><text:span text:style-name="Strong_20_Emphasis"><text:span text:style-name="T9">id</text:span></text:span><text:span text:style-name="T9">: A unique identifier assigned to each user, ensuring data integrity and uniqueness.</text:span></text:p>
        </text:list-item>
        <text:list-item>
          <text:p text:style-name="P100"><text:span text:style-name="Strong_20_Emphasis"><text:span text:style-name="T9">username</text:span></text:span><text:span text:style-name="T9">: A distinct identifier chosen by the user for their account, facilitating user identification and authentication.</text:span></text:p>
        </text:list-item>
        <text:list-item>
          <text:p text:style-name="P100"><text:span text:style-name="Strong_20_Emphasis"><text:span text:style-name="T9">name</text:span></text:span><text:span text:style-name="T9">: The user's display name or full name, providing personalized identification within the application.</text:span></text:p>
        </text:list-item>
        <text:list-item>
          <text:p text:style-name="P100"><text:span text:style-name="Strong_20_Emphasis"><text:span text:style-name="T9">avgRatio</text:span></text:span><text:span text:style-name="T9">: A calculated metric representing the user's average engagement ratio, reflecting their interaction level with platform content.</text:span></text:p>
        </text:list-item>
        <text:list-item>
          <text:p text:style-name="P100"><text:span text:style-name="Strong_20_Emphasis"><text:span text:style-name="T9">multiplier</text:span></text:span><text:span text:style-name="T9">: A factor influencing the user's engagement level or impact within the platform.</text:span></text:p>
        </text:list-item>
        <text:list-item>
          <text:p text:style-name="P99"><text:span text:style-name="Strong_20_Emphasis"><text:span text:style-name="T9">socket</text:span></text:span><text:span text:style-name="T9">: An optional field storing the WebSocket connection identifier associated with the user, enabling real-time communication.</text:span></text:p>
        </text:list-item>
      </text:list>
      <text:p text:style-name="Text_20_body"><text:span text:style-name="T9"/></text:p>
      <text:p text:style-name="Text_20_body"><text:span text:style-name="T9">With parameters such as </text:span><text:span text:style-name="Source_20_Text"><text:span text:style-name="T9">id</text:span></text:span><text:span text:style-name="T9">, </text:span><text:span text:style-name="Source_20_Text"><text:span text:style-name="T9">username</text:span></text:span><text:span text:style-name="T9">, </text:span><text:span text:style-name="Source_20_Text"><text:span text:style-name="T9">name</text:span></text:span><text:span text:style-name="T9">, </text:span><text:span text:style-name="Source_20_Text"><text:span text:style-name="T9">userData</text:span></text:span><text:span text:style-name="T9">, </text:span><text:span text:style-name="Source_20_Text"><text:span text:style-name="T9">posts</text:span></text:span><text:span text:style-name="T9">, </text:span><text:span text:style-name="Source_20_Text"><text:span text:style-name="T9">viewedPosts</text:span></text:span><text:span text:style-name="T9">, </text:span><text:span text:style-name="Source_20_Text"><text:span text:style-name="T9">likedPosts</text:span></text:span><text:span text:style-name="T9">, </text:span><text:span text:style-name="Source_20_Text"><text:span text:style-name="T9">friends</text:span></text:span><text:span text:style-name="T9">, </text:span><text:span text:style-name="Source_20_Text"><text:span text:style-name="T9">friendshipsReceived</text:span></text:span><text:span text:style-name="T9">, </text:span><text:span text:style-name="Source_20_Text"><text:span text:style-name="T9">following</text:span></text:span><text:span text:style-name="T9">, </text:span><text:span text:style-name="Source_20_Text"><text:span text:style-name="T9">followers</text:span></text:span><text:span text:style-name="T9">, </text:span><text:span text:style-name="Source_20_Text"><text:span text:style-name="T9">chatroomUsers</text:span></text:span><text:span text:style-name="T9">, </text:span><text:span text:style-name="Source_20_Text"><text:span text:style-name="T9">avgRatio</text:span></text:span><text:span text:style-name="T9">, </text:span><text:span text:style-name="Source_20_Text"><text:span text:style-name="T9">multiplier</text:span></text:span><text:span text:style-name="T9">, </text:span><text:soft-page-break/><text:span text:style-name="Source_20_Text"><text:span text:style-name="T9">socket</text:span></text:span><text:span text:style-name="T9">, </text:span><text:span text:style-name="Source_20_Text"><text:span text:style-name="T9">Message</text:span></text:span><text:span text:style-name="T9">, and </text:span><text:span text:style-name="Source_20_Text"><text:span text:style-name="T9">lastUpdated</text:span></text:span><text:span text:style-name="T9">, developers can achieve a wide range of functionalities to enhance user experiences and enable seamless interaction within the application.</text:span></text:p>
      <text:p text:style-name="Text_20_body"><text:span text:style-name="T9"/></text:p>
      <text:p text:style-name="Text_20_body"><text:span text:style-name="T1">With </text:span><text:span text:style-name="Source_20_Text"><text:span text:style-name="T1">id</text:span></text:span><text:span text:style-name="T1">, developers can uniquely identify each user, ensuring secure authentication and authorization processes. The </text:span><text:span text:style-name="Source_20_Text"><text:span text:style-name="T1">username</text:span></text:span><text:span text:style-name="T1"> parameter facilitates login systems based on unique usernames, ensuring access control and security. </text:span><text:span text:style-name="Source_20_Text"><text:span text:style-name="T1">name</text:span></text:span><text:span text:style-name="T1"> parameter allows users to personalize their profiles, while </text:span><text:span text:style-name="Source_20_Text"><text:span text:style-name="T1">userData</text:span></text:span><text:span text:style-name="T1"> enables extending profiles with additional information such as contact details and preferences.</text:span></text:p>
      <text:p text:style-name="Text_20_body"><text:span text:style-name="T1"/></text:p>
      <text:p text:style-name="Text_20_body"><text:span text:style-name="T1">For social interactions, parameters like </text:span><text:span text:style-name="Source_20_Text"><text:span text:style-name="T1">friends</text:span></text:span><text:span text:style-name="T1">, </text:span><text:span text:style-name="Source_20_Text"><text:span text:style-name="T1">friendshipsReceived</text:span></text:span><text:span text:style-name="T1">, </text:span><text:span text:style-name="Source_20_Text"><text:span text:style-name="T1">following</text:span></text:span><text:span text:style-name="T1">, and </text:span><text:span text:style-name="Source_20_Text"><text:span text:style-name="T1">followers</text:span></text:span><text:span text:style-name="T1"> allow developers to implement features such as friend requests, mutual friendships, follower-following relationships, and social graphs mapping user relationships. These features foster community engagement and collaboration.</text:span></text:p>
      <text:p text:style-name="Text_20_body"><text:span text:style-name="T1"/></text:p>
      <text:p text:style-name="Text_20_body"><text:span text:style-name="T1">Content creation and interaction are facilitated by parameters like </text:span><text:span text:style-name="Source_20_Text"><text:span text:style-name="T1">posts</text:span></text:span><text:span text:style-name="T1">, </text:span><text:span text:style-name="Source_20_Text"><text:span text:style-name="T1">viewedPosts</text:span></text:span><text:span text:style-name="T1">, and </text:span><text:span text:style-name="Source_20_Text"><text:span text:style-name="T1">likedPosts</text:span></text:span><text:span text:style-name="T1">, enabling users to create, publish, view, and interact with content within the application. Real-time communication is supported through the </text:span><text:span text:style-name="Source_20_Text"><text:span text:style-name="T1">socket</text:span></text:span><text:span text:style-name="T1"> parameter, enabling features like instant messaging, notifications, and collaborative features.</text:span></text:p>
      <text:p text:style-name="Text_20_body"><text:span text:style-name="T1"/></text:p>
      <text:p text:style-name="Text_20_body"><text:span text:style-name="T1">Data analysis and personalization are enabled by parameters such as </text:span><text:span text:style-name="Source_20_Text"><text:span text:style-name="T1">avgRatio</text:span></text:span><text:span text:style-name="T1"> and </text:span><text:span text:style-name="Source_20_Text"><text:span text:style-name="T1">multiplier</text:span></text:span><text:span text:style-name="T1">, which provide insights into user behavior and engagement metrics. Leveraging user data analytics allows developers to optimize content delivery, tailor recommendations, and drive user engagement through targeted marketing campaigns and personalized experiences.</text:span></text:p>
      <text:p text:style-name="P40"><text:span text:style-name="T14"/></text:p>
      <text:p text:style-name="Text_20_body"><text:span text:style-name="T9"/></text:p>
      <text:h text:style-name="P6" text:outline-level="4">Relationships</text:h>
      <text:p text:style-name="P38">The User data model establishes various relationships with other entities, including:</text:p>
      <text:list text:style-name="L8">
        <text:list-item>
          <text:p text:style-name="P102"><text:span text:style-name="Strong_20_Emphasis"><text:span text:style-name="T9">userData</text:span></text:span><text:span text:style-name="T9">: Additional user data storage for profile details, preferences, or settings.</text:span></text:p>
        </text:list-item>
        <text:list-item>
          <text:p text:style-name="P102"><text:span text:style-name="Strong_20_Emphasis"><text:span text:style-name="T9">posts</text:span></text:span><text:span text:style-name="T9">: User-generated posts within the platform.</text:span></text:p>
        </text:list-item>
        <text:list-item>
          <text:p text:style-name="P102"><text:span text:style-name="Strong_20_Emphasis"><text:span text:style-name="T9">viewedPosts</text:span></text:span><text:span text:style-name="T9">: Tracked posts viewed by the user for personalized content recommendations.</text:span></text:p>
        </text:list-item>
        <text:list-item>
          <text:p text:style-name="P102"><text:span text:style-name="Strong_20_Emphasis"><text:span text:style-name="T9">likedPosts</text:span></text:span><text:span text:style-name="T9">: User-favorited or liked posts for content curation purposes.</text:span></text:p>
        </text:list-item>
        <text:list-item>
          <text:p text:style-name="P102"><text:span text:style-name="Strong_20_Emphasis"><text:span text:style-name="T9">friends</text:span></text:span><text:span text:style-name="T9"> and </text:span><text:span text:style-name="Strong_20_Emphasis"><text:span text:style-name="T9">friendshipsReceived</text:span></text:span><text:span text:style-name="T9">: Representing user connections and friendships.</text:span></text:p>
        </text:list-item>
        <text:list-item>
          <text:p text:style-name="P102"><text:span text:style-name="Strong_20_Emphasis"><text:span text:style-name="T9">following</text:span></text:span><text:span text:style-name="T9"> and </text:span><text:span text:style-name="Strong_20_Emphasis"><text:span text:style-name="T9">followers</text:span></text:span><text:span text:style-name="T9">: Indicating users followed by the current user and their followers.</text:span></text:p>
        </text:list-item>
        <text:list-item>
          <text:p text:style-name="P102"><text:span text:style-name="Strong_20_Emphasis"><text:span text:style-name="T9">chatroomUsers</text:span></text:span><text:span text:style-name="T9">: Participants in chatrooms for real-time messaging.</text:span></text:p>
        </text:list-item>
        <text:list-item>
          <text:p text:style-name="P101"><text:soft-page-break/><text:span text:style-name="Strong_20_Emphasis"><text:span text:style-name="T9">Message</text:span></text:span><text:span text:style-name="T9">: Messages exchanged by the user within the application for private communication.</text:span></text:p>
          <text:p text:style-name="P101"><text:span text:style-name="T9"/></text:p>
        </text:list-item>
      </text:list>
      <text:h text:style-name="P6" text:outline-level="4">Indexing</text:h>
      <text:p text:style-name="Text_20_body"><text:span text:style-name="T9">The User data model includes indexing on the </text:span><text:span text:style-name="Strong_20_Emphasis"><text:span text:style-name="T9">username</text:span></text:span><text:span text:style-name="T9"> field, enabling efficient retrieval of user records based on usernames for authentication and search purposes.</text:span></text:p>
      <text:p text:style-name="P38"/>
      <text:p text:style-name="P38"/>
      <text:p text:style-name="P38">In conclusion, the User data model plays a pivotal role in the application's ecosystem, serving as a fundamental entity for user management, social interactions, and content creation. By incorporating a comprehensive data model, the application can provide a seamless and enriching user experience, fostering community engagement, content discovery, and meaningful connections among users. As the application evolves, the User data model remains adaptable, accommodating new features, optimizations, and user requirements to enhance platform usability and performance.</text:p>
      <text:p text:style-name="P38"/>
      <text:p text:style-name="P38"/>
      <text:p text:style-name="P38"/>
      <text:p text:style-name="P38"/>
      <text:p text:style-name="P25">Friendship <text:span text:style-name="T21">Data Model</text:span></text:p>
      <text:p text:style-name="P28"/>
      <text:p text:style-name="P40">The Friendship model plays a pivotal role in mediating interactions between users within the system. It encompasses various fields and relationships designed to facilitate the creation, management, and visualization of friendships between users.</text:p>
      <text:p text:style-name="P40"/>
      <text:p text:style-name="P65">Attributes</text:p>
      <text:p text:style-name="P84">The Friendship model includes the following key attributes:</text:p>
      <text:list text:style-name="L9">
        <text:list-item>
          <text:p text:style-name="P104"><text:span text:style-name="Strong_20_Emphasis"><text:span text:style-name="T1">id</text:span></text:span><text:span text:style-name="T1">: A unique identifier assigned to each friendship record, ensuring data integrity and uniqueness.</text:span></text:p>
        </text:list-item>
        <text:list-item>
          <text:p text:style-name="P104"><text:span text:style-name="Strong_20_Emphasis"><text:span text:style-name="T1">userOne</text:span></text:span><text:span text:style-name="T1">: Represents one user involved in the friendship, establishing a relationship with the User model.</text:span></text:p>
        </text:list-item>
        <text:list-item>
          <text:p text:style-name="P104"><text:span text:style-name="Strong_20_Emphasis"><text:span text:style-name="T1">userOneId</text:span></text:span><text:span text:style-name="T1">: Stores the ID of the first user involved in the friendship, serving as a reference to their corresponding user record.</text:span></text:p>
        </text:list-item>
        <text:list-item>
          <text:p text:style-name="P104"><text:span text:style-name="Strong_20_Emphasis"><text:span text:style-name="T1">userTwo</text:span></text:span><text:span text:style-name="T1">: Represents the other user involved in the friendship, also establishing a relationship with the User model.</text:span></text:p>
        </text:list-item>
        <text:list-item>
          <text:p text:style-name="P104"><text:soft-page-break/><text:span text:style-name="Strong_20_Emphasis"><text:span text:style-name="T1">userTwoId</text:span></text:span><text:span text:style-name="T1">: Stores the ID of the second user involved in the friendship, linking to their user record.</text:span></text:p>
        </text:list-item>
        <text:list-item>
          <text:p text:style-name="P103"><text:span text:style-name="Strong_20_Emphasis"><text:span text:style-name="T1">@@unique([userOneId, userTwoId])</text:span></text:span><text:span text:style-name="T1">: A directive ensuring the uniqueness of each friendship record based on the combination of userOneId and userTwoId, preventing duplicate friendships between the same pair of users.</text:span></text:p>
        </text:list-item>
      </text:list>
      <text:p text:style-name="Text_20_body"><text:span text:style-name="T1"/></text:p>
      <text:p text:style-name="Text_20_body"><text:span text:style-name="T1"/></text:p>
      <text:p text:style-name="P65">Relationships</text:p>
      <text:p text:style-name="P84">The Friendship model establishes relationships with other entities, including:</text:p>
      <text:list text:style-name="L10">
        <text:list-item>
          <text:p text:style-name="P106"><text:span text:style-name="Strong_20_Emphasis"><text:span text:style-name="T1">userOne and userTwo</text:span></text:span><text:span text:style-name="T1">: Associations with user records, indicating the users involved in the friendship.</text:span></text:p>
        </text:list-item>
        <text:list-item>
          <text:p text:style-name="P105"><text:span text:style-name="Strong_20_Emphasis"><text:span text:style-name="T1">User model</text:span></text:span><text:span text:style-name="T1">: Facilitates access to user details and attributes, enabling comprehensive user profiling and interaction tracking.</text:span></text:p>
        </text:list-item>
      </text:list>
      <text:p text:style-name="Text_20_body"><text:span text:style-name="T1"/></text:p>
      <text:p text:style-name="Text_20_body"><text:span text:style-name="T1"/></text:p>
      <text:p text:style-name="P65">Functionality</text:p>
      <text:p text:style-name="P84">The Friendship model enables various functionalities within the application:</text:p>
      <text:list text:style-name="L11">
        <text:list-item>
          <text:p text:style-name="P108"><text:span text:style-name="Strong_20_Emphasis"><text:span text:style-name="T1">Friendship Establishment</text:span></text:span><text:span text:style-name="T1">: Allows users to initiate, accept, reject, or cancel friendship requests, fostering social connections and interactions.</text:span></text:p>
        </text:list-item>
        <text:list-item>
          <text:p text:style-name="P108"><text:span text:style-name="Strong_20_Emphasis"><text:span text:style-name="T1">Friendship Management</text:span></text:span><text:span text:style-name="T1">: Provides mechanisms for users to manage their friendships, including adding or removing friends and updating friendship statuses.</text:span></text:p>
        </text:list-item>
        <text:list-item>
          <text:p text:style-name="P108"><text:span text:style-name="Strong_20_Emphasis"><text:span text:style-name="T1">Social Interaction</text:span></text:span><text:span text:style-name="T1">: Facilitates social interactions between users, such as messaging, content sharing, and collaboration, enhancing community engagement and user satisfaction.</text:span></text:p>
        </text:list-item>
        <text:list-item>
          <text:p text:style-name="P107"><text:span text:style-name="Strong_20_Emphasis"><text:span text:style-name="T1">Network Analysis</text:span></text:span><text:span text:style-name="T1">: Supports network analysis and visualization, enabling developers to analyze friendship graphs, identify clusters, and understand user connections for personalized recommendations and targeted content delivery.</text:span></text:p>
        </text:list-item>
      </text:list>
      <text:p text:style-name="Text_20_body"><text:span text:style-name="T1"/></text:p>
      <text:p text:style-name="Text_20_body"><text:span text:style-name="T1"/></text:p>
      <text:p text:style-name="P40">In summary, the Friendship model plays a crucial role in promoting user engagement, fostering connections, and enriching the overall user experience within the application. By effectively managing friendships between users, this model strengthens community bonds, encourages collaboration, and cultivates a vibrant and interconnected user community. As the application evolves, the Friendship model remains adaptable, accommodating new features, optimizations, and user requirements to enhance social networking capabilities and user satisfaction.</text:p>
      <text:p text:style-name="P38"/>
      <text:p text:style-name="P38"><text:soft-page-break/></text:p>
      <text:p text:style-name="P38"/>
      <text:p text:style-name="P38"/>
      <text:p text:style-name="P25">Follow <text:span text:style-name="T21">Data Model</text:span></text:p>
      <text:p text:style-name="P25"/>
      <text:p text:style-name="P40">In the architecture of our application, the Following model serves as a pivotal entity, facilitating the establishment and management of relationships between users. It encapsulates essential attributes and associations crucial for fostering connections, enabling social interactions, and nurturing community engagement.</text:p>
      <text:p text:style-name="P40"/>
      <text:p text:style-name="P40">The Following model plays a fundamental role in mediating interactions between users within the system. It encompasses various fields and relationships designed to facilitate the creation, management, and visualization of follow relationships between users.</text:p>
      <text:p text:style-name="P40"/>
      <text:p text:style-name="P65">Attributes</text:p>
      <text:p text:style-name="P84">The Following model includes the following key attributes:</text:p>
      <text:list text:style-name="L12">
        <text:list-item>
          <text:p text:style-name="P110"><text:span text:style-name="Strong_20_Emphasis"><text:span text:style-name="T1">id</text:span></text:span><text:span text:style-name="T1">: A unique identifier assigned to each follow relationship, ensuring data integrity and uniqueness.</text:span></text:p>
        </text:list-item>
        <text:list-item>
          <text:p text:style-name="P110"><text:span text:style-name="Strong_20_Emphasis"><text:span text:style-name="T1">follower</text:span></text:span><text:span text:style-name="T1">: Represents the user who is following another user, establishing a relationship with the User model.</text:span></text:p>
        </text:list-item>
        <text:list-item>
          <text:p text:style-name="P110"><text:span text:style-name="Strong_20_Emphasis"><text:span text:style-name="T1">followerId</text:span></text:span><text:span text:style-name="T1">: Stores the ID of the follower user, serving as a reference to their corresponding user record.</text:span></text:p>
        </text:list-item>
        <text:list-item>
          <text:p text:style-name="P110"><text:span text:style-name="Strong_20_Emphasis"><text:span text:style-name="T1">following</text:span></text:span><text:span text:style-name="T1">: Represents the user who is being followed by another user, also establishing a relationship with the User model.</text:span></text:p>
        </text:list-item>
        <text:list-item>
          <text:p text:style-name="P110"><text:span text:style-name="Strong_20_Emphasis"><text:span text:style-name="T1">followingId</text:span></text:span><text:span text:style-name="T1">: Stores the ID of the user being followed, linking to their user record.</text:span></text:p>
        </text:list-item>
        <text:list-item>
          <text:p text:style-name="P109"><text:span text:style-name="Strong_20_Emphasis"><text:span text:style-name="T1">denial</text:span></text:span><text:span text:style-name="T1">: Indicates whether the follow request has been denied by the followed user, with a default value of false.</text:span></text:p>
        </text:list-item>
      </text:list>
      <text:p text:style-name="Text_20_body"><text:span text:style-name="T1"/></text:p>
      <text:p text:style-name="Text_20_body"><text:span text:style-name="T1"/></text:p>
      <text:p text:style-name="P65">Relationships</text:p>
      <text:p text:style-name="P84">The Following model establishes relationships with other entities, including:</text:p>
      <text:list text:style-name="L13">
        <text:list-item>
          <text:p text:style-name="P112"><text:span text:style-name="Strong_20_Emphasis"><text:span text:style-name="T1">follower and following</text:span></text:span><text:span text:style-name="T1">: Associations with user records, indicating the users involved in the follow relationship.</text:span></text:p>
        </text:list-item>
        <text:list-item>
          <text:p text:style-name="P111"><text:span text:style-name="Strong_20_Emphasis"><text:span text:style-name="T1">User model</text:span></text:span><text:span text:style-name="T1">: Facilitates access to user details and attributes, enabling comprehensive user profiling and interaction tracking.</text:span></text:p>
        </text:list-item>
      </text:list>
      <text:p text:style-name="Text_20_body"><text:span text:style-name="T1"/></text:p>
      <text:p text:style-name="P65"><text:soft-page-break/>Functionality</text:p>
      <text:p text:style-name="P84">The Following model enables various functionalities within the application:</text:p>
      <text:list text:style-name="L14">
        <text:list-item>
          <text:p text:style-name="P114"><text:span text:style-name="Strong_20_Emphasis"><text:span text:style-name="T1">Follow Relationship Establishment</text:span></text:span><text:span text:style-name="T1">: Allows users to initiate follow requests, indicating their interest in following another user.</text:span></text:p>
        </text:list-item>
        <text:list-item>
          <text:p text:style-name="P114"><text:span text:style-name="Strong_20_Emphasis"><text:span text:style-name="T1">Follow Relationship Management</text:span></text:span><text:span text:style-name="T1">: Provides mechanisms for users to manage their follow relationships, including accepting or denying follow requests.</text:span></text:p>
        </text:list-item>
        <text:list-item>
          <text:p text:style-name="P114"><text:span text:style-name="Strong_20_Emphasis"><text:span text:style-name="T1">Social Interaction</text:span></text:span><text:span text:style-name="T1">: Facilitates social interactions between users, such as content sharing, messaging, and collaboration, enhancing community engagement and user satisfaction.</text:span></text:p>
        </text:list-item>
        <text:list-item>
          <text:p text:style-name="P113"><text:span text:style-name="Strong_20_Emphasis"><text:span text:style-name="T1">Network Analysis</text:span></text:span><text:span text:style-name="T1">: Supports network analysis and visualization, enabling developers to analyze follow graphs, identify influencers, and understand user connections for personalized recommendations and targeted content delivery.</text:span></text:p>
        </text:list-item>
      </text:list>
      <text:p text:style-name="Text_20_body"><text:span text:style-name="T1"/></text:p>
      <text:p text:style-name="Text_20_body"><text:span text:style-name="T1"/></text:p>
      <text:p text:style-name="P40">In summary, the Following model plays a crucial role in promoting user engagement, fostering connections, and enriching the overall user experience within the application. By effectively managing follow relationships between users, this model strengthens community bonds, encourages collaboration, and cultivates a vibrant and interconnected user community. As the application evolves, the Following model remains adaptable, accommodating new features, optimizations, and user requirements to enhance social networking capabilities and user satisfaction.</text:p>
      <text:p text:style-name="P38"/>
      <text:p text:style-name="P38"/>
      <text:p text:style-name="P38"/>
      <text:p text:style-name="P25"/>
      <text:p text:style-name="P25">UserData <text:span text:style-name="T21">Data Model</text:span></text:p>
      <text:p text:style-name="P38"/>
      <text:p text:style-name="P40">Within our application's architecture, the UserData model serves as a critical component dedicated to storing sensitive user information separately from the main User entity. It prioritizes security, privacy, and data integrity by employing robust encryption techniques and access control mechanisms.</text:p>
      <text:p text:style-name="P40"/>
      <text:p text:style-name="P40">The UserData model plays a pivotal role in safeguarding sensitive user data, including passwords and authentication tokens. By storing this information in a dedicated table separate from the main User entity, it enhances security and minimizes the risk of unauthorized access or data breaches.</text:p>
      <text:p text:style-name="P40"/>
      <text:p text:style-name="P65"><text:soft-page-break/>Attributes</text:p>
      <text:p text:style-name="P84">The UserData model includes the following key attributes:</text:p>
      <text:list text:style-name="L15">
        <text:list-item>
          <text:p text:style-name="P116"><text:span text:style-name="Strong_20_Emphasis"><text:span text:style-name="T1">id</text:span></text:span><text:span text:style-name="T1">: A unique identifier assigned to each UserData record, ensuring data integrity and uniqueness.</text:span></text:p>
        </text:list-item>
        <text:list-item>
          <text:p text:style-name="P116"><text:span text:style-name="Strong_20_Emphasis"><text:span text:style-name="T1">user</text:span></text:span><text:span text:style-name="T1">: Establishes a one-to-one relationship with the User model, linking UserData records to their corresponding user profiles.</text:span></text:p>
        </text:list-item>
        <text:list-item>
          <text:p text:style-name="P116"><text:span text:style-name="Strong_20_Emphasis"><text:span text:style-name="T1">password</text:span></text:span><text:span text:style-name="T1">: Stores the hashed representation of the user's password, ensuring confidentiality and protection against unauthorized access.</text:span></text:p>
        </text:list-item>
        <text:list-item>
          <text:p text:style-name="P115"><text:span text:style-name="Strong_20_Emphasis"><text:span text:style-name="T1">secretkey</text:span></text:span><text:span text:style-name="T1">: An optional field storing a secret token or key associated with the user, providing additional security measures or session management capabilities.</text:span></text:p>
        </text:list-item>
      </text:list>
      <text:p text:style-name="Text_20_body"><text:span text:style-name="T1"/></text:p>
      <text:p text:style-name="Text_20_body"><text:span text:style-name="T1"/></text:p>
      <text:p text:style-name="P65">Security Measures</text:p>
      <text:p text:style-name="P84">The UserData model employs several security measures to protect sensitive user information:</text:p>
      <text:list text:style-name="L16">
        <text:list-item>
          <text:p text:style-name="P118"><text:span text:style-name="Strong_20_Emphasis"><text:span text:style-name="T1">Hashed Passwords</text:span></text:span><text:span text:style-name="T1">: User passwords are securely hashed before storage, ensuring that plaintext passwords are never stored in the database. This cryptographic technique enhances password security and protects user accounts from unauthorized access.</text:span></text:p>
        </text:list-item>
        <text:list-item>
          <text:p text:style-name="P118"><text:span text:style-name="Strong_20_Emphasis"><text:span text:style-name="T1">Separate Storage</text:span></text:span><text:span text:style-name="T1">: Sensitive user data, such as passwords, is stored in a separate table (UserData) distinct from the main User entity. This separation of concerns ensures that critical information remains isolated and better protected against potential vulnerabilities or attacks.</text:span></text:p>
        </text:list-item>
        <text:list-item>
          <text:p text:style-name="P117"><text:span text:style-name="Strong_20_Emphasis"><text:span text:style-name="T1">Access Control</text:span></text:span><text:span text:style-name="T1">: Access to UserData records is restricted to authorized users or system components, minimizing the risk of data exposure or leakage. Role-based access control (RBAC) mechanisms may be implemented to enforce granular permissions and limit access to sensitive data.</text:span></text:p>
        </text:list-item>
      </text:list>
      <text:p text:style-name="Text_20_body"><text:span text:style-name="T1"/></text:p>
      <text:p text:style-name="Text_20_body"><text:span text:style-name="T1"/></text:p>
      <text:p text:style-name="P65">Functionality</text:p>
      <text:p text:style-name="P84">The UserData model supports the following functionalities:</text:p>
      <text:list text:style-name="L17">
        <text:list-item>
          <text:p text:style-name="P120"><text:span text:style-name="Strong_20_Emphasis"><text:span text:style-name="T1">User Authentication</text:span></text:span><text:span text:style-name="T1">: Facilitates user authentication and password verification processes by securely storing and retrieving hashed passwords.</text:span></text:p>
        </text:list-item>
        <text:list-item>
          <text:p text:style-name="P120"><text:span text:style-name="Strong_20_Emphasis"><text:span text:style-name="T1">Session Management</text:span></text:span><text:span text:style-name="T1">: Optionally, the secretkey field can be used for session management purposes, enabling the generation and validation of session tokens or authentication tokens.</text:span></text:p>
        </text:list-item>
        <text:list-item>
          <text:p text:style-name="P120"><text:span text:style-name="Strong_20_Emphasis"><text:span text:style-name="T1">Data Isolation</text:span></text:span><text:span text:style-name="T1">: Ensures that sensitive user data remains isolated from other user-related information, reducing the attack surface and enhancing overall system security.</text:span></text:p>
        </text:list-item>
        <text:list-item>
          <text:p text:style-name="P119"><text:soft-page-break/><text:span text:style-name="Strong_20_Emphasis"><text:span text:style-name="T1">Compliance</text:span></text:span><text:span text:style-name="T1">: Helps ensure compliance with data protection regulations and industry best practices by implementing robust security measures and access controls.</text:span></text:p>
        </text:list-item>
      </text:list>
      <text:p text:style-name="Text_20_body"><text:span text:style-name="T1"/></text:p>
      <text:p text:style-name="Text_20_body"><text:span text:style-name="T1"/></text:p>
      <text:p text:style-name="P40">In conclusion, the UserData model plays a crucial role in fortifying the security and privacy of user data within the application. By employing encryption, access controls, and data isolation techniques, it minimizes the risk of unauthorized access, data breaches, and privacy violations. As a foundational component of the application's security infrastructure, the UserData model underscores our commitment to protecting user privacy and maintaining the integrity of sensitive information.</text:p>
      <text:p text:style-name="P38"/>
      <text:p text:style-name="P53"/>
      <text:p text:style-name="P53"/>
      <text:p text:style-name="P53"/>
      <text:p text:style-name="P27">Post <text:span text:style-name="T22">Data Model</text:span></text:p>
      <text:p text:style-name="P27"/>
      <text:p text:style-name="P38">In our application's ecosystem, the Post model serves as a central pillar, enabling users to create, share, and engage with diverse content types. With a focus on user-generated content and community interaction, the Post model facilitates meaningful connections and fosters vibrant online communities.</text:p>
      <text:p text:style-name="P38"/>
      <text:p text:style-name="P38">The Post model embodies the essence of user-generated content within the application, providing users with a platform to express themselves, share experiences, and engage with others. It encompasses various attributes and functionalities designed to enrich the user experience and promote community engagement.</text:p>
      <text:p text:style-name="P38"/>
      <text:p text:style-name="P29">Attributes</text:p>
      <text:p text:style-name="P39">The Post model includes the following key attributes:</text:p>
      <text:list text:style-name="L18">
        <text:list-item>
          <text:p text:style-name="P122"><text:span text:style-name="Strong_20_Emphasis"><text:span text:style-name="T9">id</text:span></text:span><text:span text:style-name="T9">: An auto-incremented integer serving as a unique identifier for each post, ensuring data integrity and facilitating efficient retrieval.</text:span></text:p>
        </text:list-item>
        <text:list-item>
          <text:p text:style-name="P122"><text:span text:style-name="Strong_20_Emphasis"><text:span text:style-name="T9">content</text:span></text:span><text:span text:style-name="T9">: A string field containing the textual content of the post, allowing users to share thoughts, stories, or multimedia content.</text:span></text:p>
        </text:list-item>
        <text:list-item>
          <text:p text:style-name="P122"><text:span text:style-name="Strong_20_Emphasis"><text:span text:style-name="T9">photo</text:span></text:span><text:span text:style-name="T9">: A boolean indicator representing whether the post includes a photo or multimedia element, enhancing visual engagement and diversity of content.</text:span></text:p>
        </text:list-item>
        <text:list-item>
          <text:p text:style-name="P122"><text:span text:style-name="Strong_20_Emphasis"><text:span text:style-name="T9">user</text:span></text:span><text:span text:style-name="T9">: Establishes a many-to-one relationship with the User model, linking each post to its respective creator or author.</text:span></text:p>
        </text:list-item>
        <text:list-item>
          <text:p text:style-name="P122"><text:soft-page-break/><text:span text:style-name="Strong_20_Emphasis"><text:span text:style-name="T9">date</text:span></text:span><text:span text:style-name="T9">: A DateTime field indicating the date and time when the post was created, facilitating chronological ordering and time-based interactions.</text:span></text:p>
        </text:list-item>
        <text:list-item>
          <text:p text:style-name="P122"><text:span text:style-name="Strong_20_Emphasis"><text:span text:style-name="T9">likedBy</text:span></text:span><text:span text:style-name="T9">: A collection of LikedPost entries representing users who have liked or interacted positively with the post, fostering social validation and engagement. </text:span></text:p>
        </text:list-item>
        <text:list-item>
          <text:p text:style-name="P122"><text:span text:style-name="Strong_20_Emphasis"><text:span text:style-name="T9">viewedBy</text:span></text:span><text:span text:style-name="T9">: A collection of ViewedPost entries tracking users who have viewed or interacted with the post, providing insights into content visibility and audience engagement.</text:span></text:p>
        </text:list-item>
        <text:list-item>
          <text:p text:style-name="P122"><text:span text:style-name="Strong_20_Emphasis"><text:span text:style-name="T9">avgRatio</text:span></text:span><text:span text:style-name="T9">: A calculated metric representing the average engagement ratio of the post, reflecting the level of interaction and feedback received from users.</text:span></text:p>
        </text:list-item>
        <text:list-item>
          <text:p text:style-name="P121"><text:span text:style-name="Strong_20_Emphasis"><text:span text:style-name="T9">multiplier</text:span></text:span><text:span text:style-name="T9">: A decimal field ensuring precision in engagement metrics, allowing for nuanced calculations and analysis of post performance.</text:span></text:p>
        </text:list-item>
      </text:list>
      <text:p text:style-name="Text_20_body"><text:span text:style-name="T9"/></text:p>
      <text:p text:style-name="Text_20_body"><text:span text:style-name="T9"/></text:p>
      <text:p text:style-name="P29">Functionality</text:p>
      <text:p text:style-name="P39">The Post model facilitates various functionalities essential for content creation, sharing, and engagement:</text:p>
      <text:list text:style-name="L19">
        <text:list-item>
          <text:p text:style-name="P124"><text:span text:style-name="Strong_20_Emphasis"><text:span text:style-name="T9">Content Creation</text:span></text:span><text:span text:style-name="T9">: Enables users to create and publish posts containing textual content, photos, or multimedia elements, empowering self-expression and creativity.</text:span></text:p>
        </text:list-item>
        <text:list-item>
          <text:p text:style-name="P124"><text:span text:style-name="Strong_20_Emphasis"><text:span text:style-name="T9">Social Interaction</text:span></text:span><text:span text:style-name="T9">: Facilitates social interaction and engagement through features such as likes, comments, and views, fostering a sense of community and belonging.</text:span></text:p>
        </text:list-item>
        <text:list-item>
          <text:p text:style-name="P124"><text:span text:style-name="Strong_20_Emphasis"><text:span text:style-name="T9">Content Discovery</text:span></text:span><text:span text:style-name="T9">: Supports content discovery and exploration through chronological timelines, personalized feeds, and recommendation algorithms, enhancing user engagement and satisfaction.</text:span></text:p>
        </text:list-item>
        <text:list-item>
          <text:p text:style-name="P123"><text:span text:style-name="Strong_20_Emphasis"><text:span text:style-name="T9">Performance Analytics</text:span></text:span><text:span text:style-name="T9">: Provides insights into post performance and audience engagement through metrics such as engagement ratios, view counts, and user interactions, empowering users to optimize their content strategy and reach.</text:span></text:p>
        </text:list-item>
      </text:list>
      <text:p text:style-name="Text_20_body"><text:span text:style-name="T9"/></text:p>
      <text:p text:style-name="P38"/>
      <text:p text:style-name="P39">In conclusion, the Post model plays a vital role in driving user engagement, content creation, and community interaction within the application. By providing users with a platform to share their stories, connect with others, and explore diverse content, the Post model enriches the user experience and fosters a dynamic and inclusive online community. As a foundational component of the application's content ecosystem, the Post model reflects our commitment to empowering user creativity, facilitating meaningful connections, and fostering a vibrant digital environment.</text:p>
      <text:p text:style-name="P39"/>
      <text:p text:style-name="P39"/>
      <text:p text:style-name="P39"/>
      <text:p text:style-name="P39"/>
      <text:p text:style-name="P29"><text:soft-page-break/>ViewedPost <text:span text:style-name="T22">Data</text:span> Model</text:p>
      <text:p text:style-name="P29"/>
      <text:p text:style-name="P40">The ViewedPost model is integral to tracking post views within the application. It establishes associations with both the Post and User models, facilitating the recording of post views on a per-user basis.</text:p>
      <text:p text:style-name="P40"/>
      <text:p text:style-name="P55">Attributes</text:p>
      <text:list text:style-name="L20">
        <text:list-item>
          <text:p text:style-name="P125"><text:span text:style-name="Strong_20_Emphasis"><text:span text:style-name="T1">post</text:span></text:span><text:span text:style-name="T1">: This attribute establishes a relationship with the Post model, linking each viewed post entry to the specific post it refers to.</text:span></text:p>
        </text:list-item>
        <text:list-item>
          <text:p text:style-name="P125"><text:span text:style-name="Strong_20_Emphasis"><text:span text:style-name="T1">postId</text:span></text:span><text:span text:style-name="T1">: An integer identifier uniquely identifying each post within the application.</text:span></text:p>
        </text:list-item>
        <text:list-item>
          <text:p text:style-name="P125"><text:span text:style-name="Strong_20_Emphasis"><text:span text:style-name="T1">user</text:span></text:span><text:span text:style-name="T1">: This attribute establishes a relationship with the User model, connecting each viewed post entry to the user who viewed it.</text:span></text:p>
        </text:list-item>
        <text:list-item>
          <text:p text:style-name="P125"><text:span text:style-name="Strong_20_Emphasis"><text:span text:style-name="T1">userId</text:span></text:span><text:span text:style-name="T1">: A string identifier uniquely identifying each user within the application.</text:span></text:p>
        </text:list-item>
      </text:list>
      <text:p text:style-name="Text_20_body"><text:span text:style-name="T1"/></text:p>
      <text:p text:style-name="P55">Functionality</text:p>
      <text:list text:style-name="L21">
        <text:list-item>
          <text:p text:style-name="P126"><text:span text:style-name="Strong_20_Emphasis"><text:span text:style-name="T1">Composite Primary Key</text:span></text:span><text:span text:style-name="T1">: The combination of the postId and userId attributes forms a composite primary key for the ViewedPost model. This composite key ensures the uniqueness of each viewed post entry for a specific user and post combination.</text:span></text:p>
        </text:list-item>
      </text:list>
      <text:p text:style-name="Text_20_body"><text:span text:style-name="T1"/></text:p>
      <text:p text:style-name="P127"><text:span text:style-name="T1"/></text:p>
      <text:p text:style-name="P40">By leveraging these attributes and the composite primary key structure, the ViewedPost model accurately captures and manages post views, contributing to personalized user experiences and robust engagement analytics within the application.</text:p>
      <text:p text:style-name="P40"/>
      <text:p text:style-name="P40"/>
      <text:p text:style-name="P40"/>
      <text:p text:style-name="P40"/>
      <text:p text:style-name="P55">Message Data Model</text:p>
      <text:p text:style-name="P40"/>
      <text:p text:style-name="P40">In our application's architecture, the Message model stands as a crucial component, facilitating real-time communication and interaction between users. With a focus on private messaging and group conversations, the Message model enables seamless communication channels, fostering connections and collaboration among users.</text:p>
      <text:p text:style-name="P40"/>
      <text:p text:style-name="P55"><text:soft-page-break/>Attributes</text:p>
      <text:p text:style-name="P40">The Message model encompasses the following key attributes:</text:p>
      <text:list text:style-name="L22">
        <text:list-item>
          <text:p text:style-name="P129"><text:span text:style-name="Strong_20_Emphasis"><text:span text:style-name="T1">id:</text:span></text:span><text:span text:style-name="T1"> A unique identifier for each message, ensuring data integrity and facilitating efficient retrieval.</text:span></text:p>
        </text:list-item>
        <text:list-item>
          <text:p text:style-name="P129"><text:span text:style-name="Strong_20_Emphasis"><text:span text:style-name="T1">content:</text:span></text:span><text:span text:style-name="T1"> A string field containing the textual content of the message, enabling users to communicate thoughts, information, or media.</text:span></text:p>
        </text:list-item>
        <text:list-item>
          <text:p text:style-name="P129"><text:span text:style-name="Strong_20_Emphasis"><text:span text:style-name="T1">sender:</text:span></text:span><text:span text:style-name="T1"> Establishes a many-to-one relationship with the User model, linking each message to its sender or originator.</text:span></text:p>
        </text:list-item>
        <text:list-item>
          <text:p text:style-name="P129"><text:span text:style-name="Strong_20_Emphasis"><text:span text:style-name="T1">senderId:</text:span></text:span><text:span text:style-name="T1"> The identifier of the user who sent the message, providing contextual information about the message sender.</text:span></text:p>
        </text:list-item>
        <text:list-item>
          <text:p text:style-name="P129"><text:span text:style-name="Strong_20_Emphasis"><text:span text:style-name="T1">date:</text:span></text:span><text:span text:style-name="T1"> A DateTime field indicating the date and time when the message was sent, enabling chronological ordering and time-based interactions.</text:span></text:p>
        </text:list-item>
        <text:list-item>
          <text:p text:style-name="P129"><text:span text:style-name="Strong_20_Emphasis"><text:span text:style-name="T1">read:</text:span></text:span><text:span text:style-name="T1"> A boolean indicator representing whether the message has been read by the recipient, tracking message status and user engagement.</text:span></text:p>
        </text:list-item>
        <text:list-item>
          <text:p text:style-name="P129"><text:span text:style-name="Strong_20_Emphasis"><text:span text:style-name="T1">chatroom:</text:span></text:span><text:span text:style-name="T1"> An optional field establishing a many-to-one relationship with the Chatroom model, allowing messages to be associated with specific group conversations.</text:span></text:p>
        </text:list-item>
        <text:list-item>
          <text:p text:style-name="P128"><text:span text:style-name="Strong_20_Emphasis"><text:span text:style-name="T1">chatroomId:</text:span></text:span><text:span text:style-name="T1"> The identifier of the chatroom associated with the message, facilitating group communication and conversation tracking.</text:span></text:p>
        </text:list-item>
      </text:list>
      <text:p text:style-name="Text_20_body"><text:span text:style-name="T1"/></text:p>
      <text:p text:style-name="Text_20_body"><text:span text:style-name="T1"/></text:p>
      <text:p text:style-name="P55">Functionality</text:p>
      <text:p text:style-name="P40">The Message model supports various functionalities essential for messaging features within the application:</text:p>
      <text:list text:style-name="L23">
        <text:list-item>
          <text:p text:style-name="P131"><text:span text:style-name="Strong_20_Emphasis"><text:span text:style-name="T1">Private Messaging:</text:span></text:span><text:span text:style-name="T1"> Enables users to send and receive private messages, facilitating one-on-one communication and conversation privacy.</text:span></text:p>
        </text:list-item>
        <text:list-item>
          <text:p text:style-name="P131"><text:span text:style-name="Strong_20_Emphasis"><text:span text:style-name="T1">Group Conversations:</text:span></text:span><text:span text:style-name="T1"> Facilitates group conversations through chatrooms, allowing multiple users to engage in discussions and exchange messages.</text:span></text:p>
        </text:list-item>
        <text:list-item>
          <text:p text:style-name="P131"><text:span text:style-name="Strong_20_Emphasis"><text:span text:style-name="T1">Real-Time Communication:</text:span></text:span><text:span text:style-name="T1"> Provides real-time message delivery and updates, ensuring prompt and seamless communication between users.</text:span></text:p>
        </text:list-item>
        <text:list-item>
          <text:p text:style-name="P131"><text:span text:style-name="Strong_20_Emphasis"><text:span text:style-name="T1">Message Status Tracking:</text:span></text:span><text:span text:style-name="T1"> Tracks message read status to inform users about the delivery and visibility of their messages, enhancing communication transparency.</text:span></text:p>
        </text:list-item>
        <text:list-item>
          <text:p text:style-name="P130"><text:span text:style-name="Strong_20_Emphasis"><text:span text:style-name="T1">Conversation Management:</text:span></text:span><text:span text:style-name="T1"> Supports conversation management features such as message archiving, deletion, and search, empowering users to organize and retrieve messages efficiently.</text:span></text:p>
        </text:list-item>
      </text:list>
      <text:p text:style-name="Text_20_body"><text:span text:style-name="T1"/></text:p>
      <text:p text:style-name="P40"/>
      <text:p text:style-name="P40">The Message model serves as a foundational element for enabling communication and collaboration within the application. By providing users with robust messaging <text:soft-page-break/>functionalities, including private messaging and group conversations, the Message model enhances user engagement, fosters connections, and promotes meaningful interactions. As a core component of the application's communication ecosystem, the Message model reflects our commitment to facilitating seamless communication channels and fostering a vibrant and connected user community.</text:p>
      <text:p text:style-name="P40"/>
      <text:p text:style-name="P40"/>
      <text:p text:style-name="P40"/>
      <text:p text:style-name="P40"/>
      <text:p text:style-name="P55">Chatroom Data Model</text:p>
      <text:p text:style-name="P55"/>
      <text:p text:style-name="P40">In our application's architecture, the Chatroom model serves as a fundamental entity, enabling group conversations and fostering collaborative communication among users. With a focus on facilitating group interactions and community engagement, the Chatroom model provides users with dedicated spaces for discussions, exchanges, and shared experiences.</text:p>
      <text:p text:style-name="P40"/>
      <text:p text:style-name="P55">Attributes</text:p>
      <text:p text:style-name="P40">The Chatroom model encompasses the following key attributes:</text:p>
      <text:list text:style-name="L24">
        <text:list-item>
          <text:p text:style-name="P133"><text:span text:style-name="Strong_20_Emphasis"><text:span text:style-name="T1">id:</text:span></text:span><text:span text:style-name="T1"> A unique identifier assigned to each chatroom, ensuring data integrity and facilitating efficient retrieval.</text:span></text:p>
        </text:list-item>
        <text:list-item>
          <text:p text:style-name="P133"><text:span text:style-name="Strong_20_Emphasis"><text:span text:style-name="T1">date:</text:span></text:span><text:span text:style-name="T1"> A DateTime field indicating the date and time when the chatroom was created, providing temporal context for group conversations.</text:span></text:p>
        </text:list-item>
        <text:list-item>
          <text:p text:style-name="P133"><text:span text:style-name="Strong_20_Emphasis"><text:span text:style-name="T1">chatroomUsers:</text:span></text:span><text:span text:style-name="T1"> A collection of ChatroomUser entries representing users participating in the chatroom, establishing many-to-many relationships between users and chatrooms.</text:span></text:p>
        </text:list-item>
        <text:list-item>
          <text:p text:style-name="P132"><text:span text:style-name="Strong_20_Emphasis"><text:span text:style-name="T1">messages:</text:span></text:span><text:span text:style-name="T1"> A collection of Message entries associated with the chatroom, facilitating message storage and retrieval within group conversations.</text:span></text:p>
        </text:list-item>
      </text:list>
      <text:p text:style-name="Text_20_body"><text:span text:style-name="T1"/></text:p>
      <text:p text:style-name="Text_20_body"><text:span text:style-name="T1"/></text:p>
      <text:p text:style-name="P55">Functionality</text:p>
      <text:p text:style-name="P40">The Chatroom model supports various functionalities essential for group communication and collaboration within the application:</text:p>
      <text:list text:style-name="L25">
        <text:list-item>
          <text:p text:style-name="P135"><text:span text:style-name="Strong_20_Emphasis"><text:span text:style-name="T1">Group Conversations:</text:span></text:span><text:span text:style-name="T1"> Enables users to participate in group conversations and discussions within dedicated chatrooms, fostering community engagement and collaboration.</text:span></text:p>
        </text:list-item>
        <text:list-item>
          <text:p text:style-name="P135"><text:soft-page-break/><text:span text:style-name="Strong_20_Emphasis"><text:span text:style-name="T1">Real-Time Messaging:</text:span></text:span><text:span text:style-name="T1"> Facilitates real-time messaging and communication between participants in the chatroom, ensuring prompt delivery and synchronization of messages.</text:span></text:p>
        </text:list-item>
        <text:list-item>
          <text:p text:style-name="P135"><text:span text:style-name="Strong_20_Emphasis"><text:span text:style-name="T1">User Participation:</text:span></text:span><text:span text:style-name="T1"> Allows users to join, leave, and manage their participation in chatrooms, providing flexibility and control over group interactions.</text:span></text:p>
        </text:list-item>
        <text:list-item>
          <text:p text:style-name="P134"><text:span text:style-name="Strong_20_Emphasis"><text:span text:style-name="T1">Message Storage:</text:span></text:span><text:span text:style-name="T1"> Stores messages exchanged within the chatroom, allowing users to access and review past conversations, enhancing continuity and context within group discussions.</text:span></text:p>
        </text:list-item>
      </text:list>
      <text:p text:style-name="Text_20_body"><text:span text:style-name="T1"/></text:p>
      <text:p text:style-name="P40"/>
      <text:p text:style-name="P40">The Chatroom model plays a pivotal role in enabling group communication and collaboration within the application. By providing users with dedicated spaces for group conversations and interactions, the Chatroom model fosters community engagement, facilitates knowledge sharing, and promotes collaboration among users with shared interests or objectives. As a core component of the application's communication ecosystem, the Chatroom model reflects our commitment to facilitating inclusive and collaborative interactions, empowering users to connect, communicate, and collaborate effectively within the digital community.</text:p>
      <text:p text:style-name="P40"/>
      <text:p text:style-name="P40"/>
      <text:p text:style-name="P40"/>
      <text:p text:style-name="P40"/>
      <text:p text:style-name="P55">ChatroomUser Data Model</text:p>
      <text:p text:style-name="P55"/>
      <text:p text:style-name="P40">Within our application's architecture, the ChatroomUser model stands as a crucial entity, facilitating the association between users and chatrooms to enable collaborative communication and shared interactions. With a focus on fostering group engagement and facilitating seamless communication experiences, the ChatroomUser model plays a pivotal role in orchestrating user participation within group conversations.</text:p>
      <text:p text:style-name="P40"/>
      <text:p text:style-name="P55">Attributes</text:p>
      <text:p text:style-name="P40">The ChatroomUser model encompasses the following key attributes:</text:p>
      <text:list text:style-name="L26">
        <text:list-item>
          <text:p text:style-name="P137"><text:span text:style-name="Strong_20_Emphasis"><text:span text:style-name="T1">chatroom:</text:span></text:span><text:span text:style-name="T1"> Establishes a many-to-one relationship with the Chatroom model, linking each ChatroomUser entry to the corresponding chatroom entity. This association enables users to participate in group conversations within specific chatrooms.</text:span></text:p>
        </text:list-item>
        <text:list-item>
          <text:p text:style-name="P137"><text:span text:style-name="Strong_20_Emphasis"><text:span text:style-name="T1">chatroomId:</text:span></text:span><text:span text:style-name="T1"> A string field representing the unique identifier of the chatroom associated with the ChatroomUser entry, ensuring data integrity and facilitating efficient retrieval of chatroom-related information.</text:span></text:p>
        </text:list-item>
        <text:list-item>
          <text:p text:style-name="P137"><text:soft-page-break/><text:span text:style-name="Strong_20_Emphasis"><text:span text:style-name="T1">user:</text:span></text:span><text:span text:style-name="T1"> Establishes a many-to-one relationship with the User model, linking each ChatroomUser entry to the corresponding user entity. This association enables users to participate in group conversations and collaborate with other users within the application.</text:span></text:p>
        </text:list-item>
        <text:list-item>
          <text:p text:style-name="P136"><text:span text:style-name="Strong_20_Emphasis"><text:span text:style-name="T1">userId:</text:span></text:span><text:span text:style-name="T1"> A string field representing the unique identifier of the user associated with the ChatroomUser entry, ensuring data integrity and facilitating efficient retrieval of user-related information.</text:span></text:p>
        </text:list-item>
      </text:list>
      <text:p text:style-name="Text_20_body"><text:span text:style-name="T1"/></text:p>
      <text:p text:style-name="Text_20_body"><text:span text:style-name="T1"/></text:p>
      <text:p text:style-name="P55">Functionality</text:p>
      <text:p text:style-name="P40">The ChatroomUser model supports various functionalities essential for orchestrating user participation within group conversations:</text:p>
      <text:list text:style-name="L27">
        <text:list-item>
          <text:p text:style-name="P139"><text:span text:style-name="Strong_20_Emphasis"><text:span text:style-name="T1">User Association:</text:span></text:span><text:span text:style-name="T1"> Enables the association of users with specific chatrooms, allowing users to participate in group conversations and engage with other participants within the designated chatroom.</text:span></text:p>
        </text:list-item>
        <text:list-item>
          <text:p text:style-name="P139"><text:span text:style-name="Strong_20_Emphasis"><text:span text:style-name="T1">Membership Management:</text:span></text:span><text:span text:style-name="T1"> Facilitates the management of user memberships within chatrooms, including joining, leaving, and modifying user participation status within group conversations.</text:span></text:p>
        </text:list-item>
        <text:list-item>
          <text:p text:style-name="P139"><text:span text:style-name="Strong_20_Emphasis"><text:span text:style-name="T1">Access Control:</text:span></text:span><text:span text:style-name="T1"> Ensures access control and permission management within chatrooms, allowing chatroom administrators to regulate user participation and enforce community guidelines.</text:span></text:p>
        </text:list-item>
        <text:list-item>
          <text:p text:style-name="P138"><text:span text:style-name="Strong_20_Emphasis"><text:span text:style-name="T1">Collaborative Communication:</text:span></text:span><text:span text:style-name="T1"> Fosters collaborative communication and interaction among users within group conversations, enabling seamless exchange of messages, ideas, and information among participants.</text:span></text:p>
        </text:list-item>
      </text:list>
      <text:p text:style-name="Text_20_body"><text:span text:style-name="T1"/></text:p>
      <text:p text:style-name="P40"/>
      <text:p text:style-name="P40">The ChatroomUser model plays a critical role in facilitating collaborative communication and shared interactions within group conversations. By establishing associations between users and chatrooms, the ChatroomUser model enables seamless user participation and engagement within group discussions, fostering community interaction, knowledge sharing, and collaboration among users with shared interests or objectives. As an integral component of the application's communication ecosystem, the ChatroomUser model reflects our commitment to facilitating inclusive and collaborative interactions, empowering users to connect, communicate, and collaborate effectively within the digital community.</text:p>
      <text:p text:style-name="P40"/>
      <text:p text:style-name="P40"/>
      <text:p text:style-name="P39"/>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to" svg:font-family="Lto"/>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9:26:11.929822215</meta:creation-date>
    <meta:editing-duration>PT43M33S</meta:editing-duration>
    <meta:editing-cycles>6</meta:editing-cycles>
    <meta:generator>LibreOffice/24.2.0.3$Linux_X86_64 LibreOffice_project/420$Build-3</meta:generator>
    <dc:date>2024-02-19T05:41:44.527548719</dc:date>
    <meta:document-statistic meta:table-count="0" meta:image-count="0" meta:object-count="0" meta:page-count="61" meta:paragraph-count="605" meta:word-count="15318" meta:character-count="112016" meta:non-whitespace-character-count="97377"/>
  </office:meta>
</office:document-meta>
</file>